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8000000183DA7F09AEABD74A4.png" manifest:media-type="image/png"/>
  <manifest:file-entry manifest:full-path="Pictures/100002010000001800000018068AC811C273C3D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思源黑体 Regular1" svg:font-family="'思源黑体 Regular'"/>
    <style:font-face style:name="Liberation Mono" svg:font-family="'Liberation Mono'" style:font-family-generic="modern" style:font-pitch="fixed"/>
    <style:font-face style:name="新宋体" svg:font-family="新宋体"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宋体" svg:font-family="宋体" style:font-family-generic="system" style:font-pitch="variable"/>
    <style:font-face style:name="微软雅黑" svg:font-family="微软雅黑" style:font-family-generic="system" style:font-pitch="variable"/>
    <style:font-face style:name="思源黑体 Regular" svg:font-family="'思源黑体 Regular'" style:font-family-generic="system" style:font-pitch="variable"/>
  </office:font-face-decls>
  <office:automatic-styles>
    <style:style style:name="表格1" style:family="table">
      <style:table-properties style:width="13.383cm" table:align="left"/>
    </style:style>
    <style:style style:name="表格1.A" style:family="table-column">
      <style:table-column-properties style:column-width="13.383cm"/>
    </style:style>
    <style:style style:name="表格1.A1" style:family="table-cell">
      <style:table-cell-properties style:vertical-align="middle"/>
    </style:style>
    <style:style style:name="表格2" style:family="table">
      <style:table-properties style:width="0.644cm" fo:margin-left="1cm" table:align="left"/>
    </style:style>
    <style:style style:name="表格2.A" style:family="table-column">
      <style:table-column-properties style:column-width="0.644cm"/>
    </style:style>
    <style:style style:name="表格2.A1" style:family="table-cell">
      <style:table-cell-properties style:vertical-align="middle"/>
    </style:style>
    <style:style style:name="表格3" style:family="table">
      <style:table-properties style:width="3.053cm" fo:margin-left="1cm" table:align="left"/>
    </style:style>
    <style:style style:name="表格3.A" style:family="table-column">
      <style:table-column-properties style:column-width="3.053cm"/>
    </style:style>
    <style:style style:name="表格3.A1" style:family="table-cell">
      <style:table-cell-properties style:vertical-align="middle"/>
    </style:style>
    <style:style style:name="表格4" style:family="table">
      <style:table-properties style:width="7.713cm" fo:margin-left="1cm" table:align="left"/>
    </style:style>
    <style:style style:name="表格4.A" style:family="table-column">
      <style:table-column-properties style:column-width="7.713cm"/>
    </style:style>
    <style:style style:name="表格4.A1" style:family="table-cell">
      <style:table-cell-properties style:vertical-align="middle"/>
    </style:style>
    <style:style style:name="表格5" style:family="table">
      <style:table-properties style:width="6.724cm" fo:margin-left="1cm" table:align="left"/>
    </style:style>
    <style:style style:name="表格5.A" style:family="table-column">
      <style:table-column-properties style:column-width="6.724cm"/>
    </style:style>
    <style:style style:name="表格5.A1" style:family="table-cell">
      <style:table-cell-properties style:vertical-align="middle"/>
    </style:style>
    <style:style style:name="表格6" style:family="table">
      <style:table-properties style:width="4.48cm" table:align="left"/>
    </style:style>
    <style:style style:name="表格6.A" style:family="table-column">
      <style:table-column-properties style:column-width="4.48cm"/>
    </style:style>
    <style:style style:name="表格6.A1" style:family="table-cell">
      <style:table-cell-properties style:vertical-align="middle"/>
    </style:style>
    <style:style style:name="表格7" style:family="table">
      <style:table-properties style:width="6.671cm" table:align="left"/>
    </style:style>
    <style:style style:name="表格7.A" style:family="table-column">
      <style:table-column-properties style:column-width="6.671cm"/>
    </style:style>
    <style:style style:name="表格7.A1" style:family="table-cell">
      <style:table-cell-properties style:vertical-align="middle"/>
    </style:style>
    <style:style style:name="表格8" style:family="table">
      <style:table-properties style:width="4.48cm" fo:margin-left="1cm" table:align="left"/>
    </style:style>
    <style:style style:name="表格8.A" style:family="table-column">
      <style:table-column-properties style:column-width="4.48cm"/>
    </style:style>
    <style:style style:name="表格8.A1" style:family="table-cell">
      <style:table-cell-properties style:vertical-align="middle"/>
    </style:style>
    <style:style style:name="表格9" style:family="table">
      <style:table-properties style:width="5.888cm" fo:margin-left="1cm" table:align="left"/>
    </style:style>
    <style:style style:name="表格9.A" style:family="table-column">
      <style:table-column-properties style:column-width="5.888cm"/>
    </style:style>
    <style:style style:name="表格9.A1" style:family="table-cell">
      <style:table-cell-properties style:vertical-align="middle"/>
    </style:style>
    <style:style style:name="表格10" style:family="table">
      <style:table-properties style:width="5.5cm" fo:margin-left="1cm" table:align="left"/>
    </style:style>
    <style:style style:name="表格10.A" style:family="table-column">
      <style:table-column-properties style:column-width="5.5cm"/>
    </style:style>
    <style:style style:name="表格10.A1" style:family="table-cell">
      <style:table-cell-properties style:vertical-align="middle"/>
    </style:style>
    <style:style style:name="表格11" style:family="table">
      <style:table-properties style:width="5.803cm" fo:margin-left="1.247cm" table:align="left"/>
    </style:style>
    <style:style style:name="表格11.A" style:family="table-column">
      <style:table-column-properties style:column-width="5.803cm"/>
    </style:style>
    <style:style style:name="表格11.A1" style:family="table-cell">
      <style:table-cell-properties style:vertical-align="middle"/>
    </style:style>
    <style:style style:name="表格12" style:family="table">
      <style:table-properties style:width="4.48cm" fo:margin-left="1cm" table:align="left"/>
    </style:style>
    <style:style style:name="表格12.A" style:family="table-column">
      <style:table-column-properties style:column-width="4.48cm"/>
    </style:style>
    <style:style style:name="表格12.A1" style:family="table-cell">
      <style:table-cell-properties style:vertical-align="middle"/>
    </style:style>
    <style:style style:name="表格13" style:family="table">
      <style:table-properties style:width="4.207cm" fo:margin-left="1cm" table:align="left"/>
    </style:style>
    <style:style style:name="表格13.A" style:family="table-column">
      <style:table-column-properties style:column-width="4.207cm"/>
    </style:style>
    <style:style style:name="表格13.A1" style:family="table-cell">
      <style:table-cell-properties style:vertical-align="middle"/>
    </style:style>
    <style:style style:name="表格14" style:family="table">
      <style:table-properties style:width="9.481cm" table:align="left"/>
    </style:style>
    <style:style style:name="表格14.A" style:family="table-column">
      <style:table-column-properties style:column-width="9.481cm"/>
    </style:style>
    <style:style style:name="表格14.A1" style:family="table-cell">
      <style:table-cell-properties style:vertical-align="middle"/>
    </style:style>
    <style:style style:name="表格15" style:family="table">
      <style:table-properties style:width="5.941cm" fo:margin-left="1cm" table:align="left"/>
    </style:style>
    <style:style style:name="表格15.A" style:family="table-column">
      <style:table-column-properties style:column-width="5.941cm"/>
    </style:style>
    <style:style style:name="表格15.A1" style:family="table-cell">
      <style:table-cell-properties style:vertical-align="middle"/>
    </style:style>
    <style:style style:name="表格16" style:family="table">
      <style:table-properties style:width="4.997cm" fo:margin-left="1cm" table:align="left"/>
    </style:style>
    <style:style style:name="表格16.A" style:family="table-column">
      <style:table-column-properties style:column-width="4.997cm"/>
    </style:style>
    <style:style style:name="表格16.A1" style:family="table-cell">
      <style:table-cell-properties style:vertical-align="middle"/>
    </style:style>
    <style:style style:name="表格17" style:family="table">
      <style:table-properties style:width="6.44cm" fo:margin-left="1cm" table:align="left"/>
    </style:style>
    <style:style style:name="表格17.A" style:family="table-column">
      <style:table-column-properties style:column-width="6.44cm"/>
    </style:style>
    <style:style style:name="表格17.A1" style:family="table-cell">
      <style:table-cell-properties style:vertical-align="middle"/>
    </style:style>
    <style:style style:name="表格18" style:family="table">
      <style:table-properties style:width="8.74cm" fo:margin-left="1cm" table:align="left"/>
    </style:style>
    <style:style style:name="表格18.A" style:family="table-column">
      <style:table-column-properties style:column-width="8.74cm"/>
    </style:style>
    <style:style style:name="表格18.A1" style:family="table-cell">
      <style:table-cell-properties style:vertical-align="middle"/>
    </style:style>
    <style:style style:name="表格19" style:family="table">
      <style:table-properties style:width="5.93cm" table:align="left"/>
    </style:style>
    <style:style style:name="表格19.A" style:family="table-column">
      <style:table-column-properties style:column-width="5.93cm"/>
    </style:style>
    <style:style style:name="表格19.A1" style:family="table-cell">
      <style:table-cell-properties style:vertical-align="middle"/>
    </style:style>
    <style:style style:name="表格20" style:family="table">
      <style:table-properties style:width="8.687cm" table:align="left"/>
    </style:style>
    <style:style style:name="表格20.A" style:family="table-column">
      <style:table-column-properties style:column-width="8.687cm"/>
    </style:style>
    <style:style style:name="表格20.A1" style:family="table-cell">
      <style:table-cell-properties style:vertical-align="middle"/>
    </style:style>
    <style:style style:name="表格21" style:family="table">
      <style:table-properties style:width="4.119cm" fo:margin-left="1cm" table:align="left"/>
    </style:style>
    <style:style style:name="表格21.A" style:family="table-column">
      <style:table-column-properties style:column-width="4.119cm"/>
    </style:style>
    <style:style style:name="表格21.A1" style:family="table-cell">
      <style:table-cell-properties style:vertical-align="middle"/>
    </style:style>
    <style:style style:name="表格22" style:family="table">
      <style:table-properties style:width="6.556cm" fo:margin-left="1cm" table:align="left"/>
    </style:style>
    <style:style style:name="表格22.A" style:family="table-column">
      <style:table-column-properties style:column-width="6.556cm"/>
    </style:style>
    <style:style style:name="表格22.A1" style:family="table-cell">
      <style:table-cell-properties style:vertical-align="middle"/>
    </style:style>
    <style:style style:name="表格23" style:family="table">
      <style:table-properties style:width="6.503cm" table:align="left"/>
    </style:style>
    <style:style style:name="表格23.A" style:family="table-column">
      <style:table-column-properties style:column-width="6.503cm"/>
    </style:style>
    <style:style style:name="表格23.A1" style:family="table-cell">
      <style:table-cell-properties style:vertical-align="middle"/>
    </style:style>
    <style:style style:name="表格24" style:family="table">
      <style:table-properties style:width="6.193cm" fo:margin-left="1cm" table:align="left"/>
    </style:style>
    <style:style style:name="表格24.A" style:family="table-column">
      <style:table-column-properties style:column-width="6.193cm"/>
    </style:style>
    <style:style style:name="表格24.A1" style:family="table-cell">
      <style:table-cell-properties style:vertical-align="middle"/>
    </style:style>
    <style:style style:name="表格25" style:family="table">
      <style:table-properties style:width="6.14cm" table:align="left"/>
    </style:style>
    <style:style style:name="表格25.A" style:family="table-column">
      <style:table-column-properties style:column-width="6.14cm"/>
    </style:style>
    <style:style style:name="表格25.A1" style:family="table-cell">
      <style:table-cell-properties style:vertical-align="middle"/>
    </style:style>
    <style:style style:name="表格26" style:family="table">
      <style:table-properties style:width="3.327cm" table:align="left"/>
    </style:style>
    <style:style style:name="表格26.A" style:family="table-column">
      <style:table-column-properties style:column-width="3.327cm"/>
    </style:style>
    <style:style style:name="表格26.A1" style:family="table-cell">
      <style:table-cell-properties style:vertical-align="middle"/>
    </style:style>
    <style:style style:name="表格27" style:family="table">
      <style:table-properties style:width="14.944cm" fo:margin-left="1cm" table:align="left"/>
    </style:style>
    <style:style style:name="表格27.A" style:family="table-column">
      <style:table-column-properties style:column-width="14.944cm"/>
    </style:style>
    <style:style style:name="表格27.A1" style:family="table-cell">
      <style:table-cell-properties style:vertical-align="middle"/>
    </style:style>
    <style:style style:name="表格28" style:family="table">
      <style:table-properties style:width="5.643cm" fo:margin-left="1cm" table:align="left"/>
    </style:style>
    <style:style style:name="表格28.A" style:family="table-column">
      <style:table-column-properties style:column-width="5.643cm"/>
    </style:style>
    <style:style style:name="表格28.A1" style:family="table-cell">
      <style:table-cell-properties style:vertical-align="middle"/>
    </style:style>
    <style:style style:name="表格29" style:family="table">
      <style:table-properties style:width="9.403cm" fo:margin-left="1cm" table:align="left"/>
    </style:style>
    <style:style style:name="表格29.A" style:family="table-column">
      <style:table-column-properties style:column-width="9.403cm"/>
    </style:style>
    <style:style style:name="表格29.A1" style:family="table-cell">
      <style:table-cell-properties style:vertical-align="middle"/>
    </style:style>
    <style:style style:name="表格30" style:family="table">
      <style:table-properties style:width="4.798cm" fo:margin-left="1cm" table:align="left"/>
    </style:style>
    <style:style style:name="表格30.A" style:family="table-column">
      <style:table-column-properties style:column-width="4.798cm"/>
    </style:style>
    <style:style style:name="表格30.A1" style:family="table-cell">
      <style:table-cell-properties style:vertical-align="middle"/>
    </style:style>
    <style:style style:name="表格31" style:family="table">
      <style:table-properties style:width="4.745cm" table:align="left"/>
    </style:style>
    <style:style style:name="表格31.A" style:family="table-column">
      <style:table-column-properties style:column-width="4.745cm"/>
    </style:style>
    <style:style style:name="表格31.A1" style:family="table-cell">
      <style:table-cell-properties style:vertical-align="middle"/>
    </style:style>
    <style:style style:name="表格32" style:family="table">
      <style:table-properties style:width="7.239cm" fo:margin-left="1cm" table:align="left"/>
    </style:style>
    <style:style style:name="表格32.A" style:family="table-column">
      <style:table-column-properties style:column-width="7.239cm"/>
    </style:style>
    <style:style style:name="表格32.A1" style:family="table-cell">
      <style:table-cell-properties style:vertical-align="middle"/>
    </style:style>
    <style:style style:name="表格33" style:family="table">
      <style:table-properties style:width="7.186cm" table:align="left"/>
    </style:style>
    <style:style style:name="表格33.A" style:family="table-column">
      <style:table-column-properties style:column-width="7.186cm"/>
    </style:style>
    <style:style style:name="表格33.A1" style:family="table-cell">
      <style:table-cell-properties style:vertical-align="middle"/>
    </style:style>
    <style:style style:name="表格34" style:family="table">
      <style:table-properties style:width="4.766cm" table:align="left"/>
    </style:style>
    <style:style style:name="表格34.A" style:family="table-column">
      <style:table-column-properties style:column-width="4.766cm"/>
    </style:style>
    <style:style style:name="表格34.A1" style:family="table-cell">
      <style:table-cell-properties style:vertical-align="middle"/>
    </style:style>
    <style:style style:name="表格35" style:family="table">
      <style:table-properties style:width="8.879cm" fo:margin-left="1cm" table:align="left"/>
    </style:style>
    <style:style style:name="表格35.A" style:family="table-column">
      <style:table-column-properties style:column-width="8.879cm"/>
    </style:style>
    <style:style style:name="表格35.A1" style:family="table-cell">
      <style:table-cell-properties style:vertical-align="middle"/>
    </style:style>
    <style:style style:name="表格36" style:family="table">
      <style:table-properties style:width="10.077cm" fo:margin-left="1cm" table:align="left"/>
    </style:style>
    <style:style style:name="表格36.A" style:family="table-column">
      <style:table-column-properties style:column-width="10.077cm"/>
    </style:style>
    <style:style style:name="表格36.A1" style:family="table-cell">
      <style:table-cell-properties style:vertical-align="middle"/>
    </style:style>
    <style:style style:name="表格37" style:family="table">
      <style:table-properties style:width="2.508cm" fo:margin-left="1cm" table:align="left"/>
    </style:style>
    <style:style style:name="表格37.A" style:family="table-column">
      <style:table-column-properties style:column-width="2.508cm"/>
    </style:style>
    <style:style style:name="表格37.A1" style:family="table-cell">
      <style:table-cell-properties style:vertical-align="middle"/>
    </style:style>
    <style:style style:name="表格38" style:family="table">
      <style:table-properties style:width="10.694cm" fo:margin-left="1cm" table:align="left"/>
    </style:style>
    <style:style style:name="表格38.A" style:family="table-column">
      <style:table-column-properties style:column-width="10.694cm"/>
    </style:style>
    <style:style style:name="表格38.A1" style:family="table-cell">
      <style:table-cell-properties style:vertical-align="middle"/>
    </style:style>
    <style:style style:name="表格39" style:family="table">
      <style:table-properties style:width="10.642cm" table:align="left"/>
    </style:style>
    <style:style style:name="表格39.A" style:family="table-column">
      <style:table-column-properties style:column-width="10.642cm"/>
    </style:style>
    <style:style style:name="表格39.A1" style:family="table-cell">
      <style:table-cell-properties style:vertical-align="middle"/>
    </style:style>
    <style:style style:name="表格40" style:family="table">
      <style:table-properties style:width="12.922cm" fo:margin-left="1cm" table:align="left"/>
    </style:style>
    <style:style style:name="表格40.A" style:family="table-column">
      <style:table-column-properties style:column-width="12.922cm"/>
    </style:style>
    <style:style style:name="表格40.A1" style:family="table-cell">
      <style:table-cell-properties style:vertical-align="middle"/>
    </style:style>
    <style:style style:name="表格41" style:family="table">
      <style:table-properties style:width="9.728cm" fo:margin-left="1cm" table:align="left"/>
    </style:style>
    <style:style style:name="表格41.A" style:family="table-column">
      <style:table-column-properties style:column-width="9.728cm"/>
    </style:style>
    <style:style style:name="表格41.A1" style:family="table-cell">
      <style:table-cell-properties style:vertical-align="middle"/>
    </style:style>
    <style:style style:name="表格42" style:family="table">
      <style:table-properties style:width="9.675cm" table:align="left"/>
    </style:style>
    <style:style style:name="表格42.A" style:family="table-column">
      <style:table-column-properties style:column-width="9.675cm"/>
    </style:style>
    <style:style style:name="表格42.A1" style:family="table-cell">
      <style:table-cell-properties style:vertical-align="middle"/>
    </style:style>
    <style:style style:name="表格43" style:family="table">
      <style:table-properties style:width="7.684cm" table:align="left"/>
    </style:style>
    <style:style style:name="表格43.A" style:family="table-column">
      <style:table-column-properties style:column-width="7.684cm"/>
    </style:style>
    <style:style style:name="表格43.A1" style:family="table-cell">
      <style:table-cell-properties style:vertical-align="middle"/>
    </style:style>
    <style:style style:name="表格44" style:family="table">
      <style:table-properties style:width="7.498cm" fo:margin-left="1cm" table:align="left"/>
    </style:style>
    <style:style style:name="表格44.A" style:family="table-column">
      <style:table-column-properties style:column-width="7.498cm"/>
    </style:style>
    <style:style style:name="表格44.A1" style:family="table-cell">
      <style:table-cell-properties style:vertical-align="middle"/>
    </style:style>
    <style:style style:name="表格45" style:family="table">
      <style:table-properties style:width="7.445cm" table:align="left"/>
    </style:style>
    <style:style style:name="表格45.A" style:family="table-column">
      <style:table-column-properties style:column-width="7.445cm"/>
    </style:style>
    <style:style style:name="表格45.A1" style:family="table-cell">
      <style:table-cell-properties style:vertical-align="middle"/>
    </style:style>
    <style:style style:name="表格46" style:family="table">
      <style:table-properties style:width="3.254cm" table:align="left"/>
    </style:style>
    <style:style style:name="表格46.A" style:family="table-column">
      <style:table-column-properties style:column-width="3.254cm"/>
    </style:style>
    <style:style style:name="表格46.A1" style:family="table-cell">
      <style:table-cell-properties style:vertical-align="middle"/>
    </style:style>
    <style:style style:name="表格47" style:family="table">
      <style:table-properties style:width="11.73cm" fo:margin-left="1cm" table:align="left"/>
    </style:style>
    <style:style style:name="表格47.A" style:family="table-column">
      <style:table-column-properties style:column-width="11.73cm"/>
    </style:style>
    <style:style style:name="表格47.A1" style:family="table-cell">
      <style:table-cell-properties style:vertical-align="middle"/>
    </style:style>
    <style:style style:name="表格48" style:family="table">
      <style:table-properties style:width="2.395cm" fo:margin-left="1cm" table:align="left"/>
    </style:style>
    <style:style style:name="表格48.A" style:family="table-column">
      <style:table-column-properties style:column-width="2.395cm"/>
    </style:style>
    <style:style style:name="表格48.A1" style:family="table-cell">
      <style:table-cell-properties style:vertical-align="middle"/>
    </style:style>
    <style:style style:name="表格49" style:family="table">
      <style:table-properties style:width="3.182cm" fo:margin-left="1cm" table:align="left"/>
    </style:style>
    <style:style style:name="表格49.A" style:family="table-column">
      <style:table-column-properties style:column-width="3.182cm"/>
    </style:style>
    <style:style style:name="表格49.A1" style:family="table-cell">
      <style:table-cell-properties style:vertical-align="middle"/>
    </style:style>
    <style:style style:name="表格50" style:family="table">
      <style:table-properties style:width="3.129cm" table:align="left"/>
    </style:style>
    <style:style style:name="表格50.A" style:family="table-column">
      <style:table-column-properties style:column-width="3.129cm"/>
    </style:style>
    <style:style style:name="表格50.A1" style:family="table-cell">
      <style:table-cell-properties style:vertical-align="middle"/>
    </style:style>
    <style:style style:name="表格51" style:family="table">
      <style:table-properties style:width="2.879cm" table:align="left"/>
    </style:style>
    <style:style style:name="表格51.A" style:family="table-column">
      <style:table-column-properties style:column-width="2.879cm"/>
    </style:style>
    <style:style style:name="表格51.A1" style:family="table-cell">
      <style:table-cell-properties style:vertical-align="middle"/>
    </style:style>
    <style:style style:name="表格52" style:family="table">
      <style:table-properties style:width="5.085cm" fo:margin-left="1cm" table:align="left"/>
    </style:style>
    <style:style style:name="表格52.A" style:family="table-column">
      <style:table-column-properties style:column-width="5.085cm"/>
    </style:style>
    <style:style style:name="表格52.A1" style:family="table-cell">
      <style:table-cell-properties style:vertical-align="middle"/>
    </style:style>
    <style:style style:name="表格53" style:family="table">
      <style:table-properties style:width="5.032cm" table:align="left"/>
    </style:style>
    <style:style style:name="表格53.A" style:family="table-column">
      <style:table-column-properties style:column-width="5.032cm"/>
    </style:style>
    <style:style style:name="表格53.A1" style:family="table-cell">
      <style:table-cell-properties style:vertical-align="middle"/>
    </style:style>
    <style:style style:name="表格54" style:family="table">
      <style:table-properties style:width="4.105cm" table:align="left"/>
    </style:style>
    <style:style style:name="表格54.A" style:family="table-column">
      <style:table-column-properties style:column-width="4.105cm"/>
    </style:style>
    <style:style style:name="表格54.A1" style:family="table-cell">
      <style:table-cell-properties style:vertical-align="middle"/>
    </style:style>
    <style:style style:name="表格55" style:family="table">
      <style:table-properties style:width="6.061cm" fo:margin-left="1cm" table:align="left"/>
    </style:style>
    <style:style style:name="表格55.A" style:family="table-column">
      <style:table-column-properties style:column-width="6.061cm"/>
    </style:style>
    <style:style style:name="表格55.A1" style:family="table-cell">
      <style:table-cell-properties style:vertical-align="middle"/>
    </style:style>
    <style:style style:name="表格56" style:family="table">
      <style:table-properties style:width="7.459cm" fo:margin-left="1cm" table:align="left"/>
    </style:style>
    <style:style style:name="表格56.A" style:family="table-column">
      <style:table-column-properties style:column-width="7.459cm"/>
    </style:style>
    <style:style style:name="表格56.A1" style:family="table-cell">
      <style:table-cell-properties style:vertical-align="middle"/>
    </style:style>
    <style:style style:name="表格57" style:family="table">
      <style:table-properties style:width="7.22cm" table:align="left"/>
    </style:style>
    <style:style style:name="表格57.A" style:family="table-column">
      <style:table-column-properties style:column-width="7.22cm"/>
    </style:style>
    <style:style style:name="表格57.A1" style:family="table-cell">
      <style:table-cell-properties style:vertical-align="middle"/>
    </style:style>
    <style:style style:name="表格58" style:family="table">
      <style:table-properties style:width="7.407cm" table:align="left"/>
    </style:style>
    <style:style style:name="表格58.A" style:family="table-column">
      <style:table-column-properties style:column-width="7.407cm"/>
    </style:style>
    <style:style style:name="表格58.A1" style:family="table-cell">
      <style:table-cell-properties style:vertical-align="middle"/>
    </style:style>
    <style:style style:name="表格59" style:family="table">
      <style:table-properties style:width="6.927cm" fo:margin-left="1cm" table:align="left"/>
    </style:style>
    <style:style style:name="表格59.A" style:family="table-column">
      <style:table-column-properties style:column-width="6.927cm"/>
    </style:style>
    <style:style style:name="表格59.A1" style:family="table-cell">
      <style:table-cell-properties style:vertical-align="middle"/>
    </style:style>
    <style:style style:name="表格60" style:family="table">
      <style:table-properties style:width="6.683cm" table:align="left"/>
    </style:style>
    <style:style style:name="表格60.A" style:family="table-column">
      <style:table-column-properties style:column-width="6.683cm"/>
    </style:style>
    <style:style style:name="表格60.A1" style:family="table-cell">
      <style:table-cell-properties style:vertical-align="middle"/>
    </style:style>
    <style:style style:name="表格61" style:family="table">
      <style:table-properties style:width="6.874cm" table:align="left"/>
    </style:style>
    <style:style style:name="表格61.A" style:family="table-column">
      <style:table-column-properties style:column-width="6.874cm"/>
    </style:style>
    <style:style style:name="表格61.A1" style:family="table-cell">
      <style:table-cell-properties style:vertical-align="middle"/>
    </style:style>
    <style:style style:name="表格62" style:family="table">
      <style:table-properties style:width="7.16cm" fo:margin-left="1cm" table:align="left"/>
    </style:style>
    <style:style style:name="表格62.A" style:family="table-column">
      <style:table-column-properties style:column-width="7.16cm"/>
    </style:style>
    <style:style style:name="表格62.A1" style:family="table-cell">
      <style:table-cell-properties style:vertical-align="middle"/>
    </style:style>
    <style:style style:name="表格63" style:family="table">
      <style:table-properties style:width="6.071cm" fo:margin-left="1cm" table:align="left"/>
    </style:style>
    <style:style style:name="表格63.A" style:family="table-column">
      <style:table-column-properties style:column-width="6.071cm"/>
    </style:style>
    <style:style style:name="表格63.A1" style:family="table-cell">
      <style:table-cell-properties style:vertical-align="middle"/>
    </style:style>
    <style:style style:name="表格64" style:family="table">
      <style:table-properties style:width="6.018cm" table:align="left"/>
    </style:style>
    <style:style style:name="表格64.A" style:family="table-column">
      <style:table-column-properties style:column-width="6.018cm"/>
    </style:style>
    <style:style style:name="表格64.A1" style:family="table-cell">
      <style:table-cell-properties style:vertical-align="middle"/>
    </style:style>
    <style:style style:name="表格65" style:family="table">
      <style:table-properties style:width="3.646cm" table:align="left"/>
    </style:style>
    <style:style style:name="表格65.A" style:family="table-column">
      <style:table-column-properties style:column-width="3.646cm"/>
    </style:style>
    <style:style style:name="表格65.A1" style:family="table-cell">
      <style:table-cell-properties style:vertical-align="middle"/>
    </style:style>
    <style:style style:name="表格66" style:family="table">
      <style:table-properties style:width="7.253cm" fo:margin-left="1cm" table:align="left"/>
    </style:style>
    <style:style style:name="表格66.A" style:family="table-column">
      <style:table-column-properties style:column-width="7.253cm"/>
    </style:style>
    <style:style style:name="表格66.A1" style:family="table-cell">
      <style:table-cell-properties style:vertical-align="middle"/>
    </style:style>
    <style:style style:name="表格67" style:family="table">
      <style:table-properties style:width="10.141cm" fo:margin-left="1cm" table:align="left"/>
    </style:style>
    <style:style style:name="表格67.A" style:family="table-column">
      <style:table-column-properties style:column-width="10.141cm"/>
    </style:style>
    <style:style style:name="表格67.A1" style:family="table-cell">
      <style:table-cell-properties style:vertical-align="middle"/>
    </style:style>
    <style:style style:name="表格68" style:family="table">
      <style:table-properties style:width="10.088cm" table:align="left"/>
    </style:style>
    <style:style style:name="表格68.A" style:family="table-column">
      <style:table-column-properties style:column-width="10.088cm"/>
    </style:style>
    <style:style style:name="表格68.A1" style:family="table-cell">
      <style:table-cell-properties style:vertical-align="middle"/>
    </style:style>
    <style:style style:name="表格69" style:family="table">
      <style:table-properties style:width="6.216cm" fo:margin-left="1cm" table:align="left"/>
    </style:style>
    <style:style style:name="表格69.A" style:family="table-column">
      <style:table-column-properties style:column-width="6.216cm"/>
    </style:style>
    <style:style style:name="表格69.A1" style:family="table-cell">
      <style:table-cell-properties style:vertical-align="middle"/>
    </style:style>
    <style:style style:name="表格70" style:family="table">
      <style:table-properties style:width="6.163cm" table:align="left"/>
    </style:style>
    <style:style style:name="表格70.A" style:family="table-column">
      <style:table-column-properties style:column-width="6.163cm"/>
    </style:style>
    <style:style style:name="表格70.A1" style:family="table-cell">
      <style:table-cell-properties style:vertical-align="middle"/>
    </style:style>
    <style:style style:name="表格71" style:family="table">
      <style:table-properties style:width="10.391cm" fo:margin-left="1cm" table:align="left"/>
    </style:style>
    <style:style style:name="表格71.A" style:family="table-column">
      <style:table-column-properties style:column-width="10.391cm"/>
    </style:style>
    <style:style style:name="表格71.A1" style:family="table-cell">
      <style:table-cell-properties style:vertical-align="middle"/>
    </style:style>
    <style:style style:name="表格72" style:family="table">
      <style:table-properties style:width="10.338cm" table:align="left"/>
    </style:style>
    <style:style style:name="表格72.A" style:family="table-column">
      <style:table-column-properties style:column-width="10.338cm"/>
    </style:style>
    <style:style style:name="表格72.A1" style:family="table-cell">
      <style:table-cell-properties style:vertical-align="middle"/>
    </style:style>
    <style:style style:name="P1" style:family="paragraph" style:parent-style-name="Table_20_Contents">
      <style:text-properties fo:font-size="2pt" style:font-size-asian="2pt" style:font-size-complex="2pt"/>
    </style:style>
    <style:style style:name="P2" style:family="paragraph" style:parent-style-name="Table_20_Contents">
      <style:paragraph-properties fo:margin-top="0cm" fo:margin-bottom="0.499cm" loext:contextual-spacing="false"/>
    </style:style>
    <style:style style:name="P3" style:family="paragraph" style:parent-style-name="Quotations">
      <style:paragraph-properties fo:margin-left="3cm" fo:margin-right="3cm" fo:text-indent="0cm" style:auto-text-indent="false"/>
    </style:style>
    <style:style style:name="P4" style:family="paragraph" style:parent-style-name="Quotations">
      <style:paragraph-properties fo:margin-left="0cm" fo:margin-right="3cm" fo:text-indent="0cm" style:auto-text-indent="false"/>
    </style:style>
    <style:style style:name="P5" style:family="paragraph" style:parent-style-name="Quotations" style:list-style-name="L1">
      <style:paragraph-properties fo:margin-left="0cm" fo:margin-right="3cm" fo:text-indent="0cm" style:auto-text-indent="false"/>
    </style:style>
    <style:style style:name="P6" style:family="paragraph" style:parent-style-name="Quotations" style:list-style-name="L3">
      <style:paragraph-properties fo:margin-left="0cm" fo:margin-right="3cm" fo:text-indent="0cm" style:auto-text-indent="false"/>
    </style:style>
    <style:style style:name="P7" style:family="paragraph" style:parent-style-name="Quotations">
      <style:paragraph-properties fo:margin-left="0cm" fo:margin-right="3cm" fo:text-indent="0cm" style:auto-text-indent="false"/>
      <style:text-properties officeooo:paragraph-rsid="0013dbe8"/>
    </style:style>
    <style:style style:name="P8" style:family="paragraph" style:parent-style-name="Standard">
      <style:paragraph-properties fo:break-before="pag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Heading_20_3">
      <style:paragraph-properties fo:break-before="page"/>
    </style:style>
    <style:style style:name="P13" style:family="paragraph" style:parent-style-name="Heading_20_4">
      <style:paragraph-properties fo:break-before="page"/>
    </style:style>
    <style:style style:name="T1" style:family="text">
      <style:text-properties officeooo:rsid="000caf42"/>
    </style:style>
    <style:style style:name="T2" style:family="text">
      <style:text-properties fo:font-style="italic"/>
    </style:style>
    <style:style style:name="T3" style:family="text">
      <style:text-properties fo:background-color="#dddddd" loext:char-shading-value="0"/>
    </style:style>
    <style:style style:name="T4" style:family="text">
      <style:text-properties fo:background-color="#dddddd" loext:char-shading-value="0"/>
    </style:style>
    <style:style style:name="T5" style:family="text">
      <style:text-properties officeooo:rsid="0012b7cc" fo:background-color="#dddddd" loext:char-shading-value="0"/>
    </style:style>
    <style:style style:name="T6" style:family="text">
      <style:text-properties officeooo:rsid="0013dbe8" fo:background-color="#dddddd" loext:char-shading-value="0"/>
    </style:style>
    <style:style style:name="T7" style:family="text">
      <style:text-properties officeooo:rsid="00172e49" fo:background-color="#dddddd" loext:char-shading-value="0"/>
    </style:style>
    <style:style style:name="T8" style:family="text">
      <style:text-properties officeooo:rsid="001854c7" fo:background-color="#dddddd" loext:char-shading-value="0"/>
    </style:style>
    <style:style style:name="T9" style:family="text">
      <style:text-properties officeooo:rsid="001c4ab0" fo:background-color="#dddddd" loext:char-shading-value="0"/>
    </style:style>
    <style:style style:name="T10" style:family="text">
      <style:text-properties officeooo:rsid="001cf7bf" fo:background-color="#dddddd" loext:char-shading-value="0"/>
    </style:style>
    <style:style style:name="T11" style:family="text">
      <style:text-properties officeooo:rsid="001d7d28" fo:background-color="#dddddd" loext:char-shading-value="0"/>
    </style:style>
    <style:style style:name="T12" style:family="text">
      <style:text-properties officeooo:rsid="00221414" fo:background-color="#dddddd" loext:char-shading-value="0"/>
    </style:style>
    <style:style style:name="T13" style:family="text">
      <style:text-properties officeooo:rsid="00239bf4" fo:background-color="#dddddd" loext:char-shading-value="0"/>
    </style:style>
    <style:style style:name="T14" style:family="text">
      <style:text-properties officeooo:rsid="002b078d" fo:background-color="#dddddd" loext:char-shading-value="0"/>
    </style:style>
    <style:style style:name="T15" style:family="text">
      <style:text-properties officeooo:rsid="002c3d4e" fo:background-color="#dddddd" loext:char-shading-value="0"/>
    </style:style>
    <style:style style:name="T16" style:family="text">
      <style:text-properties officeooo:rsid="002cbf1c" fo:background-color="#dddddd" loext:char-shading-value="0"/>
    </style:style>
    <style:style style:name="T17" style:family="text">
      <style:text-properties officeooo:rsid="002d48dc" fo:background-color="#dddddd" loext:char-shading-value="0"/>
    </style:style>
    <style:style style:name="T18" style:family="text">
      <style:text-properties officeooo:rsid="002f4348" fo:background-color="#dddddd" loext:char-shading-value="0"/>
    </style:style>
    <style:style style:name="T19" style:family="text">
      <style:text-properties style:font-style-asian="italic"/>
    </style:style>
    <style:style style:name="T20" style:family="text">
      <style:text-properties officeooo:rsid="0012b7cc" style:font-style-asian="italic"/>
    </style:style>
    <style:style style:name="T21" style:family="text">
      <style:text-properties fo:font-weight="bold"/>
    </style:style>
    <style:style style:name="T22" style:family="text">
      <style:text-properties style:font-weight-asian="bold"/>
    </style:style>
    <style:style style:name="T23" style:family="text">
      <style:text-properties officeooo:rsid="0012b7cc"/>
    </style:style>
    <style:style style:name="T24" style:family="text">
      <style:text-properties officeooo:rsid="0012b7cc" fo:background-color="transparent" loext:char-shading-value="0"/>
    </style:style>
    <style:style style:name="T25" style:family="text">
      <style:text-properties officeooo:rsid="0013dbe8"/>
    </style:style>
    <style:style style:name="T26" style:family="text">
      <style:text-properties officeooo:rsid="0015d544"/>
    </style:style>
    <style:style style:name="T27" style:family="text">
      <style:text-properties officeooo:rsid="00172e49"/>
    </style:style>
    <style:style style:name="T28" style:family="text">
      <style:text-properties officeooo:rsid="001854c7"/>
    </style:style>
    <style:style style:name="T29" style:family="text">
      <style:text-properties officeooo:rsid="00197c96"/>
    </style:style>
    <style:style style:name="T30" style:family="text">
      <style:text-properties officeooo:rsid="001b4246"/>
    </style:style>
    <style:style style:name="T31" style:family="text">
      <style:text-properties officeooo:rsid="001c4ab0"/>
    </style:style>
    <style:style style:name="T32" style:family="text">
      <style:text-properties officeooo:rsid="001cf7bf"/>
    </style:style>
    <style:style style:name="T33" style:family="text">
      <style:text-properties officeooo:rsid="001d7d28"/>
    </style:style>
    <style:style style:name="T34" style:family="text">
      <style:text-properties officeooo:rsid="001e2528"/>
    </style:style>
    <style:style style:name="T35" style:family="text">
      <style:text-properties officeooo:rsid="001f5cbc"/>
    </style:style>
    <style:style style:name="T36" style:family="text">
      <style:text-properties officeooo:rsid="002624cd"/>
    </style:style>
    <style:style style:name="T37" style:family="text">
      <style:text-properties officeooo:rsid="00268536"/>
    </style:style>
    <style:style style:name="T38" style:family="text">
      <style:text-properties officeooo:rsid="0027dfef"/>
    </style:style>
    <style:style style:name="T39" style:family="text">
      <style:text-properties officeooo:rsid="00292ca2"/>
    </style:style>
    <style:style style:name="T40" style:family="text">
      <style:text-properties officeooo:rsid="002b078d"/>
    </style:style>
    <style:style style:name="T41" style:family="text">
      <style:text-properties officeooo:rsid="002c3d4e"/>
    </style:style>
    <style:style style:name="T42" style:family="text">
      <style:text-properties officeooo:rsid="002cbf1c"/>
    </style:style>
    <style:style style:name="T43" style:family="text">
      <style:text-properties officeooo:rsid="002d48dc"/>
    </style:style>
    <style:style style:name="T44" style:family="text">
      <style:text-properties officeooo:rsid="002e5c10"/>
    </style:style>
    <style:style style:name="T45" style:family="text">
      <style:text-properties officeooo:rsid="002f4348"/>
    </style:style>
    <style:style style:name="T46" style:family="text">
      <style:text-properties officeooo:rsid="002fc7a2"/>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V</text:span>6.12</text:p>
      <text:h text:style-name="Heading_20_2" text:outline-level="2">Racket指南</text:h>
      <text:p text:style-name="Text_20_body">Matthew Flatt,<text:line-break/>Robert Bruce Findler,<text:line-break/>and PLT</text:p>
      <text:p text:style-name="Text_20_body"/>
      <text:p text:style-name="Text_20_body">张恒源 译</text:p>
      <text:p text:style-name="Text_20_body"><text:span text:style-name="T23">　　</text:span>本指南适用于新接触Racket的程序员或部分了解Racket的程序员。本指南假定你是有编程经验的。如果你是新学习编程，可以考虑阅读《如何设计程序》（<text:a xlink:type="simple" xlink:href="http://www.htdp.org/" text:style-name="Internet_20_link" text:visited-style-name="Visited_20_Internet_20_Link"><text:span text:style-name="T2">How to Design Programs</text:span></text:a>）。如果你想要一个对Racket特别快速的介绍，就从《快速：Racket的图片编程介绍》（<text:a xlink:type="simple" xlink:href="https://docs.racket-lang.org/quick/index.html" text:style-name="Internet_20_link" text:visited-style-name="Visited_20_Internet_20_Link">Quick: An Introduction to Racket with Pictures</text:a>）开始。</text:p>
      <text:p text:style-name="Text_20_body"><text:span text:style-name="T23">　　</text:span><text:a xlink:type="simple" xlink:href="../../../RacketProg/racket6.12/pkgs/racket-doc/scribblings/guide/guide/to-scheme.html" text:style-name="Internet_20_link" text:visited-style-name="Visited_20_Internet_20_Link">第2章</text:a>提供了一个对Racket的简要介绍。从<text:a xlink:type="simple" xlink:href="../../../RacketProg/racket6.12/pkgs/racket-doc/scribblings/guide/guide/datatypes.html" text:style-name="Internet_20_link" text:visited-style-name="Visited_20_Internet_20_Link">第3章</text:a>开始，本指南深入细节——覆盖了大部分的Racket工具箱，但把更清晰的细节内容留给《Racket参考》（<text:a xlink:type="simple" xlink:href="https://docs.racket-lang.org/reference/index.html" text:style-name="Internet_20_link" text:visited-style-name="Visited_20_Internet_20_Link">The Racket Reference</text:a>）及其它参考手册介绍。</text:p>
      <text:p text:style-name="P4"><text:span text:style-name="T24">　　</text:span><text:span text:style-name="T4">本手册源程序可查阅</text:span><text:a xlink:type="simple" xlink:href="https://github.com/racket/racket/tree/master/pkgs/racket-doc/scribblings/guide" text:style-name="Internet_20_link" text:visited-style-name="Visited_20_Internet_20_Link"><text:span text:style-name="T4">GitHub</text:span></text:a><text:span text:style-name="T4">.</text:span></text:p>
      <table:table table:name="表格1" table:style-name="表格1">
        <table:table-column table:style-name="表格1.A"/>
        <table:table-row>
          <table:table-cell table:style-name="表格1.A1" office:value-type="string">
            <text:p text:style-name="P2">    <text:a xlink:type="simple" xlink:href="../../../RacketProg/racket6.12/pkgs/racket-doc/scribblings/guide/guide/intro.html" text:style-name="Internet_20_link" text:visited-style-name="Visited_20_Internet_20_Link">1 欢迎来到Racket!</text:a></text:p>
          </table:table-cell>
        </table:table-row>
        <table:table-row>
          <table:table-cell table:style-name="表格1.A1" office:value-type="string">
            <text:p text:style-name="P2">      <text:a xlink:type="simple" xlink:href="../../../RacketProg/racket6.12/pkgs/racket-doc/scribblings/guide/guide/intro.html#%28part._.Interacting_with_.Racket%29" text:style-name="Internet_20_link" text:visited-style-name="Visited_20_Internet_20_Link">1.1 用Racket进行交互</text:a></text:p>
          </table:table-cell>
        </table:table-row>
        <table:table-row>
          <table:table-cell table:style-name="表格1.A1" office:value-type="string">
            <text:p text:style-name="P2">      <text:a xlink:type="simple" xlink:href="../../../RacketProg/racket6.12/pkgs/racket-doc/scribblings/guide/guide/intro.html#%28part._.Definitions_and_.Interactions%29" text:style-name="Internet_20_link" text:visited-style-name="Visited_20_Internet_20_Link">1.2 定义和交互</text:a></text:p>
          </table:table-cell>
        </table:table-row>
        <table:table-row>
          <table:table-cell table:style-name="表格1.A1" office:value-type="string">
            <text:p text:style-name="P2">      <text:a xlink:type="simple" xlink:href="../../../RacketProg/racket6.12/pkgs/racket-doc/scribblings/guide/guide/intro.html#%28part._.Creating_.Executables%29" text:style-name="Internet_20_link" text:visited-style-name="Visited_20_Internet_20_Link">1.3 创建可执行文件</text:a></text:p>
          </table:table-cell>
        </table:table-row>
        <table:table-row>
          <table:table-cell table:style-name="表格1.A1" office:value-type="string">
            <text:p text:style-name="P2">      <text:a xlink:type="simple" xlink:href="../../../RacketProg/racket6.12/pkgs/racket-doc/scribblings/guide/guide/intro.html#%28part._use-module%29" text:style-name="Internet_20_link" text:visited-style-name="Visited_20_Internet_20_Link">1.4 给有LISP/Scheme经验的读者的一个说明</text:a></text:p>
          </table:table-cell>
        </table:table-row>
        <table:table-row>
          <table:table-cell table:style-name="表格1.A1" office:value-type="string">
            <text:p text:style-name="P1"/>
          </table:table-cell>
        </table:table-row>
        <table:table-row>
          <table:table-cell table:style-name="表格1.A1" office:value-type="string">
            <text:p text:style-name="P2">    <text:a xlink:type="simple" xlink:href="../../../RacketProg/racket6.12/pkgs/racket-doc/scribblings/guide/guide/to-scheme.html" text:style-name="Internet_20_link" text:visited-style-name="Visited_20_Internet_20_Link">2 Racket概要</text:a></text:p>
          </table:table-cell>
        </table:table-row>
        <table:table-row>
          <table:table-cell table:style-name="表格1.A1" office:value-type="string">
            <text:p text:style-name="P2">      <text:a xlink:type="simple" xlink:href="../../../RacketProg/racket6.12/pkgs/racket-doc/scribblings/guide/guide/Simple_Values.html" text:style-name="Internet_20_link" text:visited-style-name="Visited_20_Internet_20_Link">2.1 简单的值</text:a></text:p>
          </table:table-cell>
        </table:table-row>
        <table:table-row>
          <table:table-cell table:style-name="表格1.A1" office:value-type="string">
            <text:p text:style-name="P2">      <text:a xlink:type="simple" xlink:href="../../../RacketProg/racket6.12/pkgs/racket-doc/scribblings/guide/guide/syntax-overview.html" text:style-name="Internet_20_link" text:visited-style-name="Visited_20_Internet_20_Link">2.2 简单的定义与表达式</text:a></text:p>
          </table:table-cell>
        </table:table-row>
        <table:table-row>
          <table:table-cell table:style-name="表格1.A1" office:value-type="string">
            <text:p text:style-name="P2">        <text:a xlink:type="simple" xlink:href="../../../RacketProg/racket6.12/pkgs/racket-doc/scribblings/guide/guide/syntax-overview.html#%28part._.Definitions%29" text:style-name="Internet_20_link" text:visited-style-name="Visited_20_Internet_20_Link">2.2.1 定义</text:a></text:p>
          </table:table-cell>
        </table:table-row>
        <table:table-row>
          <table:table-cell table:style-name="表格1.A1" office:value-type="string">
            <text:p text:style-name="P2">        <text:a xlink:type="simple" xlink:href="../../../RacketProg/racket6.12/pkgs/racket-doc/scribblings/guide/guide/syntax-overview.html#%28part._indentation%29" text:style-name="Internet_20_link" text:visited-style-name="Visited_20_Internet_20_Link">2.2.2 代码缩进</text:a></text:p>
          </table:table-cell>
        </table:table-row>
        <table:table-row>
          <table:table-cell table:style-name="表格1.A1" office:value-type="string">
            <text:p text:style-name="P2">        <text:a xlink:type="simple" xlink:href="../../../RacketProg/racket6.12/pkgs/racket-doc/scribblings/guide/guide/syntax-overview.html#%28part._.Identifiers%29" text:style-name="Internet_20_link" text:visited-style-name="Visited_20_Internet_20_Link">2.2.3 标识符</text:a></text:p>
          </table:table-cell>
        </table:table-row>
        <table:table-row>
          <table:table-cell table:style-name="表格1.A1" office:value-type="string">
            <text:p text:style-name="P2">        <text:a xlink:type="simple" xlink:href="../../../RacketProg/racket6.12/pkgs/racket-doc/scribblings/guide/guide/syntax-overview.html#%28part._.Function_.Calls%29" text:style-name="Internet_20_link" text:visited-style-name="Visited_20_Internet_20_Link">2.2.4 函数调用(过程应用程序)</text:a></text:p>
          </table:table-cell>
        </table:table-row>
        <table:table-row>
          <table:table-cell table:style-name="表格1.A1" office:value-type="string">
            <text:p text:style-name="P2">        <text:a xlink:type="simple" xlink:href="../../../RacketProg/racket6.12/pkgs/racket-doc/scribblings/guide/guide/syntax-overview.html#%28part._.Conditionals_with_if_and_or_cond%29" text:style-name="Internet_20_link" text:visited-style-name="Visited_20_Internet_20_Link">2.2.5 条件表达式if、and、or和cond</text:a></text:p>
          </table:table-cell>
        </table:table-row>
        <table:table-row>
          <table:table-cell table:style-name="表格1.A1" office:value-type="string">
            <text:p text:style-name="P2">        <text:a xlink:type="simple" xlink:href="../../../RacketProg/racket6.12/pkgs/racket-doc/scribblings/guide/guide/syntax-overview.html#%28part._.Function_.Calls_.Again%29" text:style-name="Internet_20_link" text:visited-style-name="Visited_20_Internet_20_Link">2.2.6 函数重复调用</text:a></text:p>
          </table:table-cell>
        </table:table-row>
        <text:soft-page-break/>
        <table:table-row>
          <table:table-cell table:style-name="表格1.A1" office:value-type="string">
            <text:p text:style-name="P2">        <text:a xlink:type="simple" xlink:href="../../../RacketProg/racket6.12/pkgs/racket-doc/scribblings/guide/guide/syntax-overview.html#%28part._.Anonymous_.Functions_with_lambda%29" text:style-name="Internet_20_link" text:visited-style-name="Visited_20_Internet_20_Link">2.2.7 匿名函数与lambda</text:a></text:p>
          </table:table-cell>
        </table:table-row>
        <table:table-row>
          <table:table-cell table:style-name="表格1.A1" office:value-type="string">
            <text:p text:style-name="P2">        <text:a xlink:type="simple" xlink:href="../../../RacketProg/racket6.12/pkgs/racket-doc/scribblings/guide/guide/syntax-overview.html#%28part._local-binding-intro%29" text:style-name="Internet_20_link" text:visited-style-name="Visited_20_Internet_20_Link">2.2.8 用define、let和let*实现局部绑定</text:a></text:p>
          </table:table-cell>
        </table:table-row>
        <table:table-row>
          <table:table-cell table:style-name="表格1.A1" office:value-type="string">
            <text:p text:style-name="P2">      <text:a xlink:type="simple" xlink:href="../../../RacketProg/racket6.12/pkgs/racket-doc/scribblings/guide/guide/Lists-Iteration-and-Recursion.html" text:style-name="Internet_20_link" text:visited-style-name="Visited_20_Internet_20_Link">2.3 列表、迭代和递归</text:a></text:p>
          </table:table-cell>
        </table:table-row>
        <table:table-row>
          <table:table-cell table:style-name="表格1.A1" office:value-type="string">
            <text:p text:style-name="P2">        <text:a xlink:type="simple" xlink:href="../../../RacketProg/racket6.12/pkgs/racket-doc/scribblings/guide/guide/Lists-Iteration-and-Recursion.html#%28part._.Predefined-.List-.Loops%29" text:style-name="Internet_20_link" text:visited-style-name="Visited_20_Internet_20_Link">2.3.1 预定义列表循环</text:a></text:p>
          </table:table-cell>
        </table:table-row>
        <table:table-row>
          <table:table-cell table:style-name="表格1.A1" office:value-type="string">
            <text:p text:style-name="P2">        <text:a xlink:type="simple" xlink:href="../../../RacketProg/racket6.12/pkgs/racket-doc/scribblings/guide/guide/Lists-Iteration-and-Recursion.html#%28part._.List-.Iteration-from-.Scratch%29" text:style-name="Internet_20_link" text:visited-style-name="Visited_20_Internet_20_Link">2.3.2 从头开始列表迭代</text:a></text:p>
          </table:table-cell>
        </table:table-row>
        <table:table-row>
          <table:table-cell table:style-name="表格1.A1" office:value-type="string">
            <text:p text:style-name="P2">        <text:a xlink:type="simple" xlink:href="../../../RacketProg/racket6.12/pkgs/racket-doc/scribblings/guide/guide/Lists-Iteration-and-Recursion.html#%28part._tail-recursion%29" text:style-name="Internet_20_link" text:visited-style-name="Visited_20_Internet_20_Link">2.3.3 尾递归</text:a></text:p>
          </table:table-cell>
        </table:table-row>
        <table:table-row>
          <table:table-cell table:style-name="表格1.A1" office:value-type="string">
            <text:p text:style-name="P2">        <text:a xlink:type="simple" xlink:href="../../../RacketProg/racket6.12/pkgs/racket-doc/scribblings/guide/guide/Lists-Iteration-and-Recursion.html#%28part._.Recursion-versus-.Iteration%29" text:style-name="Internet_20_link" text:visited-style-name="Visited_20_Internet_20_Link">2.3.4 递归和迭代</text:a></text:p>
          </table:table-cell>
        </table:table-row>
        <table:table-row>
          <table:table-cell table:style-name="表格1.A1" office:value-type="string">
            <text:p text:style-name="P2">      <text:a xlink:type="simple" xlink:href="../../../RacketProg/racket6.12/pkgs/racket-doc/scribblings/guide/guide/Pairs-Lists-and-Racket-Syntax.html" text:style-name="Internet_20_link" text:visited-style-name="Visited_20_Internet_20_Link">2.4 pair、list和Racket的语法</text:a></text:p>
          </table:table-cell>
        </table:table-row>
        <table:table-row>
          <table:table-cell table:style-name="表格1.A1" office:value-type="string">
            <text:p text:style-name="P2">        <text:a xlink:type="simple" xlink:href="../../../RacketProg/racket6.12/pkgs/racket-doc/scribblings/guide/guide/Pairs-Lists-and-Racket-Syntax.html#%28part._quoting-lists%29" text:style-name="Internet_20_link" text:visited-style-name="Visited_20_Internet_20_Link">2.4.1 用quote引用pair和symbol</text:a></text:p>
          </table:table-cell>
        </table:table-row>
        <table:table-row>
          <table:table-cell table:style-name="表格1.A1" office:value-type="string">
            <text:p text:style-name="P2">        <text:a xlink:type="simple" xlink:href="../../../RacketProg/racket6.12/pkgs/racket-doc/scribblings/guide/guide/Pairs-Lists-and-Racket-Syntax.html#%28part._.Abbreviating-quote-with-quote%29" text:style-name="Internet_20_link" text:visited-style-name="Visited_20_Internet_20_Link">2.4.2 使用'缩写quote</text:a></text:p>
          </table:table-cell>
        </table:table-row>
        <table:table-row>
          <table:table-cell table:style-name="表格1.A1" office:value-type="string">
            <text:p text:style-name="P2">        <text:a xlink:type="simple" xlink:href="../../../RacketProg/racket6.12/pkgs/racket-doc/scribblings/guide/guide/Pairs-Lists-and-Racket-Syntax.html#%28part._lists-and-syntax%29" text:style-name="Internet_20_link" text:visited-style-name="Visited_20_Internet_20_Link">2.4.3 列表和Racket语法</text:a></text:p>
          </table:table-cell>
        </table:table-row>
        <table:table-row>
          <table:table-cell table:style-name="表格1.A1" office:value-type="string">
            <text:p text:style-name="P1"/>
          </table:table-cell>
        </table:table-row>
        <table:table-row>
          <table:table-cell table:style-name="表格1.A1" office:value-type="string">
            <text:p text:style-name="P2">    <text:a xlink:type="simple" xlink:href="../../../RacketProg/racket6.12/pkgs/racket-doc/scribblings/guide/guide/datatypes.html" text:style-name="Internet_20_link" text:visited-style-name="Visited_20_Internet_20_Link">3 内置的数据类型</text:a></text:p>
          </table:table-cell>
        </table:table-row>
        <table:table-row>
          <table:table-cell table:style-name="表格1.A1" office:value-type="string">
            <text:p text:style-name="P2">      <text:a xlink:type="simple" xlink:href="../../../RacketProg/racket6.12/pkgs/racket-doc/scribblings/guide/guide/booleans.html" text:style-name="Internet_20_link" text:visited-style-name="Visited_20_Internet_20_Link">3.1 布尔值（Boolean）</text:a></text:p>
          </table:table-cell>
        </table:table-row>
        <table:table-row>
          <table:table-cell table:style-name="表格1.A1" office:value-type="string">
            <text:p text:style-name="P2">      <text:a xlink:type="simple" xlink:href="../../../RacketProg/racket6.12/pkgs/racket-doc/scribblings/guide/guide/numbers.html" text:style-name="Internet_20_link" text:visited-style-name="Visited_20_Internet_20_Link">3.2 数值（Number）</text:a></text:p>
          </table:table-cell>
        </table:table-row>
        <table:table-row>
          <table:table-cell table:style-name="表格1.A1" office:value-type="string">
            <text:p text:style-name="P2">      <text:a xlink:type="simple" xlink:href="../../../RacketProg/racket6.12/pkgs/racket-doc/scribblings/guide/guide/characters.html" text:style-name="Internet_20_link" text:visited-style-name="Visited_20_Internet_20_Link">3.3 字符（Character）</text:a></text:p>
          </table:table-cell>
        </table:table-row>
        <table:table-row>
          <table:table-cell table:style-name="表格1.A1" office:value-type="string">
            <text:p text:style-name="P2">      <text:a xlink:type="simple" xlink:href="../../../RacketProg/racket6.12/pkgs/racket-doc/scribblings/guide/guide/strings.html" text:style-name="Internet_20_link" text:visited-style-name="Visited_20_Internet_20_Link">3.4 字符串（Unicode String）</text:a></text:p>
          </table:table-cell>
        </table:table-row>
        <table:table-row>
          <table:table-cell table:style-name="表格1.A1" office:value-type="string">
            <text:p text:style-name="P2">      <text:a xlink:type="simple" xlink:href="../../../RacketProg/racket6.12/pkgs/racket-doc/scribblings/guide/guide/bytestrings.html" text:style-name="Internet_20_link" text:visited-style-name="Visited_20_Internet_20_Link">3.5 字节（Byte）和字节字符串（Byte String）</text:a></text:p>
          </table:table-cell>
        </table:table-row>
        <table:table-row>
          <table:table-cell table:style-name="表格1.A1" office:value-type="string">
            <text:p text:style-name="P2">      <text:a xlink:type="simple" xlink:href="../../../RacketProg/racket6.12/pkgs/racket-doc/scribblings/guide/guide/symbols.html" text:style-name="Internet_20_link" text:visited-style-name="Visited_20_Internet_20_Link">3.6 符号（Symbol）</text:a></text:p>
          </table:table-cell>
        </table:table-row>
        <table:table-row>
          <table:table-cell table:style-name="表格1.A1" office:value-type="string">
            <text:p text:style-name="P2">      <text:a xlink:type="simple" xlink:href="../../../RacketProg/racket6.12/pkgs/racket-doc/scribblings/guide/guide/keywords.html" text:style-name="Internet_20_link" text:visited-style-name="Visited_20_Internet_20_Link">3.7 关键字（Keyword）</text:a></text:p>
          </table:table-cell>
        </table:table-row>
        <table:table-row>
          <table:table-cell table:style-name="表格1.A1" office:value-type="string">
            <text:p text:style-name="P2">      <text:a xlink:type="simple" xlink:href="../../../RacketProg/racket6.12/pkgs/racket-doc/scribblings/guide/guide/pairs.html" text:style-name="Internet_20_link" text:visited-style-name="Visited_20_Internet_20_Link">3.8 配对（Pair）和列表（List）</text:a></text:p>
          </table:table-cell>
        </table:table-row>
        <table:table-row>
          <table:table-cell table:style-name="表格1.A1" office:value-type="string">
            <text:p text:style-name="P2">      <text:a xlink:type="simple" xlink:href="../../../RacketProg/racket6.12/pkgs/racket-doc/scribblings/guide/guide/vectors.html" text:style-name="Internet_20_link" text:visited-style-name="Visited_20_Internet_20_Link">3.9 向量（Vector）</text:a></text:p>
          </table:table-cell>
        </table:table-row>
        <table:table-row>
          <table:table-cell table:style-name="表格1.A1" office:value-type="string">
            <text:p text:style-name="P2">      <text:a xlink:type="simple" xlink:href="../../../RacketProg/racket6.12/pkgs/racket-doc/scribblings/guide/guide/hash-tables.html" text:style-name="Internet_20_link" text:visited-style-name="Visited_20_Internet_20_Link">3.10 哈希表（Hash Table）</text:a></text:p>
          </table:table-cell>
        </table:table-row>
        <table:table-row>
          <table:table-cell table:style-name="表格1.A1" office:value-type="string">
            <text:p text:style-name="P2">      <text:a xlink:type="simple" xlink:href="../../../RacketProg/racket6.12/pkgs/racket-doc/scribblings/guide/guide/boxes.html" text:style-name="Internet_20_link" text:visited-style-name="Visited_20_Internet_20_Link">3.11 格子（Box）</text:a></text:p>
          </table:table-cell>
        </table:table-row>
        <table:table-row>
          <table:table-cell table:style-name="表格1.A1" office:value-type="string">
            <text:p text:style-name="P2">      <text:a xlink:type="simple" xlink:href="../../../RacketProg/racket6.12/pkgs/racket-doc/scribblings/guide/guide/void_undefined.html" text:style-name="Internet_20_link" text:visited-style-name="Visited_20_Internet_20_Link">3.12 空值（Void）和未定义值（Undefined）</text:a></text:p>
          </table:table-cell>
        </table:table-row>
        <table:table-row>
          <table:table-cell table:style-name="表格1.A1" office:value-type="string">
            <text:p text:style-name="P1"/>
          </table:table-cell>
        </table:table-row>
        <table:table-row>
          <table:table-cell table:style-name="表格1.A1" office:value-type="string">
            <text:p text:style-name="P2">    <text:a xlink:type="simple" xlink:href="../../../RacketProg/racket6.12/pkgs/racket-doc/scribblings/guide/guide/scheme-forms.html" text:style-name="Internet_20_link" text:visited-style-name="Visited_20_Internet_20_Link">4 表达式和定义</text:a></text:p>
          </table:table-cell>
        </table:table-row>
        <text:soft-page-break/>
        <table:table-row>
          <table:table-cell table:style-name="表格1.A1" office:value-type="string">
            <text:p text:style-name="P2">      <text:a xlink:type="simple" xlink:href="../../../RacketProg/racket6.12/pkgs/racket-doc/scribblings/guide/guide/syntax-notation.html" text:style-name="Internet_20_link" text:visited-style-name="Visited_20_Internet_20_Link">4.1 标记法</text:a></text:p>
          </table:table-cell>
        </table:table-row>
        <table:table-row>
          <table:table-cell table:style-name="表格1.A1" office:value-type="string">
            <text:p text:style-name="P2">      <text:a xlink:type="simple" xlink:href="../../../RacketProg/racket6.12/pkgs/racket-doc/scribblings/guide/guide/binding.html" text:style-name="Internet_20_link" text:visited-style-name="Visited_20_Internet_20_Link">4.2 标识符和绑定</text:a></text:p>
          </table:table-cell>
        </table:table-row>
        <table:table-row>
          <table:table-cell table:style-name="表格1.A1" office:value-type="string">
            <text:p text:style-name="P2">      <text:a xlink:type="simple" xlink:href="../../../RacketProg/racket6.12/pkgs/racket-doc/scribblings/guide/guide/application.html" text:style-name="Internet_20_link" text:visited-style-name="Visited_20_Internet_20_Link">4.3 函数调用（过程程序）</text:a></text:p>
          </table:table-cell>
        </table:table-row>
        <table:table-row>
          <table:table-cell table:style-name="表格1.A1" office:value-type="string">
            <text:p text:style-name="P2">        <text:a xlink:type="simple" xlink:href="../../../RacketProg/racket6.12/pkgs/racket-doc/scribblings/guide/guide/application.html#%28part._.Evaluation-.Order-and-.Arity%29" text:style-name="Internet_20_link" text:visited-style-name="Visited_20_Internet_20_Link">4.3.1 求值顺序和元数</text:a></text:p>
          </table:table-cell>
        </table:table-row>
        <table:table-row>
          <table:table-cell table:style-name="表格1.A1" office:value-type="string">
            <text:p text:style-name="P2">        <text:a xlink:type="simple" xlink:href="../../../RacketProg/racket6.12/pkgs/racket-doc/scribblings/guide/guide/application.html#%28part._keyword-args%29" text:style-name="Internet_20_link" text:visited-style-name="Visited_20_Internet_20_Link">4.3.2 关键字参数</text:a></text:p>
          </table:table-cell>
        </table:table-row>
        <table:table-row>
          <table:table-cell table:style-name="表格1.A1" office:value-type="string">
            <text:p text:style-name="P2">        <text:a xlink:type="simple" xlink:href="../../../RacketProg/racket6.12/pkgs/racket-doc/scribblings/guide/guide/application.html#%28part._apply%29" text:style-name="Internet_20_link" text:visited-style-name="Visited_20_Internet_20_Link">4.3.3 apply函数</text:a></text:p>
          </table:table-cell>
        </table:table-row>
        <table:table-row>
          <table:table-cell table:style-name="表格1.A1" office:value-type="string">
            <text:p text:style-name="P2">      <text:a xlink:type="simple" xlink:href="../../../RacketProg/racket6.12/pkgs/racket-doc/scribblings/guide/guide/lambda.html" text:style-name="Internet_20_link" text:visited-style-name="Visited_20_Internet_20_Link">4.4 lambda函数（程序）</text:a></text:p>
          </table:table-cell>
        </table:table-row>
        <table:table-row>
          <table:table-cell table:style-name="表格1.A1" office:value-type="string">
            <text:p text:style-name="P2">        <text:a xlink:type="simple" xlink:href="../../../RacketProg/racket6.12/pkgs/racket-doc/scribblings/guide/guide/lambda.html#%28part._rest-args%29" text:style-name="Internet_20_link" text:visited-style-name="Visited_20_Internet_20_Link">4.4.1 申明剩余（rest）参数</text:a></text:p>
          </table:table-cell>
        </table:table-row>
        <table:table-row>
          <table:table-cell table:style-name="表格1.A1" office:value-type="string">
            <text:p text:style-name="P2">        <text:a xlink:type="simple" xlink:href="../../../RacketProg/racket6.12/pkgs/racket-doc/scribblings/guide/guide/lambda.html#%28part._.Declaring-.Optional-.Arguments%29" text:style-name="Internet_20_link" text:visited-style-name="Visited_20_Internet_20_Link">4.4.2 声明可选（optional）参数</text:a></text:p>
          </table:table-cell>
        </table:table-row>
        <table:table-row>
          <table:table-cell table:style-name="表格1.A1" office:value-type="string">
            <text:p text:style-name="P2">        <text:a xlink:type="simple" xlink:href="../../../RacketProg/racket6.12/pkgs/racket-doc/scribblings/guide/guide/lambda.html#%28part._lambda-keywords%29" text:style-name="Internet_20_link" text:visited-style-name="Visited_20_Internet_20_Link">4.4.3 声明关键字（keyword）参数</text:a></text:p>
          </table:table-cell>
        </table:table-row>
        <table:table-row>
          <table:table-cell table:style-name="表格1.A1" office:value-type="string">
            <text:p text:style-name="P2">        <text:a xlink:type="simple" xlink:href="../../../RacketProg/racket6.12/pkgs/racket-doc/scribblings/guide/guide/lambda.html#%28part._case-lambda%29" text:style-name="Internet_20_link" text:visited-style-name="Visited_20_Internet_20_Link">4.4.4 多解函数：case-lambda</text:a></text:p>
          </table:table-cell>
        </table:table-row>
        <table:table-row>
          <table:table-cell table:style-name="表格1.A1" office:value-type="string">
            <text:p text:style-name="P2">      <text:a xlink:type="simple" xlink:href="../../../RacketProg/racket6.12/pkgs/racket-doc/scribblings/guide/guide/define.html" text:style-name="Internet_20_link" text:visited-style-name="Visited_20_Internet_20_Link">4.5 定义：define</text:a></text:p>
          </table:table-cell>
        </table:table-row>
        <table:table-row>
          <table:table-cell table:style-name="表格1.A1" office:value-type="string">
            <text:p text:style-name="P2">        <text:a xlink:type="simple" xlink:href="../../../RacketProg/racket6.12/pkgs/racket-doc/scribblings/guide/guide/define.html#%28part._.Function-.Shorthand%29" text:style-name="Internet_20_link" text:visited-style-name="Visited_20_Internet_20_Link">4.5.1 函数简写</text:a></text:p>
          </table:table-cell>
        </table:table-row>
        <table:table-row>
          <table:table-cell table:style-name="表格1.A1" office:value-type="string">
            <text:p text:style-name="P2">        <text:a xlink:type="simple" xlink:href="../../../RacketProg/racket6.12/pkgs/racket-doc/scribblings/guide/guide/define.html#%28part._.Curried-.Function-.Shorthand%29" text:style-name="Internet_20_link" text:visited-style-name="Visited_20_Internet_20_Link">4.5.2 咖喱函数简写</text:a></text:p>
          </table:table-cell>
        </table:table-row>
        <table:table-row>
          <table:table-cell table:style-name="表格1.A1" office:value-type="string">
            <text:p text:style-name="P2">        <text:a xlink:type="simple" xlink:href="../../../RacketProg/racket6.12/pkgs/racket-doc/scribblings/guide/guide/define.html#%28part._multiple-values%29" text:style-name="Internet_20_link" text:visited-style-name="Visited_20_Internet_20_Link">4.5.3 多值和define-values</text:a></text:p>
          </table:table-cell>
        </table:table-row>
        <table:table-row>
          <table:table-cell table:style-name="表格1.A1" office:value-type="string">
            <text:p text:style-name="P2">        <text:a xlink:type="simple" xlink:href="../../../RacketProg/racket6.12/pkgs/racket-doc/scribblings/guide/guide/define.html#%28part._intdefs%29" text:style-name="Internet_20_link" text:visited-style-name="Visited_20_Internet_20_Link">4.5.4 内部定义</text:a></text:p>
          </table:table-cell>
        </table:table-row>
        <table:table-row>
          <table:table-cell table:style-name="表格1.A1" office:value-type="string">
            <text:p text:style-name="P2">      <text:a xlink:type="simple" xlink:href="../../../RacketProg/racket6.12/pkgs/racket-doc/scribblings/guide/guide/let.html" text:style-name="Internet_20_link" text:visited-style-name="Visited_20_Internet_20_Link">4.6 局部绑定</text:a></text:p>
          </table:table-cell>
        </table:table-row>
        <table:table-row>
          <table:table-cell table:style-name="表格1.A1" office:value-type="string">
            <text:p text:style-name="P2">        <text:a xlink:type="simple" xlink:href="../../../RacketProg/racket6.12/pkgs/racket-doc/scribblings/guide/guide/let.html#%28part._parallel-binding-let%29" text:style-name="Internet_20_link" text:visited-style-name="Visited_20_Internet_20_Link">4.6.1 平行绑定：let</text:a></text:p>
          </table:table-cell>
        </table:table-row>
        <table:table-row>
          <table:table-cell table:style-name="表格1.A1" office:value-type="string">
            <text:p text:style-name="P2">        <text:a xlink:type="simple" xlink:href="../../../RacketProg/racket6.12/pkgs/racket-doc/scribblings/guide/guide/let.html#%28part._.Sequential-.Binding-let~5d%29" text:style-name="Internet_20_link" text:visited-style-name="Visited_20_Internet_20_Link">4.6.2 相继绑定：let*</text:a></text:p>
          </table:table-cell>
        </table:table-row>
        <table:table-row>
          <table:table-cell table:style-name="表格1.A1" office:value-type="string">
            <text:p text:style-name="P2">        <text:a xlink:type="simple" xlink:href="../../../RacketProg/racket6.12/pkgs/racket-doc/scribblings/guide/guide/let.html#%28part._.Recursive-.Binding-letrec%29" text:style-name="Internet_20_link" text:visited-style-name="Visited_20_Internet_20_Link">4.6.3 递归绑定：letrec</text:a></text:p>
          </table:table-cell>
        </table:table-row>
        <table:table-row>
          <table:table-cell table:style-name="表格1.A1" office:value-type="string">
            <text:p text:style-name="P2">        <text:a xlink:type="simple" xlink:href="../../../RacketProg/racket6.12/pkgs/racket-doc/scribblings/guide/guide/let.html#%28part._.Named-let%29" text:style-name="Internet_20_link" text:visited-style-name="Visited_20_Internet_20_Link">4.6.4 命名let</text:a></text:p>
          </table:table-cell>
        </table:table-row>
        <table:table-row>
          <table:table-cell table:style-name="表格1.A1" office:value-type="string">
            <text:p text:style-name="P2">        <text:a xlink:type="simple" xlink:href="../../../RacketProg/racket6.12/pkgs/racket-doc/scribblings/guide/guide/let.html#%28part._.Multiple_.Values__let-values__let_-values__letrec-values%29" text:style-name="Internet_20_link" text:visited-style-name="Visited_20_Internet_20_Link">4.6.5 Multiple Values: let-values, let*-values, letrec-values</text:a></text:p>
          </table:table-cell>
        </table:table-row>
        <table:table-row>
          <table:table-cell table:style-name="表格1.A1" office:value-type="string">
            <text:p text:style-name="P2">        <text:a xlink:type="simple" xlink:href="../../../RacketProg/racket6.12/pkgs/racket-doc/scribblings/guide/guide/let.html#%28part._.Multiple-.Values-let%29" text:style-name="Internet_20_link" text:visited-style-name="Visited_20_Internet_20_Link">4.6.6 多值绑定：let-values，let*-values，letrec-values</text:a></text:p>
          </table:table-cell>
        </table:table-row>
        <table:table-row>
          <table:table-cell table:style-name="表格1.A1" office:value-type="string">
            <text:p text:style-name="P2">      <text:a xlink:type="simple" xlink:href="../../../RacketProg/racket6.12/pkgs/racket-doc/scribblings/guide/guide/conditionals.html" text:style-name="Internet_20_link" text:visited-style-name="Visited_20_Internet_20_Link">4.7 条件分支</text:a></text:p>
          </table:table-cell>
        </table:table-row>
        <table:table-row>
          <table:table-cell table:style-name="表格1.A1" office:value-type="string">
            <text:p text:style-name="P2">        <text:a xlink:type="simple" xlink:href="../../../RacketProg/racket6.12/pkgs/racket-doc/scribblings/guide/guide/conditionals.html#%28part._.Simple-.Branching-if%29" text:style-name="Internet_20_link" text:visited-style-name="Visited_20_Internet_20_Link">4.7.1 简单分支：if</text:a></text:p>
          </table:table-cell>
        </table:table-row>
        <text:soft-page-break/>
        <table:table-row>
          <table:table-cell table:style-name="表格1.A1" office:value-type="string">
            <text:p text:style-name="P2">        <text:a xlink:type="simple" xlink:href="../../../RacketProg/racket6.12/pkgs/racket-doc/scribblings/guide/guide/conditionals.html#%28part._and%2Bor%29" text:style-name="Internet_20_link" text:visited-style-name="Visited_20_Internet_20_Link">4.7.2 组合测试：and和or</text:a></text:p>
          </table:table-cell>
        </table:table-row>
        <table:table-row>
          <table:table-cell table:style-name="表格1.A1" office:value-type="string">
            <text:p text:style-name="P2">        <text:a xlink:type="simple" xlink:href="../../../RacketProg/racket6.12/pkgs/racket-doc/scribblings/guide/guide/conditionals.html#%28part._cond%29" text:style-name="Internet_20_link" text:visited-style-name="Visited_20_Internet_20_Link">4.7.3 约束测试：cond</text:a></text:p>
          </table:table-cell>
        </table:table-row>
        <table:table-row>
          <table:table-cell table:style-name="表格1.A1" office:value-type="string">
            <text:p text:style-name="P2">      <text:a xlink:type="simple" xlink:href="../../../RacketProg/racket6.12/pkgs/racket-doc/scribblings/guide/guide/begin.html" text:style-name="Internet_20_link" text:visited-style-name="Visited_20_Internet_20_Link">4.8 排序</text:a></text:p>
          </table:table-cell>
        </table:table-row>
        <table:table-row>
          <table:table-cell table:style-name="表格1.A1" office:value-type="string">
            <text:p text:style-name="P2">        <text:a xlink:type="simple" xlink:href="../../../RacketProg/racket6.12/pkgs/racket-doc/scribblings/guide/guide/begin.html#%28part._.Effects-.Before-begin%29" text:style-name="Internet_20_link" text:visited-style-name="Visited_20_Internet_20_Link">4.8.1 前置影响：begin</text:a></text:p>
          </table:table-cell>
        </table:table-row>
        <table:table-row>
          <table:table-cell table:style-name="表格1.A1" office:value-type="string">
            <text:p text:style-name="P2">        <text:a xlink:type="simple" xlink:href="../../../RacketProg/racket6.12/pkgs/racket-doc/scribblings/guide/guide/begin.html#%28part._.Effects-.After-begin0%29" text:style-name="Internet_20_link" text:visited-style-name="Visited_20_Internet_20_Link">4.8.2 后置影响：begin0</text:a></text:p>
          </table:table-cell>
        </table:table-row>
        <table:table-row>
          <table:table-cell table:style-name="表格1.A1" office:value-type="string">
            <text:p text:style-name="P2">        <text:a xlink:type="simple" xlink:href="../../../RacketProg/racket6.12/pkgs/racket-doc/scribblings/guide/guide/begin.html#%28part._when%2Bunless%29" text:style-name="Internet_20_link" text:visited-style-name="Visited_20_Internet_20_Link">4.8.3 if影响：when和unless</text:a></text:p>
          </table:table-cell>
        </table:table-row>
        <table:table-row>
          <table:table-cell table:style-name="表格1.A1" office:value-type="string">
            <text:p text:style-name="P2">      <text:a xlink:type="simple" xlink:href="../../../RacketProg/racket6.12/pkgs/racket-doc/scribblings/guide/guide/set_.html" text:style-name="Internet_20_link" text:visited-style-name="Visited_20_Internet_20_Link">4.9 赋值：set!</text:a></text:p>
          </table:table-cell>
        </table:table-row>
        <table:table-row>
          <table:table-cell table:style-name="表格1.A1" office:value-type="string">
            <text:p text:style-name="P2">        <text:a xlink:type="simple" xlink:href="../../../RacketProg/racket6.12/pkgs/racket-doc/scribblings/guide/guide/set_.html#%28part._using-set%21%29" text:style-name="Internet_20_link" text:visited-style-name="Visited_20_Internet_20_Link">4.9.1 使用赋值的指导原则</text:a></text:p>
          </table:table-cell>
        </table:table-row>
        <table:table-row>
          <table:table-cell table:style-name="表格1.A1" office:value-type="string">
            <text:p text:style-name="P2">        <text:a xlink:type="simple" xlink:href="../../../RacketProg/racket6.12/pkgs/racket-doc/scribblings/guide/guide/set_.html#%28part._~e5~a4~9a~e5~80~bc~e8~b5~8b~e5~80~bc_set_-values%29" text:style-name="Internet_20_link" text:visited-style-name="Visited_20_Internet_20_Link">4.9.2 多值赋值：set!-values</text:a></text:p>
          </table:table-cell>
        </table:table-row>
        <table:table-row>
          <table:table-cell table:style-name="表格1.A1" office:value-type="string">
            <text:p text:style-name="P2">      <text:a xlink:type="simple" xlink:href="../../../RacketProg/racket6.12/pkgs/racket-doc/scribblings/guide/guide/quote.html" text:style-name="Internet_20_link" text:visited-style-name="Visited_20_Internet_20_Link">4.10 引用：quote和'</text:a></text:p>
          </table:table-cell>
        </table:table-row>
        <table:table-row>
          <table:table-cell table:style-name="表格1.A1" office:value-type="string">
            <text:p text:style-name="P2">      <text:a xlink:type="simple" xlink:href="../../../RacketProg/racket6.12/pkgs/racket-doc/scribblings/guide/guide/qq.html" text:style-name="Internet_20_link" text:visited-style-name="Visited_20_Internet_20_Link">4.11 准引用：quasiquote和‘</text:a></text:p>
          </table:table-cell>
        </table:table-row>
        <table:table-row>
          <table:table-cell table:style-name="表格1.A1" office:value-type="string">
            <text:p text:style-name="P2">      <text:a xlink:type="simple" xlink:href="../../../RacketProg/racket6.12/pkgs/racket-doc/scribblings/guide/guide/case.html" text:style-name="Internet_20_link" text:visited-style-name="Visited_20_Internet_20_Link">4.12 简单分派：case</text:a></text:p>
          </table:table-cell>
        </table:table-row>
        <table:table-row>
          <table:table-cell table:style-name="表格1.A1" office:value-type="string">
            <text:p text:style-name="P2">      <text:a xlink:type="simple" xlink:href="../../../RacketProg/racket6.12/pkgs/racket-doc/scribblings/guide/guide/parameterize.html" text:style-name="Internet_20_link" text:visited-style-name="Visited_20_Internet_20_Link">4.13 动态绑定：parameterize</text:a></text:p>
          </table:table-cell>
        </table:table-row>
        <table:table-row>
          <table:table-cell table:style-name="表格1.A1" office:value-type="string">
            <text:p text:style-name="P1"/>
          </table:table-cell>
        </table:table-row>
        <table:table-row>
          <table:table-cell table:style-name="表格1.A1" office:value-type="string">
            <text:p text:style-name="P2">    <text:a xlink:type="simple" xlink:href="../../../RacketProg/racket6.12/pkgs/racket-doc/scribblings/guide/guide/define-struct.html" text:style-name="Internet_20_link" text:visited-style-name="Visited_20_Internet_20_Link">5 自定义的数据类型</text:a></text:p>
          </table:table-cell>
        </table:table-row>
        <table:table-row>
          <table:table-cell table:style-name="表格1.A1" office:value-type="string">
            <text:p text:style-name="P2">      <text:a xlink:type="simple" xlink:href="../../../RacketProg/racket6.12/pkgs/racket-doc/scribblings/guide/guide/define-struct.html#%28part._.Simple-.Structure-.Types-struct%29" text:style-name="Internet_20_link" text:visited-style-name="Visited_20_Internet_20_Link">5.1 简单的结构类型：struct</text:a></text:p>
          </table:table-cell>
        </table:table-row>
        <table:table-row>
          <table:table-cell table:style-name="表格1.A1" office:value-type="string">
            <text:p text:style-name="P2">      <text:a xlink:type="simple" xlink:href="../../../RacketProg/racket6.12/pkgs/racket-doc/scribblings/guide/guide/define-struct.html#%28part._struct-copy%29" text:style-name="Internet_20_link" text:visited-style-name="Visited_20_Internet_20_Link">5.2 复制和更新</text:a></text:p>
          </table:table-cell>
        </table:table-row>
        <table:table-row>
          <table:table-cell table:style-name="表格1.A1" office:value-type="string">
            <text:p text:style-name="P2">      <text:a xlink:type="simple" xlink:href="../../../RacketProg/racket6.12/pkgs/racket-doc/scribblings/guide/guide/define-struct.html#%28part._struct-subtypes%29" text:style-name="Internet_20_link" text:visited-style-name="Visited_20_Internet_20_Link">5.3 结构子类</text:a></text:p>
          </table:table-cell>
        </table:table-row>
        <table:table-row>
          <table:table-cell table:style-name="表格1.A1" office:value-type="string">
            <text:p text:style-name="P2">      <text:a xlink:type="simple" xlink:href="../../../RacketProg/racket6.12/pkgs/racket-doc/scribblings/guide/guide/define-struct.html#%28part._trans-struct%29" text:style-name="Internet_20_link" text:visited-style-name="Visited_20_Internet_20_Link">5.4 不透明结构类型与透明结构类型对比</text:a></text:p>
          </table:table-cell>
        </table:table-row>
        <table:table-row>
          <table:table-cell table:style-name="表格1.A1" office:value-type="string">
            <text:p text:style-name="P2">      <text:a xlink:type="simple" xlink:href="../../../RacketProg/racket6.12/pkgs/racket-doc/scribblings/guide/guide/define-struct.html#%28part._struct-equal%29" text:style-name="Internet_20_link" text:visited-style-name="Visited_20_Internet_20_Link">5.5 结构的比较</text:a></text:p>
          </table:table-cell>
        </table:table-row>
        <table:table-row>
          <table:table-cell table:style-name="表格1.A1" office:value-type="string">
            <text:p text:style-name="P2">      <text:a xlink:type="simple" xlink:href="../../../RacketProg/racket6.12/pkgs/racket-doc/scribblings/guide/guide/define-struct.html#%28part._.Structure-.Type-.Generativity%29" text:style-name="Internet_20_link" text:visited-style-name="Visited_20_Internet_20_Link">5.6 结构类型的生成性</text:a></text:p>
          </table:table-cell>
        </table:table-row>
        <table:table-row>
          <table:table-cell table:style-name="表格1.A1" office:value-type="string">
            <text:p text:style-name="P2">      <text:a xlink:type="simple" xlink:href="../../../RacketProg/racket6.12/pkgs/racket-doc/scribblings/guide/guide/define-struct.html#%28part._prefab-struct%29" text:style-name="Internet_20_link" text:visited-style-name="Visited_20_Internet_20_Link">5.7 预制结构类型</text:a></text:p>
          </table:table-cell>
        </table:table-row>
        <table:table-row>
          <table:table-cell table:style-name="表格1.A1" office:value-type="string">
            <text:p text:style-name="P2">      <text:a xlink:type="simple" xlink:href="../../../RacketProg/racket6.12/pkgs/racket-doc/scribblings/guide/guide/define-struct.html#%28part._struct-options%29" text:style-name="Internet_20_link" text:visited-style-name="Visited_20_Internet_20_Link">5.8 更多的结构选项</text:a></text:p>
          </table:table-cell>
        </table:table-row>
        <table:table-row>
          <table:table-cell table:style-name="表格1.A1" office:value-type="string">
            <text:p text:style-name="P1"/>
          </table:table-cell>
        </table:table-row>
        <table:table-row>
          <table:table-cell table:style-name="表格1.A1" office:value-type="string">
            <text:p text:style-name="P2">    <text:a xlink:type="simple" xlink:href="../../../RacketProg/racket6.12/pkgs/racket-doc/scribblings/guide/guide/modules.html" text:style-name="Internet_20_link" text:visited-style-name="Visited_20_Internet_20_Link">6 模块</text:a></text:p>
          </table:table-cell>
        </table:table-row>
        <table:table-row>
          <table:table-cell table:style-name="表格1.A1" office:value-type="string">
            <text:p text:style-name="P2">      <text:a xlink:type="simple" xlink:href="../../../RacketProg/racket6.12/pkgs/racket-doc/scribblings/guide/guide/module-basics.html" text:style-name="Internet_20_link" text:visited-style-name="Visited_20_Internet_20_Link">6.1 模块基础</text:a></text:p>
          </table:table-cell>
        </table:table-row>
        <table:table-row>
          <table:table-cell table:style-name="表格1.A1" office:value-type="string">
            <text:p text:style-name="P2">        <text:a xlink:type="simple" xlink:href="../../../RacketProg/racket6.12/pkgs/racket-doc/scribblings/guide/guide/module-basics.html#%28part._module-org%29" text:style-name="Internet_20_link" text:visited-style-name="Visited_20_Internet_20_Link">6.1.1 组织模块</text:a></text:p>
          </table:table-cell>
        </table:table-row>
        <text:soft-page-break/>
        <table:table-row>
          <table:table-cell table:style-name="表格1.A1" office:value-type="string">
            <text:p text:style-name="P2">        <text:a xlink:type="simple" xlink:href="../../../RacketProg/racket6.12/pkgs/racket-doc/scribblings/guide/guide/module-basics.html#%28part._.Library-.Collections%29" text:style-name="Internet_20_link" text:visited-style-name="Visited_20_Internet_20_Link">6.1.2 库集合</text:a></text:p>
          </table:table-cell>
        </table:table-row>
        <table:table-row>
          <table:table-cell table:style-name="表格1.A1" office:value-type="string">
            <text:p text:style-name="P2">        <text:a xlink:type="simple" xlink:href="../../../RacketProg/racket6.12/pkgs/racket-doc/scribblings/guide/guide/module-basics.html#%28part._packages-and-collections%29" text:style-name="Internet_20_link" text:visited-style-name="Visited_20_Internet_20_Link">6.1.3 包和集合</text:a></text:p>
          </table:table-cell>
        </table:table-row>
        <table:table-row>
          <table:table-cell table:style-name="表格1.A1" office:value-type="string">
            <text:p text:style-name="P2">        <text:a xlink:type="simple" xlink:href="../../../RacketProg/racket6.12/pkgs/racket-doc/scribblings/guide/guide/module-basics.html#%28part._link-collection%29" text:style-name="Internet_20_link" text:visited-style-name="Visited_20_Internet_20_Link">6.1.4 添加集合</text:a></text:p>
          </table:table-cell>
        </table:table-row>
        <table:table-row>
          <table:table-cell table:style-name="表格1.A1" office:value-type="string">
            <text:p text:style-name="P2">      <text:a xlink:type="simple" xlink:href="../../../RacketProg/racket6.12/pkgs/racket-doc/scribblings/guide/guide/Module-Syntax.html" text:style-name="Internet_20_link" text:visited-style-name="Visited_20_Internet_20_Link">6.2 模块语法</text:a></text:p>
          </table:table-cell>
        </table:table-row>
        <table:table-row>
          <table:table-cell table:style-name="表格1.A1" office:value-type="string">
            <text:p text:style-name="P2">        <text:a xlink:type="simple" xlink:href="../../../RacketProg/racket6.12/pkgs/racket-doc/scribblings/guide/guide/Module-Syntax.html#%28part._module-syntax%29" text:style-name="Internet_20_link" text:visited-style-name="Visited_20_Internet_20_Link">6.2.1 module表</text:a></text:p>
          </table:table-cell>
        </table:table-row>
        <table:table-row>
          <table:table-cell table:style-name="表格1.A1" office:value-type="string">
            <text:p text:style-name="P2">        <text:a xlink:type="simple" xlink:href="../../../RacketProg/racket6.12/pkgs/racket-doc/scribblings/guide/guide/Module-Syntax.html#%28part._hash-lang%29" text:style-name="Internet_20_link" text:visited-style-name="Visited_20_Internet_20_Link">6.2.2 #lang简写</text:a></text:p>
          </table:table-cell>
        </table:table-row>
        <table:table-row>
          <table:table-cell table:style-name="表格1.A1" office:value-type="string">
            <text:p text:style-name="P2">        <text:a xlink:type="simple" xlink:href="../../../RacketProg/racket6.12/pkgs/racket-doc/scribblings/guide/guide/Module-Syntax.html#%28part._submodules%29" text:style-name="Internet_20_link" text:visited-style-name="Visited_20_Internet_20_Link">6.2.3 子模块</text:a></text:p>
          </table:table-cell>
        </table:table-row>
        <table:table-row>
          <table:table-cell table:style-name="表格1.A1" office:value-type="string">
            <text:p text:style-name="P2">        <text:a xlink:type="simple" xlink:href="../../../RacketProg/racket6.12/pkgs/racket-doc/scribblings/guide/guide/Module-Syntax.html#%28part._main-and-test%29" text:style-name="Internet_20_link" text:visited-style-name="Visited_20_Internet_20_Link">6.2.4 main和test子模块</text:a></text:p>
          </table:table-cell>
        </table:table-row>
        <table:table-row>
          <table:table-cell table:style-name="表格1.A1" office:value-type="string">
            <text:p text:style-name="P2">      <text:a xlink:type="simple" xlink:href="../../../RacketProg/racket6.12/pkgs/racket-doc/scribblings/guide/guide/module-paths.html" text:style-name="Internet_20_link" text:visited-style-name="Visited_20_Internet_20_Link">6.3 模块的路径</text:a></text:p>
          </table:table-cell>
        </table:table-row>
        <table:table-row>
          <table:table-cell table:style-name="表格1.A1" office:value-type="string">
            <text:p text:style-name="P2">      <text:a xlink:type="simple" xlink:href="../../../RacketProg/racket6.12/pkgs/racket-doc/scribblings/guide/guide/module-require.html" text:style-name="Internet_20_link" text:visited-style-name="Visited_20_Internet_20_Link">6.4 导入：require</text:a></text:p>
          </table:table-cell>
        </table:table-row>
        <table:table-row>
          <table:table-cell table:style-name="表格1.A1" office:value-type="string">
            <text:p text:style-name="P2">      <text:a xlink:type="simple" xlink:href="../../../RacketProg/racket6.12/pkgs/racket-doc/scribblings/guide/guide/module-provide.html" text:style-name="Internet_20_link" text:visited-style-name="Visited_20_Internet_20_Link">6.5 导出：provide</text:a></text:p>
          </table:table-cell>
        </table:table-row>
        <table:table-row>
          <table:table-cell table:style-name="表格1.A1" office:value-type="string">
            <text:p text:style-name="P2">      <text:a xlink:type="simple" xlink:href="../../../RacketProg/racket6.12/pkgs/racket-doc/scribblings/guide/guide/module-set.html" text:style-name="Internet_20_link" text:visited-style-name="Visited_20_Internet_20_Link">6.6 赋值和重定义</text:a></text:p>
          </table:table-cell>
        </table:table-row>
        <table:table-row>
          <table:table-cell table:style-name="表格1.A1" office:value-type="string">
            <text:p text:style-name="P1"/>
          </table:table-cell>
        </table:table-row>
        <table:table-row>
          <table:table-cell table:style-name="表格1.A1" office:value-type="string">
            <text:p text:style-name="P2">    <text:a xlink:type="simple" xlink:href="../../../RacketProg/racket6.12/pkgs/racket-doc/scribblings/guide/guide/contracts.html" text:style-name="Internet_20_link" text:visited-style-name="Visited_20_Internet_20_Link">7 合约</text:a></text:p>
          </table:table-cell>
        </table:table-row>
        <table:table-row>
          <table:table-cell table:style-name="表格1.A1" office:value-type="string">
            <text:p text:style-name="P2">      <text:a xlink:type="simple" xlink:href="../../../RacketProg/racket6.12/pkgs/racket-doc/scribblings/guide/guide/contract-boundaries.html" text:style-name="Internet_20_link" text:visited-style-name="Visited_20_Internet_20_Link">7.1 合约和边界</text:a></text:p>
          </table:table-cell>
        </table:table-row>
        <table:table-row>
          <table:table-cell table:style-name="表格1.A1" office:value-type="string">
            <text:p text:style-name="P2">        <text:a xlink:type="simple" xlink:href="../../../RacketProg/racket6.12/pkgs/racket-doc/scribblings/guide/guide/contract-boundaries.html#%28part._contracts-amount0%29" text:style-name="Internet_20_link" text:visited-style-name="Visited_20_Internet_20_Link">7.1.1 Contract Violations</text:a></text:p>
          </table:table-cell>
        </table:table-row>
        <table:table-row>
          <table:table-cell table:style-name="表格1.A1" office:value-type="string">
            <text:p text:style-name="P2">        <text:a xlink:type="simple" xlink:href="../../../RacketProg/racket6.12/pkgs/racket-doc/scribblings/guide/guide/contract-boundaries.html#%28part._contracts-amount0%29" text:style-name="Internet_20_link" text:visited-style-name="Visited_20_Internet_20_Link">7.1.2 合同的违反</text:a></text:p>
          </table:table-cell>
        </table:table-row>
        <table:table-row>
          <table:table-cell table:style-name="表格1.A1" office:value-type="string">
            <text:p text:style-name="P2">        <text:a xlink:type="simple" xlink:href="../../../RacketProg/racket6.12/pkgs/racket-doc/scribblings/guide/guide/contract-boundaries.html#%28part._contracts-.Experimenting-with-.Contracts-and-.Modules%29" text:style-name="Internet_20_link" text:visited-style-name="Visited_20_Internet_20_Link">7.1.3 合约与模块的测试</text:a></text:p>
          </table:table-cell>
        </table:table-row>
        <table:table-row>
          <table:table-cell table:style-name="表格1.A1" office:value-type="string">
            <text:p text:style-name="P2">        <text:a xlink:type="simple" xlink:href="../../../RacketProg/racket6.12/pkgs/racket-doc/scribblings/guide/guide/contract-boundaries.html#%28part._contracts-intro-nested%29" text:style-name="Internet_20_link" text:visited-style-name="Visited_20_Internet_20_Link">7.1.4 嵌套合约的测试</text:a></text:p>
          </table:table-cell>
        </table:table-row>
        <table:table-row>
          <table:table-cell table:style-name="表格1.A1" office:value-type="string">
            <text:p text:style-name="P2">      <text:a xlink:type="simple" xlink:href="../../../RacketProg/racket6.12/pkgs/racket-doc/scribblings/guide/guide/contract-func.html" text:style-name="Internet_20_link" text:visited-style-name="Visited_20_Internet_20_Link">7.2 函数的简单合约</text:a></text:p>
          </table:table-cell>
        </table:table-row>
        <table:table-row>
          <table:table-cell table:style-name="表格1.A1" office:value-type="string">
            <text:p text:style-name="P2">        <text:a xlink:type="simple" xlink:href="../../../RacketProg/racket6.12/pkgs/racket-doc/scribblings/guide/guide/contract-func.html#%28part._-_~e7~b1~bb~e5~9e~8b%29" text:style-name="Internet_20_link" text:visited-style-name="Visited_20_Internet_20_Link">7.2.1 -&gt;类型</text:a></text:p>
          </table:table-cell>
        </table:table-row>
        <table:table-row>
          <table:table-cell table:style-name="表格1.A1" office:value-type="string">
            <text:p text:style-name="P2">        <text:a xlink:type="simple" xlink:href="../../../RacketProg/racket6.12/pkgs/racket-doc/scribblings/guide/guide/contract-func.html#%28part._simple-nested%29" text:style-name="Internet_20_link" text:visited-style-name="Visited_20_Internet_20_Link">7.2.2 define/contract和 -&gt;的使用</text:a></text:p>
          </table:table-cell>
        </table:table-row>
        <table:table-row>
          <table:table-cell table:style-name="表格1.A1" office:value-type="string">
            <text:p text:style-name="P2">        <text:a xlink:type="simple" xlink:href="../../../RacketProg/racket6.12/pkgs/racket-doc/scribblings/guide/guide/contract-func.html#%28part._any-and-any~7cc%29" text:style-name="Internet_20_link" text:visited-style-name="Visited_20_Internet_20_Link">7.2.3 any和any/c</text:a></text:p>
          </table:table-cell>
        </table:table-row>
        <table:table-row>
          <table:table-cell table:style-name="表格1.A1" office:value-type="string">
            <text:p text:style-name="P2">        <text:a xlink:type="simple" xlink:href="../../../RacketProg/racket6.12/pkgs/racket-doc/scribblings/guide/guide/contract-func.html#%28part._contracts-own%29" text:style-name="Internet_20_link" text:visited-style-name="Visited_20_Internet_20_Link">7.2.4 运转你自己的合约</text:a></text:p>
          </table:table-cell>
        </table:table-row>
        <table:table-row>
          <table:table-cell table:style-name="表格1.A1" office:value-type="string">
            <text:p text:style-name="P2">        <text:a xlink:type="simple" xlink:href="../../../RacketProg/racket6.12/pkgs/racket-doc/scribblings/guide/guide/contract-func.html#%28part._contracts-.Contracts-on-.Higher-order-.Functions%29" text:style-name="Internet_20_link" text:visited-style-name="Visited_20_Internet_20_Link">7.2.5 合约的高阶函数</text:a></text:p>
          </table:table-cell>
        </table:table-row>
        <table:table-row>
          <table:table-cell table:style-name="表格1.A1" office:value-type="string">
            <text:p text:style-name="P2">        <text:a xlink:type="simple" xlink:href="../../../RacketProg/racket6.12/pkgs/racket-doc/scribblings/guide/guide/contract-func.html#%28part._contracts-flat-named-contracts%29" text:style-name="Internet_20_link" text:visited-style-name="Visited_20_Internet_20_Link">7.2.6 带”???“的合约信息</text:a></text:p>
          </table:table-cell>
        </table:table-row>
        <text:soft-page-break/>
        <table:table-row>
          <table:table-cell table:style-name="表格1.A1" office:value-type="string">
            <text:p text:style-name="P2">        <text:a xlink:type="simple" xlink:href="../../../RacketProg/racket6.12/pkgs/racket-doc/scribblings/guide/guide/contract-func.html#%28part._contracts-dissecting-contract-errors%29" text:style-name="Internet_20_link" text:visited-style-name="Visited_20_Internet_20_Link">7.2.7 解析一个合约的错误消息</text:a></text:p>
          </table:table-cell>
        </table:table-row>
        <table:table-row>
          <table:table-cell table:style-name="表格1.A1" office:value-type="string">
            <text:p text:style-name="P2">      <text:a xlink:type="simple" xlink:href="../../../RacketProg/racket6.12/pkgs/racket-doc/scribblings/guide/guide/contracts-general-functions.html" text:style-name="Internet_20_link" text:visited-style-name="Visited_20_Internet_20_Link">7.3 通常的函数合约</text:a></text:p>
          </table:table-cell>
        </table:table-row>
        <table:table-row>
          <table:table-cell table:style-name="表格1.A1" office:value-type="string">
            <text:p text:style-name="P2">        <text:a xlink:type="simple" xlink:href="../../../RacketProg/racket6.12/pkgs/racket-doc/scribblings/guide/guide/contracts-general-functions.html#%28part._contracts-optional%29" text:style-name="Internet_20_link" text:visited-style-name="Visited_20_Internet_20_Link">7.3.1 可选参数</text:a></text:p>
          </table:table-cell>
        </table:table-row>
        <table:table-row>
          <table:table-cell table:style-name="表格1.A1" office:value-type="string">
            <text:p text:style-name="P2">        <text:a xlink:type="simple" xlink:href="../../../RacketProg/racket6.12/pkgs/racket-doc/scribblings/guide/guide/contracts-general-functions.html#%28part._contracts-rest-args%29" text:style-name="Internet_20_link" text:visited-style-name="Visited_20_Internet_20_Link">7.3.2 剩余参数</text:a></text:p>
          </table:table-cell>
        </table:table-row>
        <table:table-row>
          <table:table-cell table:style-name="表格1.A1" office:value-type="string">
            <text:p text:style-name="P2">        <text:a xlink:type="simple" xlink:href="../../../RacketProg/racket6.12/pkgs/racket-doc/scribblings/guide/guide/contracts-general-functions.html#%28part._contracts-keywords%29" text:style-name="Internet_20_link" text:visited-style-name="Visited_20_Internet_20_Link">7.3.3 关键字参数</text:a></text:p>
          </table:table-cell>
        </table:table-row>
        <table:table-row>
          <table:table-cell table:style-name="表格1.A1" office:value-type="string">
            <text:p text:style-name="P2">        <text:a xlink:type="simple" xlink:href="../../../RacketProg/racket6.12/pkgs/racket-doc/scribblings/guide/guide/contracts-general-functions.html#%28part._contracts-optional-keywords%29" text:style-name="Internet_20_link" text:visited-style-name="Visited_20_Internet_20_Link">7.3.4 可选关键字参数</text:a></text:p>
          </table:table-cell>
        </table:table-row>
        <table:table-row>
          <table:table-cell table:style-name="表格1.A1" office:value-type="string">
            <text:p text:style-name="P2">        <text:a xlink:type="simple" xlink:href="../../../RacketProg/racket6.12/pkgs/racket-doc/scribblings/guide/guide/contracts-general-functions.html#%28part._contracts-case-lambda%29" text:style-name="Internet_20_link" text:visited-style-name="Visited_20_Internet_20_Link">7.3.5 对case-lambda的合约</text:a></text:p>
          </table:table-cell>
        </table:table-row>
        <table:table-row>
          <table:table-cell table:style-name="表格1.A1" office:value-type="string">
            <text:p text:style-name="P2">        <text:a xlink:type="simple" xlink:href="../../../RacketProg/racket6.12/pkgs/racket-doc/scribblings/guide/guide/contracts-general-functions.html#%28part._contracts-arrow-d%29" text:style-name="Internet_20_link" text:visited-style-name="Visited_20_Internet_20_Link">7.3.6 参数和结果的依赖</text:a></text:p>
          </table:table-cell>
        </table:table-row>
        <table:table-row>
          <table:table-cell table:style-name="表格1.A1" office:value-type="string">
            <text:p text:style-name="P2">        <text:a xlink:type="simple" xlink:href="../../../RacketProg/racket6.12/pkgs/racket-doc/scribblings/guide/guide/contracts-general-functions.html#%28part._contracts-arrow-d-eval-order%29" text:style-name="Internet_20_link" text:visited-style-name="Visited_20_Internet_20_Link">7.3.7 检查状态变化</text:a></text:p>
          </table:table-cell>
        </table:table-row>
        <table:table-row>
          <table:table-cell table:style-name="表格1.A1" office:value-type="string">
            <text:p text:style-name="P2">        <text:a xlink:type="simple" xlink:href="../../../RacketProg/racket6.12/pkgs/racket-doc/scribblings/guide/guide/contracts-general-functions.html#%28part._contracts-multiple%29" text:style-name="Internet_20_link" text:visited-style-name="Visited_20_Internet_20_Link">7.3.8 多个结果值</text:a></text:p>
          </table:table-cell>
        </table:table-row>
        <table:table-row>
          <table:table-cell table:style-name="表格1.A1" office:value-type="string">
            <text:p text:style-name="P2">        <text:a xlink:type="simple" xlink:href="../../../RacketProg/racket6.12/pkgs/racket-doc/scribblings/guide/guide/contracts-general-functions.html#%28part._contracts-no-domain%29" text:style-name="Internet_20_link" text:visited-style-name="Visited_20_Internet_20_Link">7.3.9 固定但静态未知数量的参数</text:a></text:p>
          </table:table-cell>
        </table:table-row>
        <table:table-row>
          <table:table-cell table:style-name="表格1.A1" office:value-type="string">
            <text:p text:style-name="P2">      <text:a xlink:type="simple" xlink:href="../../../RacketProg/racket6.12/pkgs/racket-doc/scribblings/guide/guide/contracts-first.html" text:style-name="Internet_20_link" text:visited-style-name="Visited_20_Internet_20_Link">7.4 合约：一个全面的例子</text:a></text:p>
          </table:table-cell>
        </table:table-row>
        <table:table-row>
          <table:table-cell table:style-name="表格1.A1" office:value-type="string">
            <text:p text:style-name="P2">      <text:a xlink:type="simple" xlink:href="../../../RacketProg/racket6.12/pkgs/racket-doc/scribblings/guide/guide/contracts-struct.html" text:style-name="Internet_20_link" text:visited-style-name="Visited_20_Internet_20_Link">7.5 结构的合约</text:a></text:p>
          </table:table-cell>
        </table:table-row>
        <table:table-row>
          <table:table-cell table:style-name="表格1.A1" office:value-type="string">
            <text:p text:style-name="P2">        <text:a xlink:type="simple" xlink:href="../../../RacketProg/racket6.12/pkgs/racket-doc/scribblings/guide/guide/contracts-struct.html#%28part._contracts-single-struct%29" text:style-name="Internet_20_link" text:visited-style-name="Visited_20_Internet_20_Link">7.5.1 对特定值的确保</text:a></text:p>
          </table:table-cell>
        </table:table-row>
        <table:table-row>
          <table:table-cell table:style-name="表格1.A1" office:value-type="string">
            <text:p text:style-name="P2">        <text:a xlink:type="simple" xlink:href="../../../RacketProg/racket6.12/pkgs/racket-doc/scribblings/guide/guide/contracts-struct.html#%28part._contracts-define-struct%29" text:style-name="Internet_20_link" text:visited-style-name="Visited_20_Internet_20_Link">7.5.2 对所有值的确保</text:a></text:p>
          </table:table-cell>
        </table:table-row>
        <table:table-row>
          <table:table-cell table:style-name="表格1.A1" office:value-type="string">
            <text:p text:style-name="P2">        <text:a xlink:type="simple" xlink:href="../../../RacketProg/racket6.12/pkgs/racket-doc/scribblings/guide/guide/contracts-struct.html#%28part._contracts-lazy-contracts%29" text:style-name="Internet_20_link" text:visited-style-name="Visited_20_Internet_20_Link">7.5.3 检查数据结构的特性</text:a></text:p>
          </table:table-cell>
        </table:table-row>
        <table:table-row>
          <table:table-cell table:style-name="表格1.A1" office:value-type="string">
            <text:p text:style-name="P2">      <text:a xlink:type="simple" xlink:href="../../../RacketProg/racket6.12/pkgs/racket-doc/scribblings/guide/guide/contracts-exists.html" text:style-name="Internet_20_link" text:visited-style-name="Visited_20_Internet_20_Link">7.6 用#:exists和#:∃抽象合约</text:a></text:p>
          </table:table-cell>
        </table:table-row>
        <table:table-row>
          <table:table-cell table:style-name="表格1.A1" office:value-type="string">
            <text:p text:style-name="P2">      <text:a xlink:type="simple" xlink:href="../../../RacketProg/racket6.12/pkgs/racket-doc/scribblings/guide/guide/contracts-examples.html" text:style-name="Internet_20_link" text:visited-style-name="Visited_20_Internet_20_Link">7.7 额外的例子</text:a></text:p>
          </table:table-cell>
        </table:table-row>
        <table:table-row>
          <table:table-cell table:style-name="表格1.A1" office:value-type="string">
            <text:p text:style-name="P2">        <text:a xlink:type="simple" xlink:href="../../../RacketProg/racket6.12/pkgs/racket-doc/scribblings/guide/guide/contracts-examples.html#%28part._.A-.Customer-.Manager-.Component%29" text:style-name="Internet_20_link" text:visited-style-name="Visited_20_Internet_20_Link">7.7.1 一个客户管理器的组成</text:a></text:p>
          </table:table-cell>
        </table:table-row>
        <table:table-row>
          <table:table-cell table:style-name="表格1.A1" office:value-type="string">
            <text:p text:style-name="P2">        <text:a xlink:type="simple" xlink:href="../../../RacketProg/racket6.12/pkgs/racket-doc/scribblings/guide/guide/contracts-examples.html#%28part._.A-.Parameteric-.Simple-.Stack%29" text:style-name="Internet_20_link" text:visited-style-name="Visited_20_Internet_20_Link">7.7.2 一个参数（简单）栈</text:a></text:p>
          </table:table-cell>
        </table:table-row>
        <table:table-row>
          <table:table-cell table:style-name="表格1.A1" office:value-type="string">
            <text:p text:style-name="P2">        <text:a xlink:type="simple" xlink:href="../../../RacketProg/racket6.12/pkgs/racket-doc/scribblings/guide/guide/contracts-examples.html#%28part._.A-.Dictionary%29" text:style-name="Internet_20_link" text:visited-style-name="Visited_20_Internet_20_Link">7.7.3 一个字典</text:a></text:p>
          </table:table-cell>
        </table:table-row>
        <table:table-row>
          <table:table-cell table:style-name="表格1.A1" office:value-type="string">
            <text:p text:style-name="P2">        <text:a xlink:type="simple" xlink:href="../../../RacketProg/racket6.12/pkgs/racket-doc/scribblings/guide/guide/contracts-examples.html#%28part._.A-.Queue%29" text:style-name="Internet_20_link" text:visited-style-name="Visited_20_Internet_20_Link">7.7.4 一个队列</text:a></text:p>
          </table:table-cell>
        </table:table-row>
        <table:table-row>
          <table:table-cell table:style-name="表格1.A1" office:value-type="string">
            <text:p text:style-name="P2">      <text:a xlink:type="simple" xlink:href="../../../RacketProg/racket6.12/pkgs/racket-doc/scribblings/guide/guide/Building-New-Contracts.html" text:style-name="Internet_20_link" text:visited-style-name="Visited_20_Internet_20_Link">7.8 建立新合约</text:a></text:p>
          </table:table-cell>
        </table:table-row>
        <table:table-row>
          <table:table-cell table:style-name="表格1.A1" office:value-type="string">
            <text:p text:style-name="P2">        <text:a xlink:type="simple" xlink:href="../../../RacketProg/racket6.12/pkgs/racket-doc/scribblings/guide/guide/Building-New-Contracts.html#%28part._.Contract-.Struct-.Properties%29" text:style-name="Internet_20_link" text:visited-style-name="Visited_20_Internet_20_Link">7.8.1 合约结构属性</text:a></text:p>
          </table:table-cell>
        </table:table-row>
        <table:table-row>
          <table:table-cell table:style-name="表格1.A1" office:value-type="string">
            <text:p text:style-name="P2">        <text:a xlink:type="simple" xlink:href="../../../RacketProg/racket6.12/pkgs/racket-doc/scribblings/guide/guide/Building-New-Contracts.html#%28part._.With-all-the-.Bells-and-.Whistles%29" text:style-name="Internet_20_link" text:visited-style-name="Visited_20_Internet_20_Link">7.8.2 所有的警告和报警</text:a></text:p>
          </table:table-cell>
        </table:table-row>
        <text:soft-page-break/>
        <table:table-row>
          <table:table-cell table:style-name="表格1.A1" office:value-type="string">
            <text:p text:style-name="P2">      <text:a xlink:type="simple" xlink:href="../../../RacketProg/racket6.12/pkgs/racket-doc/scribblings/guide/guide/contracts-gotchas.html" text:style-name="Internet_20_link" text:visited-style-name="Visited_20_Internet_20_Link">7.9 陷阱</text:a></text:p>
          </table:table-cell>
        </table:table-row>
        <table:table-row>
          <table:table-cell table:style-name="表格1.A1" office:value-type="string">
            <text:p text:style-name="P2">        <text:a xlink:type="simple" xlink:href="../../../RacketProg/racket6.12/pkgs/racket-doc/scribblings/guide/guide/contracts-gotchas.html#%28part._contracts-.Contracts-and-eq%29" text:style-name="Internet_20_link" text:visited-style-name="Visited_20_Internet_20_Link">7.9.1 合约和eq?</text:a></text:p>
          </table:table-cell>
        </table:table-row>
        <table:table-row>
          <table:table-cell table:style-name="表格1.A1" office:value-type="string">
            <text:p text:style-name="P2">        <text:a xlink:type="simple" xlink:href="../../../RacketProg/racket6.12/pkgs/racket-doc/scribblings/guide/guide/contracts-gotchas.html#%28part._contracts-gotcha-nested%29" text:style-name="Internet_20_link" text:visited-style-name="Visited_20_Internet_20_Link">7.9.2 合约的范围和define/contract</text:a></text:p>
          </table:table-cell>
        </table:table-row>
        <table:table-row>
          <table:table-cell table:style-name="表格1.A1" office:value-type="string">
            <text:p text:style-name="P2">        <text:a xlink:type="simple" xlink:href="../../../RacketProg/racket6.12/pkgs/racket-doc/scribblings/guide/guide/contracts-gotchas.html#%28part._contracts-exists-gotcha%29" text:style-name="Internet_20_link" text:visited-style-name="Visited_20_Internet_20_Link">7.9.3 合约的生存期和判断</text:a></text:p>
          </table:table-cell>
        </table:table-row>
        <table:table-row>
          <table:table-cell table:style-name="表格1.A1" office:value-type="string">
            <text:p text:style-name="P2">        <text:a xlink:type="simple" xlink:href="../../../RacketProg/racket6.12/pkgs/racket-doc/scribblings/guide/guide/contracts-gotchas.html#%28part._contracts-.Defining-.Recursive-.Contracts%29" text:style-name="Internet_20_link" text:visited-style-name="Visited_20_Internet_20_Link">7.9.4 定义递归合约</text:a></text:p>
          </table:table-cell>
        </table:table-row>
        <table:table-row>
          <table:table-cell table:style-name="表格1.A1" office:value-type="string">
            <text:p text:style-name="P2">        <text:a xlink:type="simple" xlink:href="../../../RacketProg/racket6.12/pkgs/racket-doc/scribblings/guide/guide/contracts-gotchas.html#%28part._~e6~b7~b7~e5~90~88set_~e5~92~8ccontract-out%29" text:style-name="Internet_20_link" text:visited-style-name="Visited_20_Internet_20_Link">7.9.5 混合set!和contract-out</text:a></text:p>
          </table:table-cell>
        </table:table-row>
        <table:table-row>
          <table:table-cell table:style-name="表格1.A1" office:value-type="string">
            <text:p text:style-name="P1"/>
          </table:table-cell>
        </table:table-row>
        <table:table-row>
          <table:table-cell table:style-name="表格1.A1" office:value-type="string">
            <text:p text:style-name="P2">    <text:a xlink:type="simple" xlink:href="../../../RacketProg/racket6.12/pkgs/racket-doc/scribblings/guide/guide/i_o.html" text:style-name="Internet_20_link" text:visited-style-name="Visited_20_Internet_20_Link">8 输入和输出</text:a></text:p>
          </table:table-cell>
        </table:table-row>
        <table:table-row>
          <table:table-cell table:style-name="表格1.A1" office:value-type="string">
            <text:p text:style-name="P2">      <text:a xlink:type="simple" xlink:href="../../../RacketProg/racket6.12/pkgs/racket-doc/scribblings/guide/guide/ports.html" text:style-name="Internet_20_link" text:visited-style-name="Visited_20_Internet_20_Link">8.1 端口的种类</text:a></text:p>
          </table:table-cell>
        </table:table-row>
        <table:table-row>
          <table:table-cell table:style-name="表格1.A1" office:value-type="string">
            <text:p text:style-name="P2">      <text:a xlink:type="simple" xlink:href="../../../RacketProg/racket6.12/pkgs/racket-doc/scribblings/guide/guide/default-ports.html" text:style-name="Internet_20_link" text:visited-style-name="Visited_20_Internet_20_Link">8.2 默认端口</text:a></text:p>
          </table:table-cell>
        </table:table-row>
        <table:table-row>
          <table:table-cell table:style-name="表格1.A1" office:value-type="string">
            <text:p text:style-name="P2">      <text:a xlink:type="simple" xlink:href="../../../RacketProg/racket6.12/pkgs/racket-doc/scribblings/guide/guide/read-write.html" text:style-name="Internet_20_link" text:visited-style-name="Visited_20_Internet_20_Link">8.3 读写Racket数据</text:a></text:p>
          </table:table-cell>
        </table:table-row>
        <table:table-row>
          <table:table-cell table:style-name="表格1.A1" office:value-type="string">
            <text:p text:style-name="P2">      <text:a xlink:type="simple" xlink:href="../../../RacketProg/racket6.12/pkgs/racket-doc/scribblings/guide/guide/serialization.html" text:style-name="Internet_20_link" text:visited-style-name="Visited_20_Internet_20_Link">8.4 数据类型和序列化</text:a></text:p>
          </table:table-cell>
        </table:table-row>
        <table:table-row>
          <table:table-cell table:style-name="表格1.A1" office:value-type="string">
            <text:p text:style-name="P2">      <text:a xlink:type="simple" xlink:href="../../../RacketProg/racket6.12/pkgs/racket-doc/scribblings/guide/guide/encodings.html" text:style-name="Internet_20_link" text:visited-style-name="Visited_20_Internet_20_Link">8.5 字节、字符和编码</text:a></text:p>
          </table:table-cell>
        </table:table-row>
        <table:table-row>
          <table:table-cell table:style-name="表格1.A1" office:value-type="string">
            <text:p text:style-name="P2">      <text:a xlink:type="simple" xlink:href="../../../RacketProg/racket6.12/pkgs/racket-doc/scribblings/guide/guide/io-patterns.html" text:style-name="Internet_20_link" text:visited-style-name="Visited_20_Internet_20_Link">8.6 IO模式</text:a></text:p>
          </table:table-cell>
        </table:table-row>
        <table:table-row>
          <table:table-cell table:style-name="表格1.A1" office:value-type="string">
            <text:p text:style-name="P1"/>
          </table:table-cell>
        </table:table-row>
        <table:table-row>
          <table:table-cell table:style-name="表格1.A1" office:value-type="string">
            <text:p text:style-name="P2">    <text:a xlink:type="simple" xlink:href="../../../RacketProg/racket6.12/pkgs/racket-doc/scribblings/guide/guide/regexp.html" text:style-name="Internet_20_link" text:visited-style-name="Visited_20_Internet_20_Link">9 正则表达式</text:a></text:p>
          </table:table-cell>
        </table:table-row>
        <table:table-row>
          <table:table-cell table:style-name="表格1.A1" office:value-type="string">
            <text:p text:style-name="P2">      <text:a xlink:type="simple" xlink:href="../../../RacketProg/racket6.12/pkgs/racket-doc/scribblings/guide/guide/regexp-intro.html" text:style-name="Internet_20_link" text:visited-style-name="Visited_20_Internet_20_Link">9.1 写regexp模式</text:a></text:p>
          </table:table-cell>
        </table:table-row>
        <table:table-row>
          <table:table-cell table:style-name="表格1.A1" office:value-type="string">
            <text:p text:style-name="P2">      <text:a xlink:type="simple" xlink:href="../../../RacketProg/racket6.12/pkgs/racket-doc/scribblings/guide/guide/regexp-match.html" text:style-name="Internet_20_link" text:visited-style-name="Visited_20_Internet_20_Link">9.2 匹配正则表达式模式</text:a></text:p>
          </table:table-cell>
        </table:table-row>
        <table:table-row>
          <table:table-cell table:style-name="表格1.A1" office:value-type="string">
            <text:p text:style-name="P2">      <text:a xlink:type="simple" xlink:href="../../../RacketProg/racket6.12/pkgs/racket-doc/scribblings/guide/guide/regexp-assert.html" text:style-name="Internet_20_link" text:visited-style-name="Visited_20_Internet_20_Link">9.3 基本申明</text:a></text:p>
          </table:table-cell>
        </table:table-row>
        <table:table-row>
          <table:table-cell table:style-name="表格1.A1" office:value-type="string">
            <text:p text:style-name="P2">      <text:a xlink:type="simple" xlink:href="../../../RacketProg/racket6.12/pkgs/racket-doc/scribblings/guide/guide/regexp-chars.html" text:style-name="Internet_20_link" text:visited-style-name="Visited_20_Internet_20_Link">9.4 字符和字符类</text:a></text:p>
          </table:table-cell>
        </table:table-row>
        <table:table-row>
          <table:table-cell table:style-name="表格1.A1" office:value-type="string">
            <text:p text:style-name="P2">        <text:a xlink:type="simple" xlink:href="../../../RacketProg/racket6.12/pkgs/racket-doc/scribblings/guide/guide/regexp-chars.html#%28part._.Some-.Frequently-.Used-.Character-.Classes%29" text:style-name="Internet_20_link" text:visited-style-name="Visited_20_Internet_20_Link">9.4.1 常用的字符类</text:a></text:p>
          </table:table-cell>
        </table:table-row>
        <table:table-row>
          <table:table-cell table:style-name="表格1.A1" office:value-type="string">
            <text:p text:style-name="P2">        <text:a xlink:type="simple" xlink:href="../../../RacketProg/racket6.12/pkgs/racket-doc/scribblings/guide/guide/regexp-chars.html#%28part._.P.O.S.I.X-character-classes%29" text:style-name="Internet_20_link" text:visited-style-name="Visited_20_Internet_20_Link">9.4.2 POSIX字符类</text:a></text:p>
          </table:table-cell>
        </table:table-row>
        <table:table-row>
          <table:table-cell table:style-name="表格1.A1" office:value-type="string">
            <text:p text:style-name="P2">      <text:a xlink:type="simple" xlink:href="../../../RacketProg/racket6.12/pkgs/racket-doc/scribblings/guide/guide/regexp-quant.html" text:style-name="Internet_20_link" text:visited-style-name="Visited_20_Internet_20_Link">9.5 量词</text:a></text:p>
          </table:table-cell>
        </table:table-row>
        <table:table-row>
          <table:table-cell table:style-name="表格1.A1" office:value-type="string">
            <text:p text:style-name="P2">      <text:a xlink:type="simple" xlink:href="../../../RacketProg/racket6.12/pkgs/racket-doc/scribblings/guide/guide/regexp-clusters.html" text:style-name="Internet_20_link" text:visited-style-name="Visited_20_Internet_20_Link">9.6 聚类</text:a></text:p>
          </table:table-cell>
        </table:table-row>
        <table:table-row>
          <table:table-cell table:style-name="表格1.A1" office:value-type="string">
            <text:p text:style-name="P2">        <text:a xlink:type="simple" xlink:href="../../../RacketProg/racket6.12/pkgs/racket-doc/scribblings/guide/guide/regexp-clusters.html#%28part._.Backreferences%29" text:style-name="Internet_20_link" text:visited-style-name="Visited_20_Internet_20_Link">9.6.1 后向引用</text:a></text:p>
          </table:table-cell>
        </table:table-row>
        <table:table-row>
          <table:table-cell table:style-name="表格1.A1" office:value-type="string">
            <text:p text:style-name="P2">        <text:a xlink:type="simple" xlink:href="../../../RacketProg/racket6.12/pkgs/racket-doc/scribblings/guide/guide/regexp-clusters.html#%28part._.Non-capturing-.Clusters%29" text:style-name="Internet_20_link" text:visited-style-name="Visited_20_Internet_20_Link">9.6.2 非捕捉簇</text:a></text:p>
          </table:table-cell>
        </table:table-row>
        <table:table-row>
          <table:table-cell table:style-name="表格1.A1" office:value-type="string">
            <text:p text:style-name="P2">        <text:a xlink:type="simple" xlink:href="../../../RacketProg/racket6.12/pkgs/racket-doc/scribblings/guide/guide/regexp-clusters.html#%28part._regexp-cloister%29" text:style-name="Internet_20_link" text:visited-style-name="Visited_20_Internet_20_Link">9.6.3 回廊</text:a></text:p>
          </table:table-cell>
        </table:table-row>
        <text:soft-page-break/>
        <table:table-row>
          <table:table-cell table:style-name="表格1.A1" office:value-type="string">
            <text:p text:style-name="P2">      <text:a xlink:type="simple" xlink:href="../../../RacketProg/racket6.12/pkgs/racket-doc/scribblings/guide/guide/regexp-alternation.html" text:style-name="Internet_20_link" text:visited-style-name="Visited_20_Internet_20_Link">9.7 替代</text:a></text:p>
          </table:table-cell>
        </table:table-row>
        <table:table-row>
          <table:table-cell table:style-name="表格1.A1" office:value-type="string">
            <text:p text:style-name="P2">      <text:a xlink:type="simple" xlink:href="../../../RacketProg/racket6.12/pkgs/racket-doc/scribblings/guide/guide/Backtracking.html" text:style-name="Internet_20_link" text:visited-style-name="Visited_20_Internet_20_Link">9.8 回溯</text:a></text:p>
          </table:table-cell>
        </table:table-row>
        <table:table-row>
          <table:table-cell table:style-name="表格1.A1" office:value-type="string">
            <text:p text:style-name="P2">      <text:a xlink:type="simple" xlink:href="../../../RacketProg/racket6.12/pkgs/racket-doc/scribblings/guide/guide/Looking-Ahead-and-Behind.html" text:style-name="Internet_20_link" text:visited-style-name="Visited_20_Internet_20_Link">9.9 前后查找</text:a></text:p>
          </table:table-cell>
        </table:table-row>
        <table:table-row>
          <table:table-cell table:style-name="表格1.A1" office:value-type="string">
            <text:p text:style-name="P2">        <text:a xlink:type="simple" xlink:href="../../../RacketProg/racket6.12/pkgs/racket-doc/scribblings/guide/guide/Looking-Ahead-and-Behind.html#%28part._.Lookahead%29" text:style-name="Internet_20_link" text:visited-style-name="Visited_20_Internet_20_Link">9.9.1 向前查找</text:a></text:p>
          </table:table-cell>
        </table:table-row>
        <table:table-row>
          <table:table-cell table:style-name="表格1.A1" office:value-type="string">
            <text:p text:style-name="P2">        <text:a xlink:type="simple" xlink:href="../../../RacketProg/racket6.12/pkgs/racket-doc/scribblings/guide/guide/Looking-Ahead-and-Behind.html#%28part._.Lookbehind%29" text:style-name="Internet_20_link" text:visited-style-name="Visited_20_Internet_20_Link">9.9.2 向后查找</text:a></text:p>
          </table:table-cell>
        </table:table-row>
        <table:table-row>
          <table:table-cell table:style-name="表格1.A1" office:value-type="string">
            <text:p text:style-name="P2">      <text:a xlink:type="simple" xlink:href="../../../RacketProg/racket6.12/pkgs/racket-doc/scribblings/guide/guide/An-Extended-Example.html" text:style-name="Internet_20_link" text:visited-style-name="Visited_20_Internet_20_Link">9.10 一个扩展示例</text:a></text:p>
          </table:table-cell>
        </table:table-row>
        <table:table-row>
          <table:table-cell table:style-name="表格1.A1" office:value-type="string">
            <text:p text:style-name="P1"/>
          </table:table-cell>
        </table:table-row>
        <table:table-row>
          <table:table-cell table:style-name="表格1.A1" office:value-type="string">
            <text:p text:style-name="P2">    <text:a xlink:type="simple" xlink:href="../../../RacketProg/racket6.12/pkgs/racket-doc/scribblings/guide/guide/control.html" text:style-name="Internet_20_link" text:visited-style-name="Visited_20_Internet_20_Link">10 异常与控制</text:a></text:p>
          </table:table-cell>
        </table:table-row>
        <table:table-row>
          <table:table-cell table:style-name="表格1.A1" office:value-type="string">
            <text:p text:style-name="P2">      <text:a xlink:type="simple" xlink:href="../../../RacketProg/racket6.12/pkgs/racket-doc/scribblings/guide/guide/exns.html" text:style-name="Internet_20_link" text:visited-style-name="Visited_20_Internet_20_Link">10.1 异常</text:a></text:p>
          </table:table-cell>
        </table:table-row>
        <table:table-row>
          <table:table-cell table:style-name="表格1.A1" office:value-type="string">
            <text:p text:style-name="P2">      <text:a xlink:type="simple" xlink:href="../../../RacketProg/racket6.12/pkgs/racket-doc/scribblings/guide/guide/prompt.html" text:style-name="Internet_20_link" text:visited-style-name="Visited_20_Internet_20_Link">10.2 提示和中止</text:a></text:p>
          </table:table-cell>
        </table:table-row>
        <table:table-row>
          <table:table-cell table:style-name="表格1.A1" office:value-type="string">
            <text:p text:style-name="P2">      <text:a xlink:type="simple" xlink:href="../../../RacketProg/racket6.12/pkgs/racket-doc/scribblings/guide/guide/conts.html" text:style-name="Internet_20_link" text:visited-style-name="Visited_20_Internet_20_Link">10.3 延续</text:a></text:p>
          </table:table-cell>
        </table:table-row>
        <table:table-row>
          <table:table-cell table:style-name="表格1.A1" office:value-type="string">
            <text:p text:style-name="P1"/>
          </table:table-cell>
        </table:table-row>
        <table:table-row>
          <table:table-cell table:style-name="表格1.A1" office:value-type="string">
            <text:p text:style-name="P2">    <text:a xlink:type="simple" xlink:href="../../../RacketProg/racket6.12/pkgs/racket-doc/scribblings/guide/guide/for.html" text:style-name="Internet_20_link" text:visited-style-name="Visited_20_Internet_20_Link">11 迭代和推导</text:a></text:p>
          </table:table-cell>
        </table:table-row>
        <table:table-row>
          <table:table-cell table:style-name="表格1.A1" office:value-type="string">
            <text:p text:style-name="P2">      <text:a xlink:type="simple" xlink:href="../../../RacketProg/racket6.12/pkgs/racket-doc/scribblings/guide/guide/for.html#%28part._sequences%29" text:style-name="Internet_20_link" text:visited-style-name="Visited_20_Internet_20_Link">11.1 序列构造</text:a></text:p>
          </table:table-cell>
        </table:table-row>
        <table:table-row>
          <table:table-cell table:style-name="表格1.A1" office:value-type="string">
            <text:p text:style-name="P2">      <text:a xlink:type="simple" xlink:href="../../../RacketProg/racket6.12/pkgs/racket-doc/scribblings/guide/guide/for.html#%28part._for-and-for%29" text:style-name="Internet_20_link" text:visited-style-name="Visited_20_Internet_20_Link">11.2 for和for*</text:a></text:p>
          </table:table-cell>
        </table:table-row>
        <table:table-row>
          <table:table-cell table:style-name="表格1.A1" office:value-type="string">
            <text:p text:style-name="P2">      <text:a xlink:type="simple" xlink:href="../../../RacketProg/racket6.12/pkgs/racket-doc/scribblings/guide/guide/for.html#%28part._for~7clist-and-for~7clist%29" text:style-name="Internet_20_link" text:visited-style-name="Visited_20_Internet_20_Link">11.3 for/list和for*/list</text:a></text:p>
          </table:table-cell>
        </table:table-row>
        <table:table-row>
          <table:table-cell table:style-name="表格1.A1" office:value-type="string">
            <text:p text:style-name="P2">      <text:a xlink:type="simple" xlink:href="../../../RacketProg/racket6.12/pkgs/racket-doc/scribblings/guide/guide/for.html#%28part._for~7cvector-and-for~7cvector%29" text:style-name="Internet_20_link" text:visited-style-name="Visited_20_Internet_20_Link">11.4 for/vector and for*/vector</text:a></text:p>
          </table:table-cell>
        </table:table-row>
        <table:table-row>
          <table:table-cell table:style-name="表格1.A1" office:value-type="string">
            <text:p text:style-name="P2">      <text:a xlink:type="simple" xlink:href="../../../RacketProg/racket6.12/pkgs/racket-doc/scribblings/guide/guide/for.html#%28part._for~7cand-and-for~7cor%29" text:style-name="Internet_20_link" text:visited-style-name="Visited_20_Internet_20_Link">11.5 for/and和for/or</text:a></text:p>
          </table:table-cell>
        </table:table-row>
        <table:table-row>
          <table:table-cell table:style-name="表格1.A1" office:value-type="string">
            <text:p text:style-name="P2">      <text:a xlink:type="simple" xlink:href="../../../RacketProg/racket6.12/pkgs/racket-doc/scribblings/guide/guide/for.html#%28part._for~7cfirst-and-for~7clast%29" text:style-name="Internet_20_link" text:visited-style-name="Visited_20_Internet_20_Link">11.6 for/first和for/last</text:a></text:p>
          </table:table-cell>
        </table:table-row>
        <table:table-row>
          <table:table-cell table:style-name="表格1.A1" office:value-type="string">
            <text:p text:style-name="P2">      <text:a xlink:type="simple" xlink:href="../../../RacketProg/racket6.12/pkgs/racket-doc/scribblings/guide/guide/for.html#%28part._for%2Ffold%29" text:style-name="Internet_20_link" text:visited-style-name="Visited_20_Internet_20_Link">11.7 for/fold和for*/fold</text:a></text:p>
          </table:table-cell>
        </table:table-row>
        <table:table-row>
          <table:table-cell table:style-name="表格1.A1" office:value-type="string">
            <text:p text:style-name="P2">      <text:a xlink:type="simple" xlink:href="../../../RacketProg/racket6.12/pkgs/racket-doc/scribblings/guide/guide/for.html#%28part._.Multiple-.Valued-.Sequences%29" text:style-name="Internet_20_link" text:visited-style-name="Visited_20_Internet_20_Link">11.8 多值序列</text:a></text:p>
          </table:table-cell>
        </table:table-row>
        <table:table-row>
          <table:table-cell table:style-name="表格1.A1" office:value-type="string">
            <text:p text:style-name="P2">      <text:a xlink:type="simple" xlink:href="../../../RacketProg/racket6.12/pkgs/racket-doc/scribblings/guide/guide/for.html#%28part._.Breaking-an-.Iteration%29" text:style-name="Internet_20_link" text:visited-style-name="Visited_20_Internet_20_Link">11.9 打断迭代</text:a></text:p>
          </table:table-cell>
        </table:table-row>
        <table:table-row>
          <table:table-cell table:style-name="表格1.A1" office:value-type="string">
            <text:p text:style-name="P2">      <text:a xlink:type="simple" xlink:href="../../../RacketProg/racket6.12/pkgs/racket-doc/scribblings/guide/guide/for.html#%28part._for-performance%29" text:style-name="Internet_20_link" text:visited-style-name="Visited_20_Internet_20_Link">11.10 迭代性能</text:a></text:p>
          </table:table-cell>
        </table:table-row>
        <table:table-row>
          <table:table-cell table:style-name="表格1.A1" office:value-type="string">
            <text:p text:style-name="P1"/>
          </table:table-cell>
        </table:table-row>
        <table:table-row>
          <table:table-cell table:style-name="表格1.A1" office:value-type="string">
            <text:p text:style-name="P2">    <text:a xlink:type="simple" xlink:href="../../../RacketProg/racket6.12/pkgs/racket-doc/scribblings/guide/guide/match.html" text:style-name="Internet_20_link" text:visited-style-name="Visited_20_Internet_20_Link">12 模式匹配</text:a></text:p>
          </table:table-cell>
        </table:table-row>
        <table:table-row>
          <table:table-cell table:style-name="表格1.A1" office:value-type="string">
            <text:p text:style-name="P1"/>
          </table:table-cell>
        </table:table-row>
        <table:table-row>
          <table:table-cell table:style-name="表格1.A1" office:value-type="string">
            <text:p text:style-name="P2">    <text:a xlink:type="simple" xlink:href="../../../RacketProg/racket6.12/pkgs/racket-doc/scribblings/guide/guide/classes.html" text:style-name="Internet_20_link" text:visited-style-name="Visited_20_Internet_20_Link">13 类和对象</text:a></text:p>
          </table:table-cell>
        </table:table-row>
        <table:table-row>
          <table:table-cell table:style-name="表格1.A1" office:value-type="string">
            <text:p text:style-name="P2">      <text:a xlink:type="simple" xlink:href="../../../RacketProg/racket6.12/pkgs/racket-doc/scribblings/guide/guide/classes.html#%28part._methods%29" text:style-name="Internet_20_link" text:visited-style-name="Visited_20_Internet_20_Link">13.1 方法</text:a></text:p>
          </table:table-cell>
        </table:table-row>
        <table:table-row>
          <table:table-cell table:style-name="表格1.A1" office:value-type="string">
            <text:p text:style-name="P2">      <text:a xlink:type="simple" xlink:href="../../../RacketProg/racket6.12/pkgs/racket-doc/scribblings/guide/guide/classes.html#%28part._initargs%29" text:style-name="Internet_20_link" text:visited-style-name="Visited_20_Internet_20_Link">13.2 初始化参数</text:a></text:p>
          </table:table-cell>
        </table:table-row>
        <text:soft-page-break/>
        <table:table-row>
          <table:table-cell table:style-name="表格1.A1" office:value-type="string">
            <text:p text:style-name="P2">      <text:a xlink:type="simple" xlink:href="../../../RacketProg/racket6.12/pkgs/racket-doc/scribblings/guide/guide/classes.html#%28part._intnames%29" text:style-name="Internet_20_link" text:visited-style-name="Visited_20_Internet_20_Link">13.3 内部和外部名称</text:a></text:p>
          </table:table-cell>
        </table:table-row>
        <table:table-row>
          <table:table-cell table:style-name="表格1.A1" office:value-type="string">
            <text:p text:style-name="P2">      <text:a xlink:type="simple" xlink:href="../../../RacketProg/racket6.12/pkgs/racket-doc/scribblings/guide/guide/classes.html#%28part._.Interfaces%29" text:style-name="Internet_20_link" text:visited-style-name="Visited_20_Internet_20_Link">13.4 接口</text:a></text:p>
          </table:table-cell>
        </table:table-row>
        <table:table-row>
          <table:table-cell table:style-name="表格1.A1" office:value-type="string">
            <text:p text:style-name="P2">      <text:a xlink:type="simple" xlink:href="../../../RacketProg/racket6.12/pkgs/racket-doc/scribblings/guide/guide/classes.html#%28part._inner%29" text:style-name="Internet_20_link" text:visited-style-name="Visited_20_Internet_20_Link">13.5 Final、Augment和Inner</text:a></text:p>
          </table:table-cell>
        </table:table-row>
        <table:table-row>
          <table:table-cell table:style-name="表格1.A1" office:value-type="string">
            <text:p text:style-name="P2">      <text:a xlink:type="simple" xlink:href="../../../RacketProg/racket6.12/pkgs/racket-doc/scribblings/guide/guide/classes.html#%28part._extnames%29" text:style-name="Internet_20_link" text:visited-style-name="Visited_20_Internet_20_Link">13.6 控制外部名称的范围</text:a></text:p>
          </table:table-cell>
        </table:table-row>
        <table:table-row>
          <table:table-cell table:style-name="表格1.A1" office:value-type="string">
            <text:p text:style-name="P2">      <text:a xlink:type="simple" xlink:href="../../../RacketProg/racket6.12/pkgs/racket-doc/scribblings/guide/guide/classes.html#%28part._.Mixins%29" text:style-name="Internet_20_link" text:visited-style-name="Visited_20_Internet_20_Link">13.7 混合</text:a></text:p>
          </table:table-cell>
        </table:table-row>
        <table:table-row>
          <table:table-cell table:style-name="表格1.A1" office:value-type="string">
            <text:p text:style-name="P2">        <text:a xlink:type="simple" xlink:href="../../../RacketProg/racket6.12/pkgs/racket-doc/scribblings/guide/guide/classes.html#%28part._.Mixins-and-.Interfaces%29" text:style-name="Internet_20_link" text:visited-style-name="Visited_20_Internet_20_Link">13.7.1 混合和接口</text:a></text:p>
          </table:table-cell>
        </table:table-row>
        <table:table-row>
          <table:table-cell table:style-name="表格1.A1" office:value-type="string">
            <text:p text:style-name="P2">        <text:a xlink:type="simple" xlink:href="../../../RacketProg/racket6.12/pkgs/racket-doc/scribblings/guide/guide/classes.html#%28part._.The-mixin-.Form%29" text:style-name="Internet_20_link" text:visited-style-name="Visited_20_Internet_20_Link">13.7.2 mixin表</text:a></text:p>
          </table:table-cell>
        </table:table-row>
        <table:table-row>
          <table:table-cell table:style-name="表格1.A1" office:value-type="string">
            <text:p text:style-name="P2">        <text:a xlink:type="simple" xlink:href="../../../RacketProg/racket6.12/pkgs/racket-doc/scribblings/guide/guide/classes.html#%28part._parammixins%29" text:style-name="Internet_20_link" text:visited-style-name="Visited_20_Internet_20_Link">13.7.3 参数化的混合</text:a></text:p>
          </table:table-cell>
        </table:table-row>
        <table:table-row>
          <table:table-cell table:style-name="表格1.A1" office:value-type="string">
            <text:p text:style-name="P2">      <text:a xlink:type="simple" xlink:href="../../../RacketProg/racket6.12/pkgs/racket-doc/scribblings/guide/guide/classes.html#%28part._.Traits%29" text:style-name="Internet_20_link" text:visited-style-name="Visited_20_Internet_20_Link">13.8 特征</text:a></text:p>
          </table:table-cell>
        </table:table-row>
        <table:table-row>
          <table:table-cell table:style-name="表格1.A1" office:value-type="string">
            <text:p text:style-name="P2">        <text:a xlink:type="simple" xlink:href="../../../RacketProg/racket6.12/pkgs/racket-doc/scribblings/guide/guide/classes.html#%28part._.Traits-as-.Sets-of-.Mixins%29" text:style-name="Internet_20_link" text:visited-style-name="Visited_20_Internet_20_Link">13.8.1 特征作为混合集</text:a></text:p>
          </table:table-cell>
        </table:table-row>
        <table:table-row>
          <table:table-cell table:style-name="表格1.A1" office:value-type="string">
            <text:p text:style-name="P2">        <text:a xlink:type="simple" xlink:href="../../../RacketProg/racket6.12/pkgs/racket-doc/scribblings/guide/guide/classes.html#%28part._.Inherit-and-.Super-in-.Traits%29" text:style-name="Internet_20_link" text:visited-style-name="Visited_20_Internet_20_Link">13.8.2 特征的继承与基类</text:a></text:p>
          </table:table-cell>
        </table:table-row>
        <table:table-row>
          <table:table-cell table:style-name="表格1.A1" office:value-type="string">
            <text:p text:style-name="P2">        <text:a xlink:type="simple" xlink:href="../../../RacketProg/racket6.12/pkgs/racket-doc/scribblings/guide/guide/classes.html#%28part._.The-trait-.Form%29" text:style-name="Internet_20_link" text:visited-style-name="Visited_20_Internet_20_Link">13.8.3 trait表</text:a></text:p>
          </table:table-cell>
        </table:table-row>
        <table:table-row>
          <table:table-cell table:style-name="表格1.A1" office:value-type="string">
            <text:p text:style-name="P2">      <text:a xlink:type="simple" xlink:href="../../../RacketProg/racket6.12/pkgs/racket-doc/scribblings/guide/guide/classes.html#%28part._.Class-.Contracts%29" text:style-name="Internet_20_link" text:visited-style-name="Visited_20_Internet_20_Link">13.9 类合约</text:a></text:p>
          </table:table-cell>
        </table:table-row>
        <table:table-row>
          <table:table-cell table:style-name="表格1.A1" office:value-type="string">
            <text:p text:style-name="P2">        <text:a xlink:type="simple" xlink:href="../../../RacketProg/racket6.12/pkgs/racket-doc/scribblings/guide/guide/classes.html#%28part._.External-.Class-.Contracts%29" text:style-name="Internet_20_link" text:visited-style-name="Visited_20_Internet_20_Link">13.9.1 外部类合约</text:a></text:p>
          </table:table-cell>
        </table:table-row>
        <table:table-row>
          <table:table-cell table:style-name="表格1.A1" office:value-type="string">
            <text:p text:style-name="P2">        <text:a xlink:type="simple" xlink:href="../../../RacketProg/racket6.12/pkgs/racket-doc/scribblings/guide/guide/classes.html#%28part._.Internal-.Class-.Contracts%29" text:style-name="Internet_20_link" text:visited-style-name="Visited_20_Internet_20_Link">13.9.2 内部类合约</text:a></text:p>
          </table:table-cell>
        </table:table-row>
        <table:table-row>
          <table:table-cell table:style-name="表格1.A1" office:value-type="string">
            <text:p text:style-name="P1"/>
          </table:table-cell>
        </table:table-row>
        <table:table-row>
          <table:table-cell table:style-name="表格1.A1" office:value-type="string">
            <text:p text:style-name="P2">    <text:a xlink:type="simple" xlink:href="../../../RacketProg/racket6.12/pkgs/racket-doc/scribblings/guide/guide/units.html" text:style-name="Internet_20_link" text:visited-style-name="Visited_20_Internet_20_Link">14 单元（组件）</text:a></text:p>
          </table:table-cell>
        </table:table-row>
        <table:table-row>
          <table:table-cell table:style-name="表格1.A1" office:value-type="string">
            <text:p text:style-name="P2">      <text:a xlink:type="simple" xlink:href="../../../RacketProg/racket6.12/pkgs/racket-doc/scribblings/guide/guide/Signatures-and-Units.html" text:style-name="Internet_20_link" text:visited-style-name="Visited_20_Internet_20_Link">14.1 签名和单元</text:a></text:p>
          </table:table-cell>
        </table:table-row>
        <table:table-row>
          <table:table-cell table:style-name="表格1.A1" office:value-type="string">
            <text:p text:style-name="P2">      <text:a xlink:type="simple" xlink:href="../../../RacketProg/racket6.12/pkgs/racket-doc/scribblings/guide/guide/Invoking-Units.html" text:style-name="Internet_20_link" text:visited-style-name="Visited_20_Internet_20_Link">14.2 调用单元</text:a></text:p>
          </table:table-cell>
        </table:table-row>
        <table:table-row>
          <table:table-cell table:style-name="表格1.A1" office:value-type="string">
            <text:p text:style-name="P2">      <text:a xlink:type="simple" xlink:href="../../../RacketProg/racket6.12/pkgs/racket-doc/scribblings/guide/guide/Linking-Units.html" text:style-name="Internet_20_link" text:visited-style-name="Visited_20_Internet_20_Link">14.3 链接单元</text:a></text:p>
          </table:table-cell>
        </table:table-row>
        <table:table-row>
          <table:table-cell table:style-name="表格1.A1" office:value-type="string">
            <text:p text:style-name="P2">      <text:a xlink:type="simple" xlink:href="../../../RacketProg/racket6.12/pkgs/racket-doc/scribblings/guide/guide/firstclassunits.html" text:style-name="Internet_20_link" text:visited-style-name="Visited_20_Internet_20_Link">14.4 一级单元</text:a></text:p>
          </table:table-cell>
        </table:table-row>
        <table:table-row>
          <table:table-cell table:style-name="表格1.A1" office:value-type="string">
            <text:p text:style-name="P2">      <text:a xlink:type="simple" xlink:href="../../../RacketProg/racket6.12/pkgs/racket-doc/scribblings/guide/guide/Whole-module-Signatures-and-Units.html" text:style-name="Internet_20_link" text:visited-style-name="Visited_20_Internet_20_Link">14.5 完整的module签名和单元</text:a></text:p>
          </table:table-cell>
        </table:table-row>
        <table:table-row>
          <table:table-cell table:style-name="表格1.A1" office:value-type="string">
            <text:p text:style-name="P2">      <text:a xlink:type="simple" xlink:href="../../../RacketProg/racket6.12/pkgs/racket-doc/scribblings/guide/guide/Contracts-for-Units.html" text:style-name="Internet_20_link" text:visited-style-name="Visited_20_Internet_20_Link">14.6 单元合约</text:a></text:p>
          </table:table-cell>
        </table:table-row>
        <table:table-row>
          <table:table-cell table:style-name="表格1.A1" office:value-type="string">
            <text:p text:style-name="P2">        <text:a xlink:type="simple" xlink:href="../../../RacketProg/racket6.12/pkgs/racket-doc/scribblings/guide/guide/Contracts-for-Units.html#%28part._.Adding-.Contracts-to-.Signatures%29" text:style-name="Internet_20_link" text:visited-style-name="Visited_20_Internet_20_Link">14.6.1 给签名添加合约</text:a></text:p>
          </table:table-cell>
        </table:table-row>
        <table:table-row>
          <table:table-cell table:style-name="表格1.A1" office:value-type="string">
            <text:p text:style-name="P2">        <text:a xlink:type="simple" xlink:href="../../../RacketProg/racket6.12/pkgs/racket-doc/scribblings/guide/guide/Contracts-for-Units.html#%28part._.Adding-.Contracts-to-.Units%29" text:style-name="Internet_20_link" text:visited-style-name="Visited_20_Internet_20_Link">14.6.2 给单元添加合约</text:a></text:p>
          </table:table-cell>
        </table:table-row>
        <table:table-row>
          <table:table-cell table:style-name="表格1.A1" office:value-type="string">
            <text:p text:style-name="P2">      <text:a xlink:type="simple" xlink:href="../../../RacketProg/racket6.12/pkgs/racket-doc/scribblings/guide/guide/unit-versus-module.html" text:style-name="Internet_20_link" text:visited-style-name="Visited_20_Internet_20_Link">14.7 unit与module的比较</text:a></text:p>
          </table:table-cell>
        </table:table-row>
        <table:table-row>
          <table:table-cell table:style-name="表格1.A1" office:value-type="string">
            <text:p text:style-name="P1"/>
          </table:table-cell>
        </table:table-row>
        <text:soft-page-break/>
        <table:table-row>
          <table:table-cell table:style-name="表格1.A1" office:value-type="string">
            <text:p text:style-name="P2">    <text:a xlink:type="simple" xlink:href="../../../RacketProg/racket6.12/pkgs/racket-doc/scribblings/guide/guide/reflection.html" text:style-name="Internet_20_link" text:visited-style-name="Visited_20_Internet_20_Link">15 反射和动态求值</text:a></text:p>
          </table:table-cell>
        </table:table-row>
        <table:table-row>
          <table:table-cell table:style-name="表格1.A1" office:value-type="string">
            <text:p text:style-name="P2">      <text:a xlink:type="simple" xlink:href="../../../RacketProg/racket6.12/pkgs/racket-doc/scribblings/guide/guide/eval.html" text:style-name="Internet_20_link" text:visited-style-name="Visited_20_Internet_20_Link">15.1 eval</text:a></text:p>
          </table:table-cell>
        </table:table-row>
        <table:table-row>
          <table:table-cell table:style-name="表格1.A1" office:value-type="string">
            <text:p text:style-name="P2">        <text:a xlink:type="simple" xlink:href="../../../RacketProg/racket6.12/pkgs/racket-doc/scribblings/guide/guide/eval.html#%28part._.Local-.Scopes%29" text:style-name="Internet_20_link" text:visited-style-name="Visited_20_Internet_20_Link">15.1.1 本地域</text:a></text:p>
          </table:table-cell>
        </table:table-row>
        <table:table-row>
          <table:table-cell table:style-name="表格1.A1" office:value-type="string">
            <text:p text:style-name="P2">        <text:a xlink:type="simple" xlink:href="../../../RacketProg/racket6.12/pkgs/racket-doc/scribblings/guide/guide/eval.html#%28part._namespaces%29" text:style-name="Internet_20_link" text:visited-style-name="Visited_20_Internet_20_Link">15.1.2 命名空间</text:a></text:p>
          </table:table-cell>
        </table:table-row>
        <table:table-row>
          <table:table-cell table:style-name="表格1.A1" office:value-type="string">
            <text:p text:style-name="P2">        <text:a xlink:type="simple" xlink:href="../../../RacketProg/racket6.12/pkgs/racket-doc/scribblings/guide/guide/eval.html#%28part._.Namespaces-and-.Modules%29" text:style-name="Internet_20_link" text:visited-style-name="Visited_20_Internet_20_Link">15.1.3 命名空间和模块</text:a></text:p>
          </table:table-cell>
        </table:table-row>
        <table:table-row>
          <table:table-cell table:style-name="表格1.A1" office:value-type="string">
            <text:p text:style-name="P2">      <text:a xlink:type="simple" xlink:href="../../../RacketProg/racket6.12/pkgs/racket-doc/scribblings/guide/guide/mk-namespace.html" text:style-name="Internet_20_link" text:visited-style-name="Visited_20_Internet_20_Link">15.2 操纵的命名空间</text:a></text:p>
          </table:table-cell>
        </table:table-row>
        <table:table-row>
          <table:table-cell table:style-name="表格1.A1" office:value-type="string">
            <text:p text:style-name="P2">        <text:a xlink:type="simple" xlink:href="../../../RacketProg/racket6.12/pkgs/racket-doc/scribblings/guide/guide/mk-namespace.html#%28part._.Creating-and-.Installing-.Namespaces%29" text:style-name="Internet_20_link" text:visited-style-name="Visited_20_Internet_20_Link">15.2.1 创建和安装命名空间</text:a></text:p>
          </table:table-cell>
        </table:table-row>
        <table:table-row>
          <table:table-cell table:style-name="表格1.A1" office:value-type="string">
            <text:p text:style-name="P2">        <text:a xlink:type="simple" xlink:href="../../../RacketProg/racket6.12/pkgs/racket-doc/scribblings/guide/guide/mk-namespace.html#%28part._.Sharing-.Data-and-.Code-.Across-.Namespaces%29" text:style-name="Internet_20_link" text:visited-style-name="Visited_20_Internet_20_Link">15.2.2 共享数据和代码的命名空间</text:a></text:p>
          </table:table-cell>
        </table:table-row>
        <table:table-row>
          <table:table-cell table:style-name="表格1.A1" office:value-type="string">
            <text:p text:style-name="P2">      <text:a xlink:type="simple" xlink:href="../../../RacketProg/racket6.12/pkgs/racket-doc/scribblings/guide/guide/load.html" text:style-name="Internet_20_link" text:visited-style-name="Visited_20_Internet_20_Link">15.3 脚本求值和使用load</text:a></text:p>
          </table:table-cell>
        </table:table-row>
        <table:table-row>
          <table:table-cell table:style-name="表格1.A1" office:value-type="string">
            <text:p text:style-name="P1"/>
          </table:table-cell>
        </table:table-row>
        <table:table-row>
          <table:table-cell table:style-name="表格1.A1" office:value-type="string">
            <text:p text:style-name="P2">    <text:a xlink:type="simple" xlink:href="../../../RacketProg/racket6.12/pkgs/racket-doc/scribblings/guide/guide/macros.html" text:style-name="Internet_20_link" text:visited-style-name="Visited_20_Internet_20_Link">16 宏</text:a></text:p>
          </table:table-cell>
        </table:table-row>
        <table:table-row>
          <table:table-cell table:style-name="表格1.A1" office:value-type="string">
            <text:p text:style-name="P2">      <text:a xlink:type="simple" xlink:href="../../../RacketProg/racket6.12/pkgs/racket-doc/scribblings/guide/guide/pattern-macros.html" text:style-name="Internet_20_link" text:visited-style-name="Visited_20_Internet_20_Link">16.1 基于模式的宏</text:a></text:p>
          </table:table-cell>
        </table:table-row>
        <table:table-row>
          <table:table-cell table:style-name="表格1.A1" office:value-type="string">
            <text:p text:style-name="P2">        <text:a xlink:type="simple" xlink:href="../../../RacketProg/racket6.12/pkgs/racket-doc/scribblings/guide/guide/pattern-macros.html#%28part._define-syntax-rule%29" text:style-name="Internet_20_link" text:visited-style-name="Visited_20_Internet_20_Link">16.1.1 define-syntax-rule</text:a></text:p>
          </table:table-cell>
        </table:table-row>
        <table:table-row>
          <table:table-cell table:style-name="表格1.A1" office:value-type="string">
            <text:p text:style-name="P2">        <text:a xlink:type="simple" xlink:href="../../../RacketProg/racket6.12/pkgs/racket-doc/scribblings/guide/guide/pattern-macros.html#%28part._.Lexical-.Scope%29" text:style-name="Internet_20_link" text:visited-style-name="Visited_20_Internet_20_Link">16.1.2 词法范围</text:a></text:p>
          </table:table-cell>
        </table:table-row>
        <table:table-row>
          <table:table-cell table:style-name="表格1.A1" office:value-type="string">
            <text:p text:style-name="P2">        <text:a xlink:type="simple" xlink:href="../../../RacketProg/racket6.12/pkgs/racket-doc/scribblings/guide/guide/pattern-macros.html#%28part._define-syntax-and-syntax-rules%29" text:style-name="Internet_20_link" text:visited-style-name="Visited_20_Internet_20_Link">16.1.3 define-syntax和syntax-rules</text:a></text:p>
          </table:table-cell>
        </table:table-row>
        <table:table-row>
          <table:table-cell table:style-name="表格1.A1" office:value-type="string">
            <text:p text:style-name="P2">        <text:a xlink:type="simple" xlink:href="../../../RacketProg/racket6.12/pkgs/racket-doc/scribblings/guide/guide/pattern-macros.html#%28part._.Matching-.Sequences%29" text:style-name="Internet_20_link" text:visited-style-name="Visited_20_Internet_20_Link">16.1.4 匹配序列</text:a></text:p>
          </table:table-cell>
        </table:table-row>
        <table:table-row>
          <table:table-cell table:style-name="表格1.A1" office:value-type="string">
            <text:p text:style-name="P2">        <text:a xlink:type="simple" xlink:href="../../../RacketProg/racket6.12/pkgs/racket-doc/scribblings/guide/guide/pattern-macros.html#%28part._.Identifier-.Macros%29" text:style-name="Internet_20_link" text:visited-style-name="Visited_20_Internet_20_Link">16.1.5 标识符宏</text:a></text:p>
          </table:table-cell>
        </table:table-row>
        <table:table-row>
          <table:table-cell table:style-name="表格1.A1" office:value-type="string">
            <text:p text:style-name="P2">        <text:a xlink:type="simple" xlink:href="../../../RacketProg/racket6.12/pkgs/racket-doc/scribblings/guide/guide/pattern-macros.html#%28part._set-.Transformers%29" text:style-name="Internet_20_link" text:visited-style-name="Visited_20_Internet_20_Link">16.1.6 set!转化器</text:a></text:p>
          </table:table-cell>
        </table:table-row>
        <table:table-row>
          <table:table-cell table:style-name="表格1.A1" office:value-type="string">
            <text:p text:style-name="P2">        <text:a xlink:type="simple" xlink:href="../../../RacketProg/racket6.12/pkgs/racket-doc/scribblings/guide/guide/pattern-macros.html#%28part._.Macro-.Generating-.Macros%29" text:style-name="Internet_20_link" text:visited-style-name="Visited_20_Internet_20_Link">16.1.7 宏生成宏</text:a></text:p>
          </table:table-cell>
        </table:table-row>
        <table:table-row>
          <table:table-cell table:style-name="表格1.A1" office:value-type="string">
            <text:p text:style-name="P2">        <text:a xlink:type="simple" xlink:href="../../../RacketProg/racket6.12/pkgs/racket-doc/scribblings/guide/guide/pattern-macros.html#%28part._pattern-macro-example%29" text:style-name="Internet_20_link" text:visited-style-name="Visited_20_Internet_20_Link">16.1.8 扩展的例子：函数的引用调用</text:a></text:p>
          </table:table-cell>
        </table:table-row>
        <table:table-row>
          <table:table-cell table:style-name="表格1.A1" office:value-type="string">
            <text:p text:style-name="P2">      <text:a xlink:type="simple" xlink:href="../../../RacketProg/racket6.12/pkgs/racket-doc/scribblings/guide/guide/proc-macros.html" text:style-name="Internet_20_link" text:visited-style-name="Visited_20_Internet_20_Link">16.2 通用宏转化器</text:a></text:p>
          </table:table-cell>
        </table:table-row>
        <table:table-row>
          <table:table-cell table:style-name="表格1.A1" office:value-type="string">
            <text:p text:style-name="P2">        <text:a xlink:type="simple" xlink:href="../../../RacketProg/racket6.12/pkgs/racket-doc/scribblings/guide/guide/stx-obj.html" text:style-name="Internet_20_link" text:visited-style-name="Visited_20_Internet_20_Link">16.2.1 语法对象</text:a></text:p>
          </table:table-cell>
        </table:table-row>
        <table:table-row>
          <table:table-cell table:style-name="表格1.A1" office:value-type="string">
            <text:p text:style-name="P2">        <text:a xlink:type="simple" xlink:href="../../../RacketProg/racket6.12/pkgs/racket-doc/scribblings/guide/guide/macro-transformers.html" text:style-name="Internet_20_link" text:visited-style-name="Visited_20_Internet_20_Link">16.2.2 宏转化器程序</text:a></text:p>
          </table:table-cell>
        </table:table-row>
        <table:table-row>
          <table:table-cell table:style-name="表格1.A1" office:value-type="string">
            <text:p text:style-name="P2">        <text:a xlink:type="simple" xlink:href="../../../RacketProg/racket6.12/pkgs/racket-doc/scribblings/guide/guide/syntax-case.html" text:style-name="Internet_20_link" text:visited-style-name="Visited_20_Internet_20_Link">16.2.3 混合模式和表达式：syntax-case</text:a></text:p>
          </table:table-cell>
        </table:table-row>
        <table:table-row>
          <table:table-cell table:style-name="表格1.A1" office:value-type="string">
            <text:p text:style-name="P2">        <text:a xlink:type="simple" xlink:href="../../../RacketProg/racket6.12/pkgs/racket-doc/scribblings/guide/guide/with-syntax.html" text:style-name="Internet_20_link" text:visited-style-name="Visited_20_Internet_20_Link">16.2.4 with-syntax和generate-temporaries</text:a></text:p>
          </table:table-cell>
        </table:table-row>
        <table:table-row>
          <table:table-cell table:style-name="表格1.A1" office:value-type="string">
            <text:p text:style-name="P2">        <text:a xlink:type="simple" xlink:href="../../../RacketProg/racket6.12/pkgs/racket-doc/scribblings/guide/guide/stx-phases.html" text:style-name="Internet_20_link" text:visited-style-name="Visited_20_Internet_20_Link">16.2.5 编译和运行时阶段</text:a></text:p>
          </table:table-cell>
        </table:table-row>
        <text:soft-page-break/>
        <table:table-row>
          <table:table-cell table:style-name="表格1.A1" office:value-type="string">
            <text:p text:style-name="P2">        <text:a xlink:type="simple" xlink:href="../../../RacketProg/racket6.12/pkgs/racket-doc/scribblings/guide/guide/phases.html" text:style-name="Internet_20_link" text:visited-style-name="Visited_20_Internet_20_Link">16.2.6 通用阶段等级</text:a></text:p>
          </table:table-cell>
        </table:table-row>
        <table:table-row>
          <table:table-cell table:style-name="表格1.A1" office:value-type="string">
            <text:p text:style-name="P2">          <text:a xlink:type="simple" xlink:href="../../../RacketProg/racket6.12/pkgs/racket-doc/scribblings/guide/guide/phases.html#%28part._.Phases-and-.Bindings%29" text:style-name="Internet_20_link" text:visited-style-name="Visited_20_Internet_20_Link">16.2.6.1 阶段和绑定</text:a></text:p>
          </table:table-cell>
        </table:table-row>
        <table:table-row>
          <table:table-cell table:style-name="表格1.A1" office:value-type="string">
            <text:p text:style-name="P2">          <text:a xlink:type="simple" xlink:href="../../../RacketProg/racket6.12/pkgs/racket-doc/scribblings/guide/guide/phases.html#%28part._.Phases-and-.Modules%29" text:style-name="Internet_20_link" text:visited-style-name="Visited_20_Internet_20_Link">16.2.6.2 阶段和模块</text:a></text:p>
          </table:table-cell>
        </table:table-row>
        <table:table-row>
          <table:table-cell table:style-name="表格1.A1" office:value-type="string">
            <text:p text:style-name="P2">        <text:a xlink:type="simple" xlink:href="../../../RacketProg/racket6.12/pkgs/racket-doc/scribblings/guide/guide/stx-certs.html" text:style-name="Internet_20_link" text:visited-style-name="Visited_20_Internet_20_Link">16.2.7 语法污染</text:a></text:p>
          </table:table-cell>
        </table:table-row>
        <table:table-row>
          <table:table-cell table:style-name="表格1.A1" office:value-type="string">
            <text:p text:style-name="P1"/>
          </table:table-cell>
        </table:table-row>
        <table:table-row>
          <table:table-cell table:style-name="表格1.A1" office:value-type="string">
            <text:p text:style-name="P2">    <text:a xlink:type="simple" xlink:href="../../../RacketProg/racket6.12/pkgs/racket-doc/scribblings/guide/guide/languages.html" text:style-name="Internet_20_link" text:visited-style-name="Visited_20_Internet_20_Link">17 创造语言</text:a></text:p>
          </table:table-cell>
        </table:table-row>
        <table:table-row>
          <table:table-cell table:style-name="表格1.A1" office:value-type="string">
            <text:p text:style-name="P2">      <text:a xlink:type="simple" xlink:href="../../../RacketProg/racket6.12/pkgs/racket-doc/scribblings/guide/guide/module-languages.html" text:style-name="Internet_20_link" text:visited-style-name="Visited_20_Internet_20_Link">17.1 模块（module）语言</text:a></text:p>
          </table:table-cell>
        </table:table-row>
        <table:table-row>
          <table:table-cell table:style-name="表格1.A1" office:value-type="string">
            <text:p text:style-name="P2">        <text:a xlink:type="simple" xlink:href="../../../RacketProg/racket6.12/pkgs/racket-doc/scribblings/guide/guide/module-languages.html#%28part._implicit-forms%29" text:style-name="Internet_20_link" text:visited-style-name="Visited_20_Internet_20_Link">17.1.1 隐式绑定</text:a></text:p>
          </table:table-cell>
        </table:table-row>
        <table:table-row>
          <table:table-cell table:style-name="表格1.A1" office:value-type="string">
            <text:p text:style-name="P2">        <text:a xlink:type="simple" xlink:href="../../../RacketProg/racket6.12/pkgs/racket-doc/scribblings/guide/guide/module-languages.html#%28part._s-exp%29" text:style-name="Internet_20_link" text:visited-style-name="Visited_20_Internet_20_Link">17.1.2 使用#lang s-exp</text:a></text:p>
          </table:table-cell>
        </table:table-row>
        <table:table-row>
          <table:table-cell table:style-name="表格1.A1" office:value-type="string">
            <text:p text:style-name="P2">      <text:a xlink:type="simple" xlink:href="../../../RacketProg/racket6.12/pkgs/racket-doc/scribblings/guide/guide/hash-reader.html" text:style-name="Internet_20_link" text:visited-style-name="Visited_20_Internet_20_Link">17.2 读取器扩展</text:a></text:p>
          </table:table-cell>
        </table:table-row>
        <table:table-row>
          <table:table-cell table:style-name="表格1.A1" office:value-type="string">
            <text:p text:style-name="P2">        <text:a xlink:type="simple" xlink:href="../../../RacketProg/racket6.12/pkgs/racket-doc/scribblings/guide/guide/hash-reader.html#%28part._.Source_.Locations%29" text:style-name="Internet_20_link" text:visited-style-name="Visited_20_Internet_20_Link">17.2.1 源位置</text:a></text:p>
          </table:table-cell>
        </table:table-row>
        <table:table-row>
          <table:table-cell table:style-name="表格1.A1" office:value-type="string">
            <text:p text:style-name="P2">        <text:a xlink:type="simple" xlink:href="../../../RacketProg/racket6.12/pkgs/racket-doc/scribblings/guide/guide/hash-reader.html#%28part._readtable%29" text:style-name="Internet_20_link" text:visited-style-name="Visited_20_Internet_20_Link">17.2.2 readtable（读取表格）</text:a></text:p>
          </table:table-cell>
        </table:table-row>
        <table:table-row>
          <table:table-cell table:style-name="表格1.A1" office:value-type="string">
            <text:p text:style-name="P2">      <text:a xlink:type="simple" xlink:href="../../../RacketProg/racket6.12/pkgs/racket-doc/scribblings/guide/guide/hash-languages.html" text:style-name="Internet_20_link" text:visited-style-name="Visited_20_Internet_20_Link">17.3 定义新的#lang语言</text:a></text:p>
          </table:table-cell>
        </table:table-row>
        <table:table-row>
          <table:table-cell table:style-name="表格1.A1" office:value-type="string">
            <text:p text:style-name="P2">        <text:a xlink:type="simple" xlink:href="../../../RacketProg/racket6.12/pkgs/racket-doc/scribblings/guide/guide/hash-lang_syntax.html" text:style-name="Internet_20_link" text:visited-style-name="Visited_20_Internet_20_Link">17.3.1 指定一个#lang语言</text:a></text:p>
          </table:table-cell>
        </table:table-row>
        <table:table-row>
          <table:table-cell table:style-name="表格1.A1" office:value-type="string">
            <text:p text:style-name="P2">        <text:a xlink:type="simple" xlink:href="../../../RacketProg/racket6.12/pkgs/racket-doc/scribblings/guide/guide/hash-lang_reader.html" text:style-name="Internet_20_link" text:visited-style-name="Visited_20_Internet_20_Link">17.3.2 使用#lang reader</text:a></text:p>
          </table:table-cell>
        </table:table-row>
        <table:table-row>
          <table:table-cell table:style-name="表格1.A1" office:value-type="string">
            <text:p text:style-name="P2">        <text:a xlink:type="simple" xlink:href="../../../RacketProg/racket6.12/pkgs/racket-doc/scribblings/guide/guide/syntax_module-reader.html" text:style-name="Internet_20_link" text:visited-style-name="Visited_20_Internet_20_Link">17.3.3 使用#lang s-exp syntax/module-reader</text:a></text:p>
          </table:table-cell>
        </table:table-row>
        <table:table-row>
          <table:table-cell table:style-name="表格1.A1" office:value-type="string">
            <text:p text:style-name="P2">        <text:a xlink:type="simple" xlink:href="../../../RacketProg/racket6.12/pkgs/racket-doc/scribblings/guide/guide/language-collection.html" text:style-name="Internet_20_link" text:visited-style-name="Visited_20_Internet_20_Link">17.3.4 安装一门语言</text:a></text:p>
          </table:table-cell>
        </table:table-row>
        <table:table-row>
          <table:table-cell table:style-name="表格1.A1" office:value-type="string">
            <text:p text:style-name="P2">        <text:a xlink:type="simple" xlink:href="../../../RacketProg/racket6.12/pkgs/racket-doc/scribblings/guide/guide/language-get-info.html" text:style-name="Internet_20_link" text:visited-style-name="Visited_20_Internet_20_Link">17.3.5 源处理配置</text:a></text:p>
          </table:table-cell>
        </table:table-row>
        <table:table-row>
          <table:table-cell table:style-name="表格1.A1" office:value-type="string">
            <text:p text:style-name="P2">        <text:a xlink:type="simple" xlink:href="../../../RacketProg/racket6.12/pkgs/racket-doc/scribblings/guide/guide/module-runtime-config.html" text:style-name="Internet_20_link" text:visited-style-name="Visited_20_Internet_20_Link">17.3.6 模块处理配置</text:a></text:p>
          </table:table-cell>
        </table:table-row>
        <table:table-row>
          <table:table-cell table:style-name="表格1.A1" office:value-type="string">
            <text:p text:style-name="P1"/>
          </table:table-cell>
        </table:table-row>
        <table:table-row>
          <table:table-cell table:style-name="表格1.A1" office:value-type="string">
            <text:p text:style-name="P2">    <text:a xlink:type="simple" xlink:href="../../../RacketProg/racket6.12/pkgs/racket-doc/scribblings/guide/guide/concurrency.html" text:style-name="Internet_20_link" text:visited-style-name="Visited_20_Internet_20_Link">18 并发与同步</text:a></text:p>
          </table:table-cell>
        </table:table-row>
        <table:table-row>
          <table:table-cell table:style-name="表格1.A1" office:value-type="string">
            <text:p text:style-name="P2">      <text:a xlink:type="simple" xlink:href="../../../RacketProg/racket6.12/pkgs/racket-doc/scribblings/guide/guide/concurrency.html#%28part._.Threads%29" text:style-name="Internet_20_link" text:visited-style-name="Visited_20_Internet_20_Link">18.1 线程（thread）</text:a></text:p>
          </table:table-cell>
        </table:table-row>
        <table:table-row>
          <table:table-cell table:style-name="表格1.A1" office:value-type="string">
            <text:p text:style-name="P2">      <text:a xlink:type="simple" xlink:href="../../../RacketProg/racket6.12/pkgs/racket-doc/scribblings/guide/guide/concurrency.html#%28part._.Thread_.Mailboxes%29" text:style-name="Internet_20_link" text:visited-style-name="Visited_20_Internet_20_Link">18.2 线程的邮箱</text:a></text:p>
          </table:table-cell>
        </table:table-row>
        <table:table-row>
          <table:table-cell table:style-name="表格1.A1" office:value-type="string">
            <text:p text:style-name="P2">      <text:a xlink:type="simple" xlink:href="../../../RacketProg/racket6.12/pkgs/racket-doc/scribblings/guide/guide/concurrency.html#%28part._.Semaphores%29" text:style-name="Internet_20_link" text:visited-style-name="Visited_20_Internet_20_Link">18.3 信号（Semaphores）</text:a></text:p>
          </table:table-cell>
        </table:table-row>
        <table:table-row>
          <table:table-cell table:style-name="表格1.A1" office:value-type="string">
            <text:p text:style-name="P2">      <text:a xlink:type="simple" xlink:href="../../../RacketProg/racket6.12/pkgs/racket-doc/scribblings/guide/guide/concurrency.html#%28part._.Channels%29" text:style-name="Internet_20_link" text:visited-style-name="Visited_20_Internet_20_Link">18.4 通道（Channels）</text:a></text:p>
          </table:table-cell>
        </table:table-row>
        <table:table-row>
          <table:table-cell table:style-name="表格1.A1" office:value-type="string">
            <text:p text:style-name="P2">      <text:a xlink:type="simple" xlink:href="../../../RacketProg/racket6.12/pkgs/racket-doc/scribblings/guide/guide/concurrency.html#%28part._.Buffered_.Asynchronous_.Channels%29" text:style-name="Internet_20_link" text:visited-style-name="Visited_20_Internet_20_Link">18.5 缓冲异步通道</text:a></text:p>
          </table:table-cell>
        </table:table-row>
        <table:table-row>
          <table:table-cell table:style-name="表格1.A1" office:value-type="string">
            <text:p text:style-name="P2">      <text:a xlink:type="simple" xlink:href="../../../RacketProg/racket6.12/pkgs/racket-doc/scribblings/guide/guide/concurrency.html#%28part._.Synchronizable_.Events_and_sync%29" text:style-name="Internet_20_link" text:visited-style-name="Visited_20_Internet_20_Link">18.6 同步事件和sync</text:a></text:p>
          </table:table-cell>
        </table:table-row>
        <table:table-row>
          <table:table-cell table:style-name="表格1.A1" office:value-type="string">
            <text:p text:style-name="P1"/>
          </table:table-cell>
        </table:table-row>
        <text:soft-page-break/>
        <table:table-row>
          <table:table-cell table:style-name="表格1.A1" office:value-type="string">
            <text:p text:style-name="P2">    <text:a xlink:type="simple" xlink:href="../../../RacketProg/racket6.12/pkgs/racket-doc/scribblings/guide/guide/performance.html" text:style-name="Internet_20_link" text:visited-style-name="Visited_20_Internet_20_Link">19 性能</text:a></text:p>
          </table:table-cell>
        </table:table-row>
        <table:table-row>
          <table:table-cell table:style-name="表格1.A1" office:value-type="string">
            <text:p text:style-name="P2">      <text:a xlink:type="simple" xlink:href="../../../RacketProg/racket6.12/pkgs/racket-doc/scribblings/guide/guide/performance.html#%28part._.Dr.Racket-perf%29" text:style-name="Internet_20_link" text:visited-style-name="Visited_20_Internet_20_Link">19.1 DrRacket中的性能</text:a></text:p>
          </table:table-cell>
        </table:table-row>
        <table:table-row>
          <table:table-cell table:style-name="表格1.A1" office:value-type="string">
            <text:p text:style-name="P2">      <text:a xlink:type="simple" xlink:href="../../../RacketProg/racket6.12/pkgs/racket-doc/scribblings/guide/guide/performance.html#%28part._.J.I.T%29" text:style-name="Internet_20_link" text:visited-style-name="Visited_20_Internet_20_Link">19.2 字节码和即时（JIT）编译器</text:a></text:p>
          </table:table-cell>
        </table:table-row>
        <table:table-row>
          <table:table-cell table:style-name="表格1.A1" office:value-type="string">
            <text:p text:style-name="P2">      <text:a xlink:type="simple" xlink:href="../../../RacketProg/racket6.12/pkgs/racket-doc/scribblings/guide/guide/performance.html#%28part._modules-performance%29" text:style-name="Internet_20_link" text:visited-style-name="Visited_20_Internet_20_Link">19.3 模块和性能</text:a></text:p>
          </table:table-cell>
        </table:table-row>
        <table:table-row>
          <table:table-cell table:style-name="表格1.A1" office:value-type="string">
            <text:p text:style-name="P2">      <text:a xlink:type="simple" xlink:href="../../../RacketProg/racket6.12/pkgs/racket-doc/scribblings/guide/guide/performance.html#%28part._func-call-performance%29" text:style-name="Internet_20_link" text:visited-style-name="Visited_20_Internet_20_Link">19.4 函数调用优化</text:a></text:p>
          </table:table-cell>
        </table:table-row>
        <table:table-row>
          <table:table-cell table:style-name="表格1.A1" office:value-type="string">
            <text:p text:style-name="P2">      <text:a xlink:type="simple" xlink:href="../../../RacketProg/racket6.12/pkgs/racket-doc/scribblings/guide/guide/performance.html#%28part._.Mutation_and_.Performance%29" text:style-name="Internet_20_link" text:visited-style-name="Visited_20_Internet_20_Link">19.5 突变和性能</text:a></text:p>
          </table:table-cell>
        </table:table-row>
        <table:table-row>
          <table:table-cell table:style-name="表格1.A1" office:value-type="string">
            <text:p text:style-name="P2">      <text:a xlink:type="simple" xlink:href="../../../RacketProg/racket6.12/pkgs/racket-doc/scribblings/guide/guide/performance.html#%28part._letrec-performance%29" text:style-name="Internet_20_link" text:visited-style-name="Visited_20_Internet_20_Link">19.6 letrec性能</text:a></text:p>
          </table:table-cell>
        </table:table-row>
        <table:table-row>
          <table:table-cell table:style-name="表格1.A1" office:value-type="string">
            <text:p text:style-name="P2">      <text:a xlink:type="simple" xlink:href="../../../RacketProg/racket6.12/pkgs/racket-doc/scribblings/guide/guide/performance.html#%28part._fixnums%2Bflonums%29" text:style-name="Internet_20_link" text:visited-style-name="Visited_20_Internet_20_Link">19.7 Fixnum和Flonum优化</text:a></text:p>
          </table:table-cell>
        </table:table-row>
        <table:table-row>
          <table:table-cell table:style-name="表格1.A1" office:value-type="string">
            <text:p text:style-name="P2">      <text:a xlink:type="simple" xlink:href="../../../RacketProg/racket6.12/pkgs/racket-doc/scribblings/guide/guide/performance.html#%28part._unchecked-unsafe%29" text:style-name="Internet_20_link" text:visited-style-name="Visited_20_Internet_20_Link">19.8 未检查的、不安全的操作</text:a></text:p>
          </table:table-cell>
        </table:table-row>
        <table:table-row>
          <table:table-cell table:style-name="表格1.A1" office:value-type="string">
            <text:p text:style-name="P2">      <text:a xlink:type="simple" xlink:href="../../../RacketProg/racket6.12/pkgs/racket-doc/scribblings/guide/guide/performance.html#%28part._ffi-pointer-access%29" text:style-name="Internet_20_link" text:visited-style-name="Visited_20_Internet_20_Link">19.9 外来的指针</text:a></text:p>
          </table:table-cell>
        </table:table-row>
        <table:table-row>
          <table:table-cell table:style-name="表格1.A1" office:value-type="string">
            <text:p text:style-name="P2">      <text:a xlink:type="simple" xlink:href="../../../RacketProg/racket6.12/pkgs/racket-doc/scribblings/guide/guide/performance.html#%28part._regexp-perf%29" text:style-name="Internet_20_link" text:visited-style-name="Visited_20_Internet_20_Link">19.10 正则表达式性能</text:a></text:p>
          </table:table-cell>
        </table:table-row>
        <table:table-row>
          <table:table-cell table:style-name="表格1.A1" office:value-type="string">
            <text:p text:style-name="P2">      <text:a xlink:type="simple" xlink:href="../../../RacketProg/racket6.12/pkgs/racket-doc/scribblings/guide/guide/performance.html#%28part._gc-perf%29" text:style-name="Internet_20_link" text:visited-style-name="Visited_20_Internet_20_Link">19.11 内存管理</text:a></text:p>
          </table:table-cell>
        </table:table-row>
        <table:table-row>
          <table:table-cell table:style-name="表格1.A1" office:value-type="string">
            <text:p text:style-name="P2">      <text:a xlink:type="simple" xlink:href="../../../RacketProg/racket6.12/pkgs/racket-doc/scribblings/guide/guide/performance.html#%28part._.Reachability._and._.Garbage._.Collection%29" text:style-name="Internet_20_link" text:visited-style-name="Visited_20_Internet_20_Link">19.12 可执行性与垃圾收集</text:a></text:p>
          </table:table-cell>
        </table:table-row>
        <table:table-row>
          <table:table-cell table:style-name="表格1.A1" office:value-type="string">
            <text:p text:style-name="P2">      <text:a xlink:type="simple" xlink:href="../../../RacketProg/racket6.12/pkgs/racket-doc/scribblings/guide/guide/performance.html#%28part._.Weak_.Boxes_and_.Testing%29" text:style-name="Internet_20_link" text:visited-style-name="Visited_20_Internet_20_Link">19.13 弱格子与测试</text:a></text:p>
          </table:table-cell>
        </table:table-row>
        <table:table-row>
          <table:table-cell table:style-name="表格1.A1" office:value-type="string">
            <text:p text:style-name="P2">      <text:a xlink:type="simple" xlink:href="../../../RacketProg/racket6.12/pkgs/racket-doc/scribblings/guide/guide/performance.html#%28part._.Reducing_.Garbage_.Collection_.Pauses%29" text:style-name="Internet_20_link" text:visited-style-name="Visited_20_Internet_20_Link">19.14 减少垃圾收集停顿</text:a></text:p>
          </table:table-cell>
        </table:table-row>
        <table:table-row>
          <table:table-cell table:style-name="表格1.A1" office:value-type="string">
            <text:p text:style-name="P1"/>
          </table:table-cell>
        </table:table-row>
        <table:table-row>
          <table:table-cell table:style-name="表格1.A1" office:value-type="string">
            <text:p text:style-name="P2">    <text:a xlink:type="simple" xlink:href="../../../RacketProg/racket6.12/pkgs/racket-doc/scribblings/guide/guide/parallelism.html" text:style-name="Internet_20_link" text:visited-style-name="Visited_20_Internet_20_Link">20 并行</text:a></text:p>
          </table:table-cell>
        </table:table-row>
        <table:table-row>
          <table:table-cell table:style-name="表格1.A1" office:value-type="string">
            <text:p text:style-name="P2">      <text:a xlink:type="simple" xlink:href="../../../RacketProg/racket6.12/pkgs/racket-doc/scribblings/guide/guide/parallelism.html#%28part._effective-futures%29" text:style-name="Internet_20_link" text:visited-style-name="Visited_20_Internet_20_Link">20.1 前景并行</text:a></text:p>
          </table:table-cell>
        </table:table-row>
        <table:table-row>
          <table:table-cell table:style-name="表格1.A1" office:value-type="string">
            <text:p text:style-name="P2">      <text:a xlink:type="simple" xlink:href="../../../RacketProg/racket6.12/pkgs/racket-doc/scribblings/guide/guide/parallelism.html#%28part._effective-places%29" text:style-name="Internet_20_link" text:visited-style-name="Visited_20_Internet_20_Link">20.2 现场（place）并行</text:a></text:p>
          </table:table-cell>
        </table:table-row>
        <table:table-row>
          <table:table-cell table:style-name="表格1.A1" office:value-type="string">
            <text:p text:style-name="P2">      <text:a xlink:type="simple" xlink:href="../../../RacketProg/racket6.12/pkgs/racket-doc/scribblings/guide/guide/parallelism.html#%28part._distributed-places%29" text:style-name="Internet_20_link" text:visited-style-name="Visited_20_Internet_20_Link">20.3 分布式现场</text:a></text:p>
          </table:table-cell>
        </table:table-row>
        <table:table-row>
          <table:table-cell table:style-name="表格1.A1" office:value-type="string">
            <text:p text:style-name="P1"/>
          </table:table-cell>
        </table:table-row>
        <table:table-row>
          <table:table-cell table:style-name="表格1.A1" office:value-type="string">
            <text:p text:style-name="P2">    <text:a xlink:type="simple" xlink:href="../../../RacketProg/racket6.12/pkgs/racket-doc/scribblings/guide/guide/running.html" text:style-name="Internet_20_link" text:visited-style-name="Visited_20_Internet_20_Link">21 运行和创建可执行程序</text:a></text:p>
          </table:table-cell>
        </table:table-row>
        <table:table-row>
          <table:table-cell table:style-name="表格1.A1" office:value-type="string">
            <text:p text:style-name="P2">      <text:a xlink:type="simple" xlink:href="../../../RacketProg/racket6.12/pkgs/racket-doc/scribblings/guide/guide/racket.html" text:style-name="Internet_20_link" text:visited-style-name="Visited_20_Internet_20_Link">21.1 运行racket和gracket</text:a></text:p>
          </table:table-cell>
        </table:table-row>
        <table:table-row>
          <table:table-cell table:style-name="表格1.A1" office:value-type="string">
            <text:p text:style-name="P2">        <text:a xlink:type="simple" xlink:href="../../../RacketProg/racket6.12/pkgs/racket-doc/scribblings/guide/guide/racket.html#%28part._start-interactive-mode%29" text:style-name="Internet_20_link" text:visited-style-name="Visited_20_Internet_20_Link">21.1.1 交互模式</text:a></text:p>
          </table:table-cell>
        </table:table-row>
        <table:table-row>
          <table:table-cell table:style-name="表格1.A1" office:value-type="string">
            <text:p text:style-name="P2">        <text:a xlink:type="simple" xlink:href="../../../RacketProg/racket6.12/pkgs/racket-doc/scribblings/guide/guide/racket.html#%28part._start-module-mode%29" text:style-name="Internet_20_link" text:visited-style-name="Visited_20_Internet_20_Link">21.1.2 模块模式</text:a></text:p>
          </table:table-cell>
        </table:table-row>
        <table:table-row>
          <table:table-cell table:style-name="表格1.A1" office:value-type="string">
            <text:p text:style-name="P2">        <text:a xlink:type="simple" xlink:href="../../../RacketProg/racket6.12/pkgs/racket-doc/scribblings/guide/guide/racket.html#%28part._start-load-mode%29" text:style-name="Internet_20_link" text:visited-style-name="Visited_20_Internet_20_Link">21.1.3 加载模式</text:a></text:p>
          </table:table-cell>
        </table:table-row>
        <table:table-row>
          <table:table-cell table:style-name="表格1.A1" office:value-type="string">
            <text:p text:style-name="P2">      <text:a xlink:type="simple" xlink:href="../../../RacketProg/racket6.12/pkgs/racket-doc/scribblings/guide/guide/scripts.html" text:style-name="Internet_20_link" text:visited-style-name="Visited_20_Internet_20_Link">21.2 脚本</text:a></text:p>
          </table:table-cell>
        </table:table-row>
        <text:soft-page-break/>
        <table:table-row>
          <table:table-cell table:style-name="表格1.A1" office:value-type="string">
            <text:p text:style-name="P2">        <text:a xlink:type="simple" xlink:href="../../../RacketProg/racket6.12/pkgs/racket-doc/scribblings/guide/guide/scripts.html#%28part._.Unix_.Scripts%29" text:style-name="Internet_20_link" text:visited-style-name="Visited_20_Internet_20_Link">21.2.1 Unix脚本</text:a></text:p>
          </table:table-cell>
        </table:table-row>
        <table:table-row>
          <table:table-cell table:style-name="表格1.A1" office:value-type="string">
            <text:p text:style-name="P2">        <text:a xlink:type="simple" xlink:href="../../../RacketProg/racket6.12/pkgs/racket-doc/scribblings/guide/guide/scripts.html#%28part._.Windows_.Batch_.Files%29" text:style-name="Internet_20_link" text:visited-style-name="Visited_20_Internet_20_Link">21.2.2 Windows批处理文件</text:a></text:p>
          </table:table-cell>
        </table:table-row>
        <table:table-row>
          <table:table-cell table:style-name="表格1.A1" office:value-type="string">
            <text:p text:style-name="P2">      <text:a xlink:type="simple" xlink:href="../../../RacketProg/racket6.12/pkgs/racket-doc/scribblings/guide/guide/exe.html" text:style-name="Internet_20_link" text:visited-style-name="Visited_20_Internet_20_Link">21.3 创建独立的可执行文件</text:a></text:p>
          </table:table-cell>
        </table:table-row>
        <table:table-row>
          <table:table-cell table:style-name="表格1.A1" office:value-type="string">
            <text:p text:style-name="P1"/>
          </table:table-cell>
        </table:table-row>
        <table:table-row>
          <table:table-cell table:style-name="表格1.A1" office:value-type="string">
            <text:p text:style-name="P2">    <text:a xlink:type="simple" xlink:href="../../../RacketProg/racket6.12/pkgs/racket-doc/scribblings/guide/guide/More_Libraries.html" text:style-name="Internet_20_link" text:visited-style-name="Visited_20_Internet_20_Link">22 更多的库</text:a></text:p>
          </table:table-cell>
        </table:table-row>
        <table:table-row>
          <table:table-cell table:style-name="表格1.A1" office:value-type="string">
            <text:p text:style-name="P2">      <text:a xlink:type="simple" xlink:href="../../../RacketProg/racket6.12/pkgs/racket-doc/scribblings/guide/guide/More_Libraries.html#%28part._graphics%29" text:style-name="Internet_20_link" text:visited-style-name="Visited_20_Internet_20_Link">22.1 图形和图形用户界面</text:a></text:p>
          </table:table-cell>
        </table:table-row>
        <table:table-row>
          <table:table-cell table:style-name="表格1.A1" office:value-type="string">
            <text:p text:style-name="P2">      <text:a xlink:type="simple" xlink:href="../../../RacketProg/racket6.12/pkgs/racket-doc/scribblings/guide/guide/More_Libraries.html#%28part._.The_.Web_.Server%29" text:style-name="Internet_20_link" text:visited-style-name="Visited_20_Internet_20_Link">22.2 Web服务器</text:a></text:p>
          </table:table-cell>
        </table:table-row>
        <table:table-row>
          <table:table-cell table:style-name="表格1.A1" office:value-type="string">
            <text:p text:style-name="P2">      <text:a xlink:type="simple" xlink:href="../../../RacketProg/racket6.12/pkgs/racket-doc/scribblings/guide/guide/More_Libraries.html#%28part._.Using_.Foreign_.Libraries%29" text:style-name="Internet_20_link" text:visited-style-name="Visited_20_Internet_20_Link">22.3 使用外部库</text:a></text:p>
          </table:table-cell>
        </table:table-row>
        <table:table-row>
          <table:table-cell table:style-name="表格1.A1" office:value-type="string">
            <text:p text:style-name="P2">      <text:a xlink:type="simple" xlink:href="../../../RacketProg/racket6.12/pkgs/racket-doc/scribblings/guide/guide/More_Libraries.html#%28part._.And_.More%29" text:style-name="Internet_20_link" text:visited-style-name="Visited_20_Internet_20_Link">22.4 其它更多的库</text:a></text:p>
          </table:table-cell>
        </table:table-row>
        <table:table-row>
          <table:table-cell table:style-name="表格1.A1" office:value-type="string">
            <text:p text:style-name="P1"/>
          </table:table-cell>
        </table:table-row>
        <table:table-row>
          <table:table-cell table:style-name="表格1.A1" office:value-type="string">
            <text:p text:style-name="P2">    <text:a xlink:type="simple" xlink:href="../../../RacketProg/racket6.12/pkgs/racket-doc/scribblings/guide/guide/dialects.html" text:style-name="Internet_20_link" text:visited-style-name="Visited_20_Internet_20_Link">23 Racket和Scheme的方言</text:a></text:p>
          </table:table-cell>
        </table:table-row>
        <table:table-row>
          <table:table-cell table:style-name="表格1.A1" office:value-type="string">
            <text:p text:style-name="P2">      <text:a xlink:type="simple" xlink:href="../../../RacketProg/racket6.12/pkgs/racket-doc/scribblings/guide/guide/more-hash-lang.html" text:style-name="Internet_20_link" text:visited-style-name="Visited_20_Internet_20_Link">23.1 更多的Racket</text:a></text:p>
          </table:table-cell>
        </table:table-row>
        <table:table-row>
          <table:table-cell table:style-name="表格1.A1" office:value-type="string">
            <text:p text:style-name="P2">      <text:a xlink:type="simple" xlink:href="../../../RacketProg/racket6.12/pkgs/racket-doc/scribblings/guide/guide/standards.html" text:style-name="Internet_20_link" text:visited-style-name="Visited_20_Internet_20_Link">23.2 标准</text:a></text:p>
          </table:table-cell>
        </table:table-row>
        <table:table-row>
          <table:table-cell table:style-name="表格1.A1" office:value-type="string">
            <text:p text:style-name="P2">        <text:a xlink:type="simple" xlink:href="../../../RacketProg/racket6.12/pkgs/racket-doc/scribblings/guide/guide/standards.html#%28part._r5rs%29" text:style-name="Internet_20_link" text:visited-style-name="Visited_20_Internet_20_Link">23.2.1 R5RS</text:a></text:p>
          </table:table-cell>
        </table:table-row>
        <table:table-row>
          <table:table-cell table:style-name="表格1.A1" office:value-type="string">
            <text:p text:style-name="P2">        <text:a xlink:type="simple" xlink:href="../../../RacketProg/racket6.12/pkgs/racket-doc/scribblings/guide/guide/standards.html#%28part._r6rs%29" text:style-name="Internet_20_link" text:visited-style-name="Visited_20_Internet_20_Link">23.2.2 R6RS</text:a></text:p>
          </table:table-cell>
        </table:table-row>
        <table:table-row>
          <table:table-cell table:style-name="表格1.A1" office:value-type="string">
            <text:p text:style-name="P2">      <text:a xlink:type="simple" xlink:href="../../../RacketProg/racket6.12/pkgs/racket-doc/scribblings/guide/guide/teaching-langs.html" text:style-name="Internet_20_link" text:visited-style-name="Visited_20_Internet_20_Link">23.3 教学</text:a></text:p>
          </table:table-cell>
        </table:table-row>
        <table:table-row>
          <table:table-cell table:style-name="表格1.A1" office:value-type="string">
            <text:p text:style-name="P1"/>
          </table:table-cell>
        </table:table-row>
        <table:table-row>
          <table:table-cell table:style-name="表格1.A1" office:value-type="string">
            <text:p text:style-name="P2">    <text:a xlink:type="simple" xlink:href="../../../RacketProg/racket6.12/pkgs/racket-doc/scribblings/guide/guide/other-editors.html" text:style-name="Internet_20_link" text:visited-style-name="Visited_20_Internet_20_Link">24 命令行工具和你的编辑器选择</text:a></text:p>
          </table:table-cell>
        </table:table-row>
        <table:table-row>
          <table:table-cell table:style-name="表格1.A1" office:value-type="string">
            <text:p text:style-name="P2">      <text:a xlink:type="simple" xlink:href="../../../RacketProg/racket6.12/pkgs/racket-doc/scribblings/guide/guide/cmdline-tools.html" text:style-name="Internet_20_link" text:visited-style-name="Visited_20_Internet_20_Link">24.1 命令行工具</text:a></text:p>
          </table:table-cell>
        </table:table-row>
        <table:table-row>
          <table:table-cell table:style-name="表格1.A1" office:value-type="string">
            <text:p text:style-name="P2">        <text:a xlink:type="simple" xlink:href="../../../RacketProg/racket6.12/pkgs/racket-doc/scribblings/guide/guide/cmdline-tools.html#%28part._compile%29" text:style-name="Internet_20_link" text:visited-style-name="Visited_20_Internet_20_Link">24.1.1 同时编译和配置：raco</text:a></text:p>
          </table:table-cell>
        </table:table-row>
        <table:table-row>
          <table:table-cell table:style-name="表格1.A1" office:value-type="string">
            <text:p text:style-name="P2">        <text:a xlink:type="simple" xlink:href="../../../RacketProg/racket6.12/pkgs/racket-doc/scribblings/guide/guide/cmdline-tools.html#%28part._~e4~ba~92~e5~8a~a8~e6~b1~82~e5~80~bc%29" text:style-name="Internet_20_link" text:visited-style-name="Visited_20_Internet_20_Link">24.1.2 互动求值</text:a></text:p>
          </table:table-cell>
        </table:table-row>
        <table:table-row>
          <table:table-cell table:style-name="表格1.A1" office:value-type="string">
            <text:p text:style-name="P2">        <text:a xlink:type="simple" xlink:href="../../../RacketProg/racket6.12/pkgs/racket-doc/scribblings/guide/guide/cmdline-tools.html#%28part._.Shell~e8~a1~a5~e5~85~a8%29" text:style-name="Internet_20_link" text:visited-style-name="Visited_20_Internet_20_Link">24.1.3 Shell补全</text:a></text:p>
          </table:table-cell>
        </table:table-row>
        <table:table-row>
          <table:table-cell table:style-name="表格1.A1" office:value-type="string">
            <text:p text:style-name="P2">      <text:a xlink:type="simple" xlink:href="../../../RacketProg/racket6.12/pkgs/racket-doc/scribblings/guide/guide/Emacs.html" text:style-name="Internet_20_link" text:visited-style-name="Visited_20_Internet_20_Link">24.2 Emacs</text:a></text:p>
          </table:table-cell>
        </table:table-row>
        <table:table-row>
          <table:table-cell table:style-name="表格1.A1" office:value-type="string">
            <text:p text:style-name="P2">        <text:a xlink:type="simple" xlink:href="../../../RacketProg/racket6.12/pkgs/racket-doc/scribblings/guide/guide/Emacs.html#%28part._~e4~b8~bb~e8~a6~81~e6~a8~a1~e5~bc~8f%29" text:style-name="Internet_20_link" text:visited-style-name="Visited_20_Internet_20_Link">24.2.1 主要模式</text:a></text:p>
          </table:table-cell>
        </table:table-row>
        <table:table-row>
          <table:table-cell table:style-name="表格1.A1" office:value-type="string">
            <text:p text:style-name="P2">        <text:a xlink:type="simple" xlink:href="../../../RacketProg/racket6.12/pkgs/racket-doc/scribblings/guide/guide/Emacs.html#%28part._~e5~b0~8f~e6~a8~a1~e5~bc~8f%29" text:style-name="Internet_20_link" text:visited-style-name="Visited_20_Internet_20_Link">24.2.2 小模式</text:a></text:p>
          </table:table-cell>
        </table:table-row>
        <table:table-row>
          <table:table-cell table:style-name="表格1.A1" office:value-type="string">
            <text:p text:style-name="P2">        <text:a xlink:type="simple" xlink:href="../../../RacketProg/racket6.12/pkgs/racket-doc/scribblings/guide/guide/Emacs.html#%28part._.Evil~e6~a8~a1~e5~bc~8f~e7~9a~84~e4~b8~93~e6~9c~89~e5~8c~85%29" text:style-name="Internet_20_link" text:visited-style-name="Visited_20_Internet_20_Link">24.2.3 Evil模式的专有包</text:a></text:p>
          </table:table-cell>
        </table:table-row>
        <table:table-row>
          <table:table-cell table:style-name="表格1.A1" office:value-type="string">
            <text:p text:style-name="P2">      <text:a xlink:type="simple" xlink:href="../../../RacketProg/racket6.12/pkgs/racket-doc/scribblings/guide/guide/Vim.html" text:style-name="Internet_20_link" text:visited-style-name="Visited_20_Internet_20_Link">24.3 Vim</text:a></text:p>
          </table:table-cell>
        </table:table-row>
        <table:table-row>
          <table:table-cell table:style-name="表格1.A1" office:value-type="string">
            <text:p text:style-name="P2">      <text:a xlink:type="simple" xlink:href="../../../RacketProg/racket6.12/pkgs/racket-doc/scribblings/guide/guide/Sublime_Text.html" text:style-name="Internet_20_link" text:visited-style-name="Visited_20_Internet_20_Link">24.4 Sublime Text</text:a></text:p>
          </table:table-cell>
        </table:table-row>
        <table:table-row>
          <table:table-cell table:style-name="表格1.A1" office:value-type="string">
            <text:p text:style-name="P1"/>
          </table:table-cell>
        </table:table-row>
        <text:soft-page-break/>
        <table:table-row>
          <table:table-cell table:style-name="表格1.A1" office:value-type="string">
            <text:p text:style-name="P2">    <text:a xlink:type="simple" xlink:href="../../../RacketProg/racket6.12/pkgs/racket-doc/scribblings/guide/guide/doc-bibliography.html" text:style-name="Internet_20_link" text:visited-style-name="Visited_20_Internet_20_Link">Bibliography</text:a></text:p>
          </table:table-cell>
        </table:table-row>
        <table:table-row>
          <table:table-cell table:style-name="表格1.A1" office:value-type="string">
            <text:p text:style-name="P1"/>
          </table:table-cell>
        </table:table-row>
        <table:table-row>
          <table:table-cell table:style-name="表格1.A1" office:value-type="string">
            <text:p text:style-name="P2">    <text:a xlink:type="simple" xlink:href="../../../RacketProg/racket6.12/pkgs/racket-doc/scribblings/guide/guide/doc-index.html" text:style-name="Internet_20_link" text:visited-style-name="Visited_20_Internet_20_Link">Index</text:a></text:p>
          </table:table-cell>
        </table:table-row>
      </table:table>
      <text:p text:style-name="Standard"/>
      <text:p text:style-name="Standard"/>
      <text:h text:style-name="P12" text:outline-level="3">1<text:span text:style-name="Teletype"> </text:span><text:bookmark text:name="(part._intro)"/>欢迎来到Racket!</text:h>
      <text:p text:style-name="Text_20_body"><text:span text:style-name="T23">　　</text:span>取决于你如何看待它，Racket语言是：</text:p>
      <text:list xml:id="list2185599938" text:style-name="L1">
        <text:list-item>
          <text:p text:style-name="P9"><text:span text:style-name="T19">一种编程语言（</text:span><text:span text:style-name="T2">programming language</text:span><text:span text:style-name="T19">）</text:span>——Lisp语言的一种方言和Scheme的一种派生语言；</text:p>
          <text:p text:style-name="P5"><text:span text:style-name="T4">参见《</text:span><text:a xlink:type="simple" xlink:href="../../../RacketProg/racket6.12/pkgs/racket-doc/scribblings/guide/guide/dialects.html" text:style-name="Internet_20_link" text:visited-style-name="Visited_20_Internet_20_Link"><text:span text:style-name="T4">Racket和Scheme的方言</text:span></text:a><text:span text:style-name="T4">》以获取更多关于Lisp其它方言的信息以及它们与Racket的关系。</text:span></text:p>
        </text:list-item>
        <text:list-item>
          <text:p text:style-name="P9"><text:span text:style-name="T19">编程语言的一个家族（</text:span><text:span text:style-name="T2">family</text:span><text:span text:style-name="T19">）</text:span>——Racket的变体，以及更多的；</text:p>
        </text:list-item>
        <text:list-item>
          <text:p text:style-name="P9"><text:span text:style-name="T19">一系列工具（</text:span><text:span text:style-name="T2">tools</text:span><text:span text:style-name="T19">）</text:span>——用于编程语言的一个家族。</text:p>
        </text:list-item>
      </text:list>
      <text:p text:style-name="Text_20_body"><text:span text:style-name="T23">　　</text:span>在不会有混乱的情况下，我们简单地使用<text:span text:style-name="T2">Racket</text:span>。</text:p>
      <text:p text:style-name="Text_20_body"><text:span text:style-name="T23">　　</text:span>Racket的主要工具是：</text:p>
      <text:list xml:id="list1871646226" text:style-name="L2">
        <text:list-item>
          <text:p text:style-name="P10"><text:span text:style-name="T21">racket</text:span>, 核心编译器、解释器和运行时系统；</text:p>
        </text:list-item>
        <text:list-item>
          <text:p text:style-name="P10"><text:span text:style-name="T21">DrRacket</text:span>, 编程环境；</text:p>
        </text:list-item>
        <text:list-item>
          <text:p text:style-name="P10"><text:span text:style-name="T21">raco</text:span>, 用于执行为安装软件包、建立库等等的<text:span text:style-name="T21">Ra</text:span>cket<text:span text:style-name="T22">命令</text:span>的一个命令行（command-line）工具。</text:p>
        </text:list-item>
      </text:list>
      <text:p text:style-name="Text_20_body"><text:span text:style-name="T23">　　</text:span>最有可能的是，你想使用DrRacket探索Racket语言，尤其是在开始阶段。如果你要更进一步，你还可以使用命令行racket解释器和你喜欢的文本编辑器；也可以参见《<text:a xlink:type="simple" xlink:href="../../../RacketProg/racket6.12/pkgs/racket-doc/scribblings/guide/guide/other-editors.html" text:style-name="Internet_20_link" text:visited-style-name="Visited_20_Internet_20_Link">命令行工具和你的编辑器选择</text:a>》。本指南的其余部分介绍这个语言大多都无关于你的编辑器选择。</text:p>
      <text:p text:style-name="Text_20_body"><text:span text:style-name="T23">　　</text:span>如果你正在使用DrRacket，就将需要选择适当的语言，因为DrRacket可以容纳许多不同Racket变体，以及其它语言。如果你以前从未使用DrRacket，启动它，在DrRacket顶上的文本区域键入这一行：</text:p>
      <text:p text:style-name="Quotations">#lang racket</text:p>
      <text:p text:style-name="Text_20_body"><text:span text:style-name="T23">　　</text:span>然后点击文本区域上方的Run（运行）按钮。DrRacket接着就明白你的意思是在Racket的正常变体下工作（相对于较小的racket/base或许多其它的可能性来讲）。</text:p>
      <text:p text:style-name="P4"><text:span text:style-name="T23">　　</text:span><text:span text:style-name="T4">《</text:span><text:a xlink:type="simple" xlink:href="../../../RacketProg/racket6.12/pkgs/racket-doc/scribblings/guide/guide/more-hash-lang.html" text:style-name="Internet_20_link" text:visited-style-name="Visited_20_Internet_20_Link"><text:span text:style-name="T4">更多的Racket</text:span></text:a><text:span text:style-name="T4">》描述一些其它的可能性。</text:span></text:p>
      <text:p text:style-name="Text_20_body"><text:span text:style-name="T23">　　</text:span>如果你之前用除了以#lang开始的一个程序之外程序使用过DrRacket，那么DrRacket会记住你使用的这个最后的语言，而不是从#lang推断这个语言。在这种情况下，使用Language|Choose Language...（语言|选择语言……）菜单项。在出现的对话框中，选择第一项，它告诉DrRacket使用通过#lang在源程序中申明的这个语言。仍然要把#lang行放在文本区域的顶部上面。</text:p>
      <text:h text:style-name="Heading_20_4" text:outline-level="4">1.1<text:span text:style-name="Teletype"> </text:span><text:bookmark text:name="(part._.Interacting_with_.Racket)"/>用Racket进行交互</text:h>
      <text:p text:style-name="Text_20_body"><text:span text:style-name="T23">　　</text:span>DrRacket的底部文本区和racket的命令行程序（当不带选项启动时）都可以扮作一种计算器。你打出一个racket的表达式，按下回车键，答案就打印出来了。在Racket的术语里，这种计算器叫做一个<text:span text:style-name="T19">读取求值打印循环</text:span>（read-eval-print loop）或<text:bookmark text:name="(tech._repl)"/><text:span text:style-name="T2">REPL</text:span>。</text:p>
      <text:p text:style-name="Text_20_body"><text:soft-page-break/><text:span text:style-name="T23">　　</text:span>一个数字本身就是一个表达式，而答案就是数字：</text:p>
      <table:table table:name="表格2" table:style-name="表格2">
        <table:table-column table:style-name="表格2.A"/>
        <table:table-row>
          <table:table-cell table:style-name="表格2.A1" office:value-type="string">
            <text:p text:style-name="Table_20_Contents">&gt; 5</text:p>
          </table:table-cell>
        </table:table-row>
        <table:table-row>
          <table:table-cell table:style-name="表格2.A1" office:value-type="string">
            <text:p text:style-name="P2">5</text:p>
          </table:table-cell>
        </table:table-row>
      </table:table>
      <text:p text:style-name="Text_20_body"><text:span text:style-name="T23">　　</text:span>一个字符串也是一个求值为自身的表达式。一个字符串在字符串的开始和结尾使用双引号来书写：</text:p>
      <table:table table:name="表格3" table:style-name="表格3">
        <table:table-column table:style-name="表格3.A"/>
        <table:table-row>
          <table:table-cell table:style-name="表格3.A1" office:value-type="string">
            <text:p text:style-name="Table_20_Contents">&gt; "Hello, world!"</text:p>
          </table:table-cell>
        </table:table-row>
        <table:table-row>
          <table:table-cell table:style-name="表格3.A1" office:value-type="string">
            <text:p text:style-name="P2">"Hello, world!"</text:p>
          </table:table-cell>
        </table:table-row>
      </table:table>
      <text:p text:style-name="Text_20_body"><text:span text:style-name="T23">　　</text:span>Racket使用圆括号包裹较大的表达式——几乎任何一种表达式，而不是简单的常数。例如，一个函数调用被写为：开括号，函数名，参数表达式和闭括号。下面的表达式用参数"the boy out of the country"、4和7调用内置函数substring：</text:p>
      <table:table table:name="表格4" table:style-name="表格4">
        <table:table-column table:style-name="表格4.A"/>
        <table:table-row>
          <table:table-cell table:style-name="表格4.A1" office:value-type="string">
            <text:p text:style-name="Table_20_Contents">&gt; (substring "the boy out of the country" 4 7)</text:p>
          </table:table-cell>
        </table:table-row>
        <table:table-row>
          <table:table-cell table:style-name="表格4.A1" office:value-type="string">
            <text:p text:style-name="P2">"boy"</text:p>
          </table:table-cell>
        </table:table-row>
      </table:table>
      <text:h text:style-name="Heading_20_4" text:outline-level="4">1.2<text:span text:style-name="Teletype"> </text:span><text:bookmark text:name="(part._.Definitions_and_.Interactions)"/>定义和交互</text:h>
      <text:p text:style-name="Text_20_body"><text:span text:style-name="T23">　　</text:span>你能够通过使用define表定义像substring那样工作的你自己的函数，像这样：</text:p>
      <table:table table:name="表格5" table:style-name="表格5">
        <table:table-column table:style-name="表格5.A"/>
        <table:table-row>
          <table:table-cell table:style-name="表格5.A1" office:value-type="string">
            <table:table table:name="表格6" table:style-name="表格6">
              <table:table-column table:style-name="表格6.A"/>
              <table:table-row>
                <table:table-cell table:style-name="表格6.A1" office:value-type="string">
                  <text:p text:style-name="Table_20_Contents">(define (extract str)</text:p>
                </table:table-cell>
              </table:table-row>
              <table:table-row>
                <table:table-cell table:style-name="表格6.A1" office:value-type="string">
                  <text:p text:style-name="Table_20_Contents">  (substring str 4 7))</text:p>
                </table:table-cell>
              </table:table-row>
            </table:table>
            <text:p text:style-name="P1"/>
          </table:table-cell>
        </table:table-row>
        <table:table-row>
          <table:table-cell table:style-name="表格5.A1" office:value-type="string">
            <text:p text:style-name="Table_20_Contents"> </text:p>
            <table:table table:name="表格7" table:style-name="表格7">
              <table:table-column table:style-name="表格7.A"/>
              <table:table-row>
                <table:table-cell table:style-name="表格7.A1" office:value-type="string">
                  <text:p text:style-name="Table_20_Contents">&gt; (extract "the boy out of the country")</text:p>
                </table:table-cell>
              </table:table-row>
              <table:table-row>
                <table:table-cell table:style-name="表格7.A1" office:value-type="string">
                  <text:p text:style-name="P2">"boy"</text:p>
                </table:table-cell>
              </table:table-row>
              <table:table-row>
                <table:table-cell table:style-name="表格7.A1" office:value-type="string">
                  <text:p text:style-name="Table_20_Contents">&gt; (extract "the country out of the boy")</text:p>
                </table:table-cell>
              </table:table-row>
              <table:table-row>
                <table:table-cell table:style-name="表格7.A1" office:value-type="string">
                  <text:p text:style-name="P2">"cou"</text:p>
                </table:table-cell>
              </table:table-row>
            </table:table>
            <text:p text:style-name="Table_20_Contents"/>
          </table:table-cell>
        </table:table-row>
        <table:table-row>
          <table:table-cell table:style-name="表格5.A1" office:value-type="string">
            <text:p text:style-name="P1"/>
          </table:table-cell>
        </table:table-row>
      </table:table>
      <text:p text:style-name="Text_20_body"><text:span text:style-name="T23">　　</text:span>虽然你可以在<text:a xlink:type="simple" xlink:href="../../../RacketProg/racket6.12/pkgs/racket-doc/scribblings/guide/guide/intro.html#%28tech._repl%29" text:style-name="Internet_20_link" text:visited-style-name="Visited_20_Internet_20_Link">REPL</text:a>中求值define表，但定义通常是你想去保持并今后使用的一个程序的一部分。所以，在DrRacket中，你通常会把定义放在顶部文本区——被称作<text:bookmark text:name="(tech._~e5~ae~9a~e4~b9~89~e5~8c~ba~e5~9f~9f~ef~bc~88definitions._area~ef~bc~89)"/><text:span text:style-name="T19">定义区域（</text:span><text:span text:style-name="T2">definitions area</text:span><text:span text:style-name="T19">）</text:span>——随着#lang前缀一起：</text:p>
      <table:table table:name="表格8" table:style-name="表格8">
        <table:table-column table:style-name="表格8.A"/>
        <table:table-row>
          <table:table-cell table:style-name="表格8.A1" office:value-type="string">
            <text:p text:style-name="Table_20_Contents">#lang racket</text:p>
          </table:table-cell>
        </table:table-row>
        <table:table-row>
          <table:table-cell table:style-name="表格8.A1" office:value-type="string">
            <text:p text:style-name="Table_20_Contents"> </text:p>
          </table:table-cell>
        </table:table-row>
        <table:table-row>
          <table:table-cell table:style-name="表格8.A1" office:value-type="string">
            <text:p text:style-name="Table_20_Contents">(define (extract str)</text:p>
          </table:table-cell>
        </table:table-row>
        <table:table-row>
          <table:table-cell table:style-name="表格8.A1" office:value-type="string">
            <text:p text:style-name="Table_20_Contents">  (substring str 4 7))</text:p>
          </table:table-cell>
        </table:table-row>
      </table:table>
      <text:p text:style-name="Text_20_body"><text:span text:style-name="T23">　　</text:span>如果调用(extract "the boy")是程序的主要行为的一部分，那么它也可以进入定义区域。但如果这只是一个例子，你用来测试extract，那么如上面那样你会更原意离开定义区域，点击运行（Run），然后会在<text:a xlink:type="simple" xlink:href="../../../RacketProg/racket6.12/pkgs/racket-doc/scribblings/guide/guide/intro.html#%28tech._repl%29" text:style-name="Internet_20_link" text:visited-style-name="Visited_20_Internet_20_Link">REPL</text:a>中对(extract "the boy")求值。</text:p>
      <text:p text:style-name="Text_20_body"><text:span text:style-name="T23">　　</text:span>当使用命令行的racket代替DrRacket，你可以用你喜欢的编辑器在一个文件中保存上面的文本。如果你将它保存为"extract.rkt"，然后在同一目录启动racket，你可以对以下序列求值：</text:p>
      <text:p text:style-name="P4"><text:span text:style-name="T23">　　</text:span><text:span text:style-name="T4">如果你使用xrepl，你可以使用,enter extract.rkt。</text:span></text:p>
      <table:table table:name="表格9" table:style-name="表格9">
        <table:table-column table:style-name="表格9.A"/>
        <table:table-row>
          <table:table-cell table:style-name="表格9.A1" office:value-type="string">
            <text:p text:style-name="Table_20_Contents">&gt; (enter! "extract.rkt")</text:p>
          </table:table-cell>
        </table:table-row>
        <table:table-row>
          <table:table-cell table:style-name="表格9.A1" office:value-type="string">
            <text:p text:style-name="Table_20_Contents">&gt; (extract "the gal out of the city")</text:p>
          </table:table-cell>
        </table:table-row>
        <text:soft-page-break/>
        <table:table-row>
          <table:table-cell table:style-name="表格9.A1" office:value-type="string">
            <text:p text:style-name="P2">"gal"</text:p>
          </table:table-cell>
        </table:table-row>
      </table:table>
      <text:p text:style-name="Text_20_body"><text:span text:style-name="T23">　　</text:span>enter!表加载代码并将求值上下文转换到模块里面，就像DrRacket的运行（Run）按钮一样。</text:p>
      <text:h text:style-name="Heading_20_4" text:outline-level="4">1.3<text:span text:style-name="Teletype"> </text:span><text:bookmark text:name="(part._.Creating_.Executables)"/>创建可执行程序</text:h>
      <text:p text:style-name="Text_20_body"><text:span text:style-name="T23">　　</text:span>如果你的文件（或在DrRacket的定义区域里）包含：</text:p>
      <table:table table:name="表格10" table:style-name="表格10">
        <table:table-column table:style-name="表格10.A"/>
        <table:table-row>
          <table:table-cell table:style-name="表格10.A1" office:value-type="string">
            <text:p text:style-name="Table_20_Contents">#lang racket</text:p>
          </table:table-cell>
        </table:table-row>
        <table:table-row>
          <table:table-cell table:style-name="表格10.A1" office:value-type="string">
            <text:p text:style-name="Table_20_Contents"> </text:p>
          </table:table-cell>
        </table:table-row>
        <table:table-row>
          <table:table-cell table:style-name="表格10.A1" office:value-type="string">
            <text:p text:style-name="Table_20_Contents">(define (extract str)</text:p>
          </table:table-cell>
        </table:table-row>
        <table:table-row>
          <table:table-cell table:style-name="表格10.A1" office:value-type="string">
            <text:p text:style-name="Table_20_Contents">  (substring str 4 7))</text:p>
          </table:table-cell>
        </table:table-row>
        <table:table-row>
          <table:table-cell table:style-name="表格10.A1" office:value-type="string">
            <text:p text:style-name="Table_20_Contents"> </text:p>
          </table:table-cell>
        </table:table-row>
        <table:table-row>
          <table:table-cell table:style-name="表格10.A1" office:value-type="string">
            <text:p text:style-name="Table_20_Contents">(extract "the cat out of the bag")</text:p>
          </table:table-cell>
        </table:table-row>
      </table:table>
      <text:p text:style-name="Text_20_body"><text:span text:style-name="T23">　　</text:span>那么它是一个在运行时打印“cat”的完整程序。你可以在DrRacket中运行程序或在racket中使用enter!运行程序，但如果程序被保存在‹src-filename›中，你也能够从命令行运行它</text:p>
      <text:p text:style-name="Text_20_body">  racket ‹<text:span text:style-name="T2">src-filename</text:span>›</text:p>
      <text:p text:style-name="Text_20_body"><text:span text:style-name="T23">　　</text:span>将程序打包为可执行文件，你有几个选择：</text:p>
      <text:list xml:id="list3113994169" text:style-name="L3">
        <text:list-item>
          <text:p text:style-name="P11">在DrRacket，你可以选择Racket|Create Executable...菜单项。</text:p>
        </text:list-item>
        <text:list-item>
          <text:p text:style-name="P11">从一个命令行提示符，运行raco exe ‹<text:span text:style-name="T2">src-filename</text:span>›，这里nonterm{src-filename}包含这个程序。参见《raco exe: Creating Stand-Alone Executables 》部分获取更多信息。</text:p>
        </text:list-item>
        <text:list-item>
          <text:p text:style-name="P11">对于UNIX或Mac OS，你可以通过在文件的开头插入以下行将程序文件转换为可执行脚本： </text:p>
          <text:p text:style-name="P6"><text:span text:style-name="T4">参见</text:span><text:a xlink:type="simple" xlink:href="../../../RacketProg/racket6.12/pkgs/racket-doc/scribblings/guide/guide/scripts.html" text:style-name="Internet_20_link" text:visited-style-name="Visited_20_Internet_20_Link"><text:span text:style-name="T4">脚本</text:span></text:a><text:span text:style-name="T4">获取有关脚本文件的更多信息。</text:span></text:p>
        </text:list-item>
      </text:list>
      <table:table table:name="表格11" table:style-name="表格11">
        <table:table-column table:style-name="表格11.A"/>
        <table:table-row>
          <table:table-cell table:style-name="表格11.A1" office:value-type="string">
            <text:p text:style-name="P2">  #! /usr/bin/env racket </text:p>
          </table:table-cell>
        </table:table-row>
      </table:table>
      <text:list xml:id="list150760045781229" text:continue-numbering="true" text:style-name="L3">
        <text:list-header>
          <text:p text:style-name="P11">同时，在命令行中用chmod +x ‹<text:span text:style-name="T2">filename</text:span>› 改变文件权限给可执行文件。</text:p>
          <text:p text:style-name="P11">只要racket在用户的可执行文件搜索路径中脚本就会工作。另外，在#!后面使用一个完整路径提交给racket（在#!和路径之间带一个空格），这样用户的可执行文件搜索路径无关紧要。</text:p>
        </text:list-header>
      </text:list>
      <text:h text:style-name="Heading_20_4" text:outline-level="4">1.4<text:span text:style-name="Teletype"> </text:span><text:bookmark text:name="(part._use-module)"/>给有LISP/Scheme经验的读者的一个说明</text:h>
      <text:p text:style-name="Text_20_body"><text:span text:style-name="T23">　　</text:span>如果你已经知道一些关于Scheme或Lisp的东西，你可能会试图这样将</text:p>
      <table:table table:name="表格12" table:style-name="表格12">
        <table:table-column table:style-name="表格12.A"/>
        <table:table-row>
          <table:table-cell table:style-name="表格12.A1" office:value-type="string">
            <text:p text:style-name="Table_20_Contents">(define (extract str)</text:p>
          </table:table-cell>
        </table:table-row>
        <table:table-row>
          <table:table-cell table:style-name="表格12.A1" office:value-type="string">
            <text:p text:style-name="Table_20_Contents">  (substring str 4 7))</text:p>
          </table:table-cell>
        </table:table-row>
      </table:table>
      <text:p text:style-name="Text_20_body"><text:span text:style-name="T23">　　</text:span>放入"extract.rkt"并且按如下运行racket</text:p>
      <table:table table:name="表格13" table:style-name="表格13">
        <table:table-column table:style-name="表格13.A"/>
        <table:table-row>
          <table:table-cell table:style-name="表格13.A1" office:value-type="string">
            <text:p text:style-name="Table_20_Contents">&gt; (load "extract.rktl")</text:p>
          </table:table-cell>
        </table:table-row>
        <table:table-row>
          <table:table-cell table:style-name="表格13.A1" office:value-type="string">
            <text:p text:style-name="Table_20_Contents">&gt; (extract "the dog out")</text:p>
          </table:table-cell>
        </table:table-row>
        <table:table-row>
          <table:table-cell table:style-name="表格13.A1" office:value-type="string">
            <text:p text:style-name="P2">"dog"</text:p>
          </table:table-cell>
        </table:table-row>
      </table:table>
      <text:p text:style-name="Text_20_body"><text:soft-page-break/><text:span text:style-name="T23">　　</text:span>这将会工作，因为racket会模仿一个传统的Lisp环境，但我们强烈建议不要在模块之外使用load或编写程序。</text:p>
      <text:p text:style-name="Text_20_body"><text:span text:style-name="T23">　　</text:span>在模块之外编写定义会导致糟糕的错误消息、差的性能和笨拙的脚本来组合和运行程序。这些问题并不是特别针对racket，它们是传统顶层环境的根本限制，Scheme和Lisp实现在历史上与临时命令行标志、编译器指令和构建工具进行了斗争。模块系统被设计来避免这些问题，所以用#lang开始，这样你用Racket长时间运行会更愉快。</text:p>
      <text:p text:style-name="Standard"/>
      <text:h text:style-name="P12" text:outline-level="3">2<text:span text:style-name="Teletype"> </text:span><text:bookmark text:name="(part._to-scheme)"/>Racket概要</text:h>
      <text:p text:style-name="Text_20_body"><text:span text:style-name="T23">　　</text:span>本章提供了一个对Racket的快速入门作为给这个指南余下部分的背景。有一些Racket经验的读者可以直接跳到《<text:a xlink:type="simple" xlink:href="../../../RacketProg/racket6.12/pkgs/racket-doc/scribblings/guide/guide/datatypes.html" text:style-name="Internet_20_link" text:visited-style-name="Visited_20_Internet_20_Link">内置的数据类型</text:a>》部分。</text:p>
      <table:table table:name="表格14" table:style-name="表格14">
        <table:table-column table:style-name="表格14.A"/>
        <table:table-row>
          <table:table-cell table:style-name="表格14.A1" office:value-type="string">
            <text:p text:style-name="P2">    <text:a xlink:type="simple" xlink:href="../../../RacketProg/racket6.12/pkgs/racket-doc/scribblings/guide/guide/Simple_Values.html" text:style-name="Internet_20_link" text:visited-style-name="Visited_20_Internet_20_Link">2.1 简单的值</text:a></text:p>
          </table:table-cell>
        </table:table-row>
        <table:table-row>
          <table:table-cell table:style-name="表格14.A1" office:value-type="string">
            <text:p text:style-name="P2">    <text:a xlink:type="simple" xlink:href="../../../RacketProg/racket6.12/pkgs/racket-doc/scribblings/guide/guide/syntax-overview.html" text:style-name="Internet_20_link" text:visited-style-name="Visited_20_Internet_20_Link">2.2 简单的定义和表达式</text:a></text:p>
          </table:table-cell>
        </table:table-row>
        <table:table-row>
          <table:table-cell table:style-name="表格14.A1" office:value-type="string">
            <text:p text:style-name="P2">      <text:a xlink:type="simple" xlink:href="../../../RacketProg/racket6.12/pkgs/racket-doc/scribblings/guide/guide/syntax-overview.html#%28part._.Definitions%29" text:style-name="Internet_20_link" text:visited-style-name="Visited_20_Internet_20_Link">2.2.1 定义</text:a></text:p>
          </table:table-cell>
        </table:table-row>
        <table:table-row>
          <table:table-cell table:style-name="表格14.A1" office:value-type="string">
            <text:p text:style-name="P2">      <text:a xlink:type="simple" xlink:href="../../../RacketProg/racket6.12/pkgs/racket-doc/scribblings/guide/guide/syntax-overview.html#%28part._indentation%29" text:style-name="Internet_20_link" text:visited-style-name="Visited_20_Internet_20_Link">2.2.2 缩进代码的提示</text:a></text:p>
          </table:table-cell>
        </table:table-row>
        <table:table-row>
          <table:table-cell table:style-name="表格14.A1" office:value-type="string">
            <text:p text:style-name="P2">      <text:a xlink:type="simple" xlink:href="../../../RacketProg/racket6.12/pkgs/racket-doc/scribblings/guide/guide/syntax-overview.html#%28part._.Identifiers%29" text:style-name="Internet_20_link" text:visited-style-name="Visited_20_Internet_20_Link">2.2.3 标识符</text:a></text:p>
          </table:table-cell>
        </table:table-row>
        <table:table-row>
          <table:table-cell table:style-name="表格14.A1" office:value-type="string">
            <text:p text:style-name="P2">      <text:a xlink:type="simple" xlink:href="../../../RacketProg/racket6.12/pkgs/racket-doc/scribblings/guide/guide/syntax-overview.html#%28part._.Function_.Calls%29" text:style-name="Internet_20_link" text:visited-style-name="Visited_20_Internet_20_Link">2.2.4 函数调用(过程应用程序)</text:a></text:p>
          </table:table-cell>
        </table:table-row>
        <table:table-row>
          <table:table-cell table:style-name="表格14.A1" office:value-type="string">
            <text:p text:style-name="P2">      <text:a xlink:type="simple" xlink:href="../../../RacketProg/racket6.12/pkgs/racket-doc/scribblings/guide/guide/syntax-overview.html#%28part._.Conditionals_with_if_and_or_cond%29" text:style-name="Internet_20_link" text:visited-style-name="Visited_20_Internet_20_Link">2.2.5 带if、and、or和cond的条件句</text:a></text:p>
          </table:table-cell>
        </table:table-row>
        <table:table-row>
          <table:table-cell table:style-name="表格14.A1" office:value-type="string">
            <text:p text:style-name="P2">      <text:a xlink:type="simple" xlink:href="../../../RacketProg/racket6.12/pkgs/racket-doc/scribblings/guide/guide/syntax-overview.html#%28part._.Function_.Calls_.Again%29" text:style-name="Internet_20_link" text:visited-style-name="Visited_20_Internet_20_Link">2.2.6 函数重复调用</text:a></text:p>
          </table:table-cell>
        </table:table-row>
        <table:table-row>
          <table:table-cell table:style-name="表格14.A1" office:value-type="string">
            <text:p text:style-name="P2">      <text:a xlink:type="simple" xlink:href="../../../RacketProg/racket6.12/pkgs/racket-doc/scribblings/guide/guide/syntax-overview.html#%28part._.Anonymous_.Functions_with_lambda%29" text:style-name="Internet_20_link" text:visited-style-name="Visited_20_Internet_20_Link">2.2.7 匿名函数与lambda</text:a></text:p>
          </table:table-cell>
        </table:table-row>
        <table:table-row>
          <table:table-cell table:style-name="表格14.A1" office:value-type="string">
            <text:p text:style-name="P2">      <text:a xlink:type="simple" xlink:href="../../../RacketProg/racket6.12/pkgs/racket-doc/scribblings/guide/guide/syntax-overview.html#%28part._local-binding-intro%29" text:style-name="Internet_20_link" text:visited-style-name="Visited_20_Internet_20_Link">2.2.8 用define、let和let*实现局部绑定</text:a></text:p>
          </table:table-cell>
        </table:table-row>
        <table:table-row>
          <table:table-cell table:style-name="表格14.A1" office:value-type="string">
            <text:p text:style-name="P2">    <text:a xlink:type="simple" xlink:href="../../../RacketProg/racket6.12/pkgs/racket-doc/scribblings/guide/guide/Lists-Iteration-and-Recursion.html" text:style-name="Internet_20_link" text:visited-style-name="Visited_20_Internet_20_Link">2.3 列表、迭代和递归</text:a></text:p>
          </table:table-cell>
        </table:table-row>
        <table:table-row>
          <table:table-cell table:style-name="表格14.A1" office:value-type="string">
            <text:p text:style-name="P2">      <text:a xlink:type="simple" xlink:href="../../../RacketProg/racket6.12/pkgs/racket-doc/scribblings/guide/guide/Lists-Iteration-and-Recursion.html#%28part._.Predefined-.List-.Loops%29" text:style-name="Internet_20_link" text:visited-style-name="Visited_20_Internet_20_Link">2.3.1 预定义列表循环</text:a></text:p>
          </table:table-cell>
        </table:table-row>
        <table:table-row>
          <table:table-cell table:style-name="表格14.A1" office:value-type="string">
            <text:p text:style-name="P2">      <text:a xlink:type="simple" xlink:href="../../../RacketProg/racket6.12/pkgs/racket-doc/scribblings/guide/guide/Lists-Iteration-and-Recursion.html#%28part._.List-.Iteration-from-.Scratch%29" text:style-name="Internet_20_link" text:visited-style-name="Visited_20_Internet_20_Link">2.3.2 从头开始列表迭代</text:a></text:p>
          </table:table-cell>
        </table:table-row>
        <table:table-row>
          <table:table-cell table:style-name="表格14.A1" office:value-type="string">
            <text:p text:style-name="P2">      <text:a xlink:type="simple" xlink:href="../../../RacketProg/racket6.12/pkgs/racket-doc/scribblings/guide/guide/Lists-Iteration-and-Recursion.html#%28part._tail-recursion%29" text:style-name="Internet_20_link" text:visited-style-name="Visited_20_Internet_20_Link">2.3.3 尾递归</text:a></text:p>
          </table:table-cell>
        </table:table-row>
        <table:table-row>
          <table:table-cell table:style-name="表格14.A1" office:value-type="string">
            <text:p text:style-name="P2">      <text:a xlink:type="simple" xlink:href="../../../RacketProg/racket6.12/pkgs/racket-doc/scribblings/guide/guide/Lists-Iteration-and-Recursion.html#%28part._.Recursion-versus-.Iteration%29" text:style-name="Internet_20_link" text:visited-style-name="Visited_20_Internet_20_Link">2.3.4 递归和迭代</text:a></text:p>
          </table:table-cell>
        </table:table-row>
        <table:table-row>
          <table:table-cell table:style-name="表格14.A1" office:value-type="string">
            <text:p text:style-name="P2">    <text:a xlink:type="simple" xlink:href="../../../RacketProg/racket6.12/pkgs/racket-doc/scribblings/guide/guide/Pairs-Lists-and-Racket-Syntax.html" text:style-name="Internet_20_link" text:visited-style-name="Visited_20_Internet_20_Link">2.4 pair、list和Racket的语法</text:a></text:p>
          </table:table-cell>
        </table:table-row>
        <table:table-row>
          <table:table-cell table:style-name="表格14.A1" office:value-type="string">
            <text:p text:style-name="P2">      <text:a xlink:type="simple" xlink:href="../../../RacketProg/racket6.12/pkgs/racket-doc/scribblings/guide/guide/Pairs-Lists-and-Racket-Syntax.html#%28part._quoting-lists%29" text:style-name="Internet_20_link" text:visited-style-name="Visited_20_Internet_20_Link">2.4.1 用quote引用pair和symbol</text:a></text:p>
          </table:table-cell>
        </table:table-row>
        <table:table-row>
          <table:table-cell table:style-name="表格14.A1" office:value-type="string">
            <text:p text:style-name="P2">      <text:a xlink:type="simple" xlink:href="../../../RacketProg/racket6.12/pkgs/racket-doc/scribblings/guide/guide/Pairs-Lists-and-Racket-Syntax.html#%28part._.Abbreviating-quote-with-quote%29" text:style-name="Internet_20_link" text:visited-style-name="Visited_20_Internet_20_Link">2.4.2 使用'缩写quote</text:a></text:p>
          </table:table-cell>
        </table:table-row>
        <table:table-row>
          <table:table-cell table:style-name="表格14.A1" office:value-type="string">
            <text:p text:style-name="P2">      <text:a xlink:type="simple" xlink:href="../../../RacketProg/racket6.12/pkgs/racket-doc/scribblings/guide/guide/Pairs-Lists-and-Racket-Syntax.html#%28part._lists-and-syntax%29" text:style-name="Internet_20_link" text:visited-style-name="Visited_20_Internet_20_Link">2.4.3 列表和Racket语法</text:a></text:p>
          </table:table-cell>
        </table:table-row>
      </table:table>
      <text:p text:style-name="Standard"/>
      <text:h text:style-name="P13" text:outline-level="4">2.1<text:span text:style-name="Teletype"> </text:span><text:bookmark text:name="(part._.Simple_.Values)"/>简单的值</text:h>
      <text:p text:style-name="Text_20_body"><text:span text:style-name="T23">　　</text:span>Racket值包括数值、布尔值、字符串和字节字符串。在DrRacket和文档示例中(当你在着色状态下阅读文档时)，值表达式显示为绿色。</text:p>
      <text:p text:style-name="Text_20_body"><text:span text:style-name="T20">　　</text:span><text:span text:style-name="T19">数值（</text:span><text:span text:style-name="T2">number</text:span><text:span text:style-name="T19">）</text:span>以通常的方式书写，包括分数和虚数：</text:p>
      <text:p text:style-name="P3"><draw:frame draw:style-name="fr1" draw:name="图像1" text:anchor-type="as-char" svg:width="0.635cm" svg:height="0.635cm" draw:z-index="0"><draw:image xlink:href="Pictures/100002010000001800000018068AC811C273C3D0.png" xlink:type="simple" xlink:show="embed" xlink:actuate="onLoad" loext:mime-type="image/png"/><svg:title>+</svg:title></draw:frame><text:a xlink:type="simple" xlink:href="../../../RacketProg/racket6.12/pkgs/racket-doc/scribblings/guide/guide/numbers.html" text:style-name="Internet_20_link" text:visited-style-name="Visited_20_Internet_20_Link">数值（Number）</text:a> (later in this guide) explains more about 数值（Numbers）.</text:p>
      <table:table table:name="表格15" table:style-name="表格15">
        <table:table-column table:style-name="表格15.A"/>
        <table:table-row>
          <table:table-cell table:style-name="表格15.A1" office:value-type="string">
            <text:p text:style-name="Table_20_Contents">1       3.14</text:p>
          </table:table-cell>
        </table:table-row>
        <table:table-row>
          <table:table-cell table:style-name="表格15.A1" office:value-type="string">
            <text:p text:style-name="Table_20_Contents">1/2     6.02e+23</text:p>
          </table:table-cell>
        </table:table-row>
        <table:table-row>
          <table:table-cell table:style-name="表格15.A1" office:value-type="string">
            <text:p text:style-name="Table_20_Contents">1+2i    9999999999999999999999</text:p>
          </table:table-cell>
        </table:table-row>
      </table:table>
      <text:p text:style-name="Text_20_body"><text:span text:style-name="T19">布尔值（</text:span><text:span text:style-name="T2">boolean</text:span><text:span text:style-name="T19">）</text:span>用#t表示真，用#f表示假。然而，在条件从句中，所有非#f值被视为真。</text:p>
      <text:p text:style-name="P7"><text:span text:style-name="T23">　</text:span><text:span text:style-name="T5">　</text:span><text:span text:style-name="T4"><draw:frame draw:style-name="fr1" draw:name="图像2" text:anchor-type="as-char" svg:width="0.635cm" svg:height="0.635cm" draw:z-index="1"><draw:image xlink:href="Pictures/100002010000001800000018068AC811C273C3D0.png" xlink:type="simple" xlink:show="embed" xlink:actuate="onLoad" loext:mime-type="image/png"/><svg:title>+</svg:title></draw:frame></text:span><text:a xlink:type="simple" xlink:href="../../../RacketProg/racket6.12/pkgs/racket-doc/scribblings/guide/guide/booleans.html" text:style-name="Internet_20_link" text:visited-style-name="Visited_20_Internet_20_Link"><text:span text:style-name="T4">布尔值（Boolean）</text:span></text:a><text:span text:style-name="T4"> </text:span><text:span text:style-name="T6">（</text:span><text:span text:style-name="T4">在指南的后面部分</text:span><text:span text:style-name="T6">）</text:span><text:span text:style-name="T5">有对</text:span><text:span text:style-name="T4">布尔值（boolean）更多的描述</text:span><text:span text:style-name="T5">。</text:span></text:p>
      <text:p text:style-name="Text_20_body"><text:span text:style-name="T20">　　</text:span><text:span text:style-name="T19">字符串（</text:span><text:span text:style-name="T2">string)</text:span>写在双引号（""）之间。在一个字符串中，反斜杠（/）是一个转义字符；例如,一个反斜杠之后的一个双引号包括了字符串中的一个字面上的双引号。除了一个保留的双引号或反斜杠，任何Unicode字符都可以在字符串常量中出现。</text:p>
      <text:p text:style-name="P7"><text:span text:style-name="T25">　　</text:span><text:span text:style-name="T4"><draw:frame draw:style-name="fr1" draw:name="图像3" text:anchor-type="as-char" svg:width="0.635cm" svg:height="0.635cm" draw:z-index="2"><draw:image xlink:href="Pictures/100002010000001800000018068AC811C273C3D0.png" xlink:type="simple" xlink:show="embed" xlink:actuate="onLoad" loext:mime-type="image/png"/><svg:title>+</svg:title></draw:frame></text:span><text:a xlink:type="simple" xlink:href="../../../RacketProg/racket6.12/pkgs/racket-doc/scribblings/guide/guide/strings.html" text:style-name="Internet_20_link" text:visited-style-name="Visited_20_Internet_20_Link"><text:span text:style-name="T4">字符串（Unicode String）</text:span></text:a><text:span text:style-name="T4"> </text:span><text:span text:style-name="T6">（</text:span><text:span text:style-name="T4">在指南的后面部分</text:span><text:span text:style-name="T6">）有对</text:span><text:span text:style-name="T4">字符串（string）更多的描述</text:span><text:span text:style-name="T6">。</text:span></text:p>
      <table:table table:name="表格16" table:style-name="表格16">
        <table:table-column table:style-name="表格16.A"/>
        <table:table-row>
          <table:table-cell table:style-name="表格16.A1" office:value-type="string">
            <text:p text:style-name="Table_20_Contents">"Hello, world!"</text:p>
          </table:table-cell>
        </table:table-row>
        <table:table-row>
          <table:table-cell table:style-name="表格16.A1" office:value-type="string">
            <text:p text:style-name="Table_20_Contents">"Benjamin \"Bugsy\" Siegel"</text:p>
          </table:table-cell>
        </table:table-row>
        <table:table-row>
          <table:table-cell table:style-name="表格16.A1" office:value-type="string">
            <text:p text:style-name="Table_20_Contents">"λx:(μα.α→α).xx"</text:p>
          </table:table-cell>
        </table:table-row>
      </table:table>
      <text:p text:style-name="Text_20_body"><text:span text:style-name="T26">　　</text:span>当一个常量在<text:a xlink:type="simple" xlink:href="../../../RacketProg/racket6.12/pkgs/racket-doc/scribblings/guide/guide/intro.html#%28tech._repl%29" text:style-name="Internet_20_link" text:visited-style-name="Visited_20_Internet_20_Link">REPL</text:a>中被求值时，它通常打印与输入语法相同的结果。在某些情况下，打印格式是输入语法的一个标准化版本。在文档和在DrRacket的<text:a xlink:type="simple" xlink:href="../../../RacketProg/racket6.12/pkgs/racket-doc/scribblings/guide/guide/intro.html#%28tech._repl%29" text:style-name="Internet_20_link" text:visited-style-name="Visited_20_Internet_20_Link">REPL</text:a>中，结果打印为蓝色而不是绿色以突出打印结果与输入表达式之间的区别。</text:p>
      <text:p text:style-name="Text_20_body">例子<text:span text:style-name="T29">：</text:span></text:p>
      <table:table table:name="表格17" table:style-name="表格17">
        <table:table-column table:style-name="表格17.A"/>
        <table:table-row>
          <table:table-cell table:style-name="表格17.A1" office:value-type="string">
            <text:p text:style-name="Table_20_Contents">&gt; 1.0000</text:p>
          </table:table-cell>
        </table:table-row>
        <table:table-row>
          <table:table-cell table:style-name="表格17.A1" office:value-type="string">
            <text:p text:style-name="P2">1.0</text:p>
          </table:table-cell>
        </table:table-row>
        <table:table-row>
          <table:table-cell table:style-name="表格17.A1" office:value-type="string">
            <text:p text:style-name="Table_20_Contents">&gt; "Bugs \u0022Figaro\u0022 Bunny"</text:p>
          </table:table-cell>
        </table:table-row>
        <table:table-row>
          <table:table-cell table:style-name="表格17.A1" office:value-type="string">
            <text:p text:style-name="P2">"Bugs \"Figaro\" Bunny"</text:p>
          </table:table-cell>
        </table:table-row>
      </table:table>
      <text:p text:style-name="Standard"/>
      <text:h text:style-name="P13" text:outline-level="4">2.2<text:span text:style-name="Teletype"> </text:span><text:bookmark text:name="(part._syntax-overview)"/>简单的定义和表达式</text:h>
      <text:p text:style-name="Text_20_body"><text:span text:style-name="T27">　　</text:span>一个程序模块一般被写作</text:p>
      <text:p text:style-name="Quotations">#lang ‹<text:span text:style-name="T2">langname</text:span>› ‹<text:span text:style-name="T2">topform</text:span>›*</text:p>
      <text:p text:style-name="Text_20_body"><text:span text:style-name="T27">　　</text:span>‹<text:span text:style-name="T2">topform</text:span>›既是一个‹<text:span text:style-name="T2">definition</text:span>›也是一个‹<text:span text:style-name="T2">expr</text:span>›。<text:a xlink:type="simple" xlink:href="../../../RacketProg/racket6.12/pkgs/racket-doc/scribblings/guide/guide/intro.html#%28tech._repl%29" text:style-name="Internet_20_link" text:visited-style-name="Visited_20_Internet_20_Link">REPL</text:a>也对‹<text:span text:style-name="T2">topform</text:span>›求值。</text:p>
      <text:p text:style-name="Text_20_body"><text:span text:style-name="T27">　　</text:span>在语法规范里，文本使用灰色背景，比如#lang，代表文本。除了(、)及[、]之前或之后不需要空格之外，文本与非结束符（像‹<text:span text:style-name="T2">ID</text:span>›）之间必须有空格。注释以;开始，直至这一行结束，空白也做相同处理。</text:p>
      <text:p text:style-name="P4"><text:span text:style-name="T27">　　</text:span><text:span text:style-name="T4"><draw:frame draw:style-name="fr1" draw:name="图像4" text:anchor-type="as-char" svg:width="0.635cm" svg:height="0.635cm" draw:z-index="3"><draw:image xlink:href="Pictures/1000020100000018000000183DA7F09AEABD74A4.png" xlink:type="simple" xlink:show="embed" xlink:actuate="onLoad" loext:mime-type="image/png"/><svg:title>+</svg:title></draw:frame></text:span><text:span text:style-name="T7">在《Racket参考》中的注释解析部分提供更多有关</text:span><text:span text:style-name="T4">注释的不同形式.</text:span></text:p>
      <text:p text:style-name="Text_20_body"><text:span text:style-name="T28">　　</text:span>以后的内容遵从如下惯例：*在程序中表示零个或多个前面元素的重复，+表示一个或多个前面元素的重复，{} 组合一个序列作为一个元素的重复。</text:p>
      <text:h text:style-name="Heading_20_5" text:outline-level="5">2.2.1<text:span text:style-name="Teletype"> </text:span><text:bookmark text:name="(part._.Definitions)"/>定义</text:h>
      <text:p text:style-name="Text_20_body"><text:span text:style-name="T28">　　</text:span>表的一个定义：</text:p>
      <text:p text:style-name="P4"><text:span text:style-name="T28">　　</text:span><text:span text:style-name="T4"><draw:frame draw:style-name="fr1" draw:name="图像5" text:anchor-type="as-char" svg:width="0.635cm" svg:height="0.635cm" draw:z-index="4"><draw:image xlink:href="Pictures/100002010000001800000018068AC811C273C3D0.png" xlink:type="simple" xlink:show="embed" xlink:actuate="onLoad" loext:mime-type="image/png"/><svg:title>+</svg:title></draw:frame></text:span><text:a xlink:type="simple" xlink:href="../../../RacketProg/racket6.12/pkgs/racket-doc/scribblings/guide/guide/define.html" text:style-name="Internet_20_link" text:visited-style-name="Visited_20_Internet_20_Link"><text:span text:style-name="T4">定义：define</text:span></text:a><text:span text:style-name="T4"> </text:span><text:span text:style-name="T8">（在指南的后面部分）有关于</text:span><text:span text:style-name="T4">定义</text:span><text:span text:style-name="T8">的更多描述。</text:span></text:p>
      <text:p text:style-name="Quotations">( define ‹<text:span text:style-name="T2">id</text:span>› ‹<text:span text:style-name="T2">expr</text:span>› )</text:p>
      <text:p text:style-name="Text_20_body"><text:span text:style-name="T29">　　</text:span>绑定‹<text:span text:style-name="T2">id</text:span>›到‹<text:span text:style-name="T2">expr</text:span>›的结果，而</text:p>
      <text:p text:style-name="Quotations">( define ( ‹<text:span text:style-name="T2">id</text:span>› ‹<text:span text:style-name="T2">id</text:span>›* ) ‹<text:span text:style-name="T2">expr</text:span>›+ )</text:p>
      <text:p text:style-name="Text_20_body"><text:span text:style-name="T29">　　</text:span>绑定第一个‹<text:span text:style-name="T2">id</text:span>›到一个函数（也叫一个程序），它通过余下的‹<text:span text:style-name="T2">id</text:span>›以参数作为命名。在函数情况下，该‹<text:span text:style-name="T2">expr</text:span>›是函数的函数体。当函数被调用时，它返回最后一个‹<text:span text:style-name="T2">expr</text:span>›的结果。</text:p>
      <text:p text:style-name="Text_20_body">例子<text:span text:style-name="T29">：</text:span></text:p>
      <table:table table:name="表格18" table:style-name="表格18">
        <table:table-column table:style-name="表格18.A"/>
        <table:table-row>
          <table:table-cell table:style-name="表格18.A1" office:value-type="string">
            <table:table table:name="表格19" table:style-name="表格19">
              <table:table-column table:style-name="表格19.A"/>
              <table:table-row>
                <table:table-cell table:style-name="表格19.A1" office:value-type="string">
                  <text:p text:style-name="Table_20_Contents">(define pie 3)             ; 定义pie为3</text:p>
                </table:table-cell>
              </table:table-row>
              <table:table-row>
                <table:table-cell table:style-name="表格19.A1" office:value-type="string">
                  <text:p text:style-name="P1"/>
                </table:table-cell>
              </table:table-row>
            </table:table>
            <table:table table:name="表格20" table:style-name="表格20">
              <table:table-column table:style-name="表格20.A"/>
              <table:table-row>
                <table:table-cell table:style-name="表格20.A1" office:value-type="string">
                  <text:p text:style-name="Table_20_Contents">(define (piece str)        ; 定义piece为一个</text:p>
                </table:table-cell>
              </table:table-row>
              <table:table-row>
                <table:table-cell table:style-name="表格20.A1" office:value-type="string">
                  <text:p text:style-name="Table_20_Contents">  (substring str 0 pie))   ; 带一个参数的函数</text:p>
                </table:table-cell>
              </table:table-row>
              <table:table-row>
                <table:table-cell table:style-name="表格20.A1" office:value-type="string">
                  <text:p text:style-name="P1"/>
                </table:table-cell>
              </table:table-row>
            </table:table>
            <text:p text:style-name="Table_20_Contents"/>
          </table:table-cell>
        </table:table-row>
        <table:table-row>
          <table:table-cell table:style-name="表格18.A1" office:value-type="string">
            <text:p text:style-name="P1"/>
          </table:table-cell>
        </table:table-row>
        <table:table-row>
          <table:table-cell table:style-name="表格18.A1" office:value-type="string">
            <text:p text:style-name="Table_20_Contents">&gt; pie</text:p>
          </table:table-cell>
        </table:table-row>
        <table:table-row>
          <table:table-cell table:style-name="表格18.A1" office:value-type="string">
            <text:p text:style-name="P2">3</text:p>
          </table:table-cell>
        </table:table-row>
        <table:table-row>
          <table:table-cell table:style-name="表格18.A1" office:value-type="string">
            <text:p text:style-name="Table_20_Contents">&gt; (piece "key lime")</text:p>
          </table:table-cell>
        </table:table-row>
        <table:table-row>
          <table:table-cell table:style-name="表格18.A1" office:value-type="string">
            <text:p text:style-name="P2">"key"</text:p>
          </table:table-cell>
        </table:table-row>
      </table:table>
      <text:p text:style-name="Text_20_body"><text:span text:style-name="T29">　　</text:span>在底层，一个函数定义实际上与一个非函数定义相同，并且一个函数名不是不需在一个函数调用中使用。一个函数只是另一种类型的值，尽管打印形式不一定比数字或字符串的打印形式更完整。</text:p>
      <text:p text:style-name="Text_20_body">例子<text:span text:style-name="T29">：</text:span></text:p>
      <table:table table:name="表格21" table:style-name="表格21">
        <table:table-column table:style-name="表格21.A"/>
        <table:table-row>
          <table:table-cell table:style-name="表格21.A1" office:value-type="string">
            <text:p text:style-name="Table_20_Contents">&gt; piece</text:p>
          </table:table-cell>
        </table:table-row>
        <text:soft-page-break/>
        <table:table-row>
          <table:table-cell table:style-name="表格21.A1" office:value-type="string">
            <text:p text:style-name="P2">#&lt;procedure:piece&gt;</text:p>
          </table:table-cell>
        </table:table-row>
        <table:table-row>
          <table:table-cell table:style-name="表格21.A1" office:value-type="string">
            <text:p text:style-name="Table_20_Contents">&gt; substring</text:p>
          </table:table-cell>
        </table:table-row>
        <table:table-row>
          <table:table-cell table:style-name="表格21.A1" office:value-type="string">
            <text:p text:style-name="P2">#&lt;procedure:substring&gt;</text:p>
          </table:table-cell>
        </table:table-row>
      </table:table>
      <text:p text:style-name="Text_20_body"><text:span text:style-name="T30">　　</text:span>一个函数定义能够包含函数体的多个表达式。在这种情况下，在调用函数时只返回最后一个表达式的值。其它表达式只对一些副作用进行求值，比如打印。</text:p>
      <text:p text:style-name="Text_20_body">例子<text:span text:style-name="T30">：</text:span></text:p>
      <table:table table:name="表格22" table:style-name="表格22">
        <table:table-column table:style-name="表格22.A"/>
        <table:table-row>
          <table:table-cell table:style-name="表格22.A1" office:value-type="string">
            <table:table table:name="表格23" table:style-name="表格23">
              <table:table-column table:style-name="表格23.A"/>
              <table:table-row>
                <table:table-cell table:style-name="表格23.A1" office:value-type="string">
                  <text:p text:style-name="Table_20_Contents">(define (bake flavor)</text:p>
                </table:table-cell>
              </table:table-row>
              <table:table-row>
                <table:table-cell table:style-name="表格23.A1" office:value-type="string">
                  <text:p text:style-name="Table_20_Contents">  (printf "pre-heating oven...\n")</text:p>
                </table:table-cell>
              </table:table-row>
              <table:table-row>
                <table:table-cell table:style-name="表格23.A1" office:value-type="string">
                  <text:p text:style-name="Table_20_Contents">  (string-append flavor " pie"))</text:p>
                </table:table-cell>
              </table:table-row>
              <table:table-row>
                <table:table-cell table:style-name="表格23.A1" office:value-type="string">
                  <text:p text:style-name="P1"/>
                </table:table-cell>
              </table:table-row>
            </table:table>
            <text:p text:style-name="P1"/>
          </table:table-cell>
        </table:table-row>
        <table:table-row>
          <table:table-cell table:style-name="表格22.A1" office:value-type="string">
            <text:p text:style-name="Table_20_Contents">&gt; (bake "apple")</text:p>
          </table:table-cell>
        </table:table-row>
        <table:table-row>
          <table:table-cell table:style-name="表格22.A1" office:value-type="string">
            <text:p text:style-name="P2">pre-heating oven...</text:p>
          </table:table-cell>
        </table:table-row>
        <table:table-row>
          <table:table-cell table:style-name="表格22.A1" office:value-type="string">
            <text:p text:style-name="P2">"apple pie"</text:p>
          </table:table-cell>
        </table:table-row>
      </table:table>
      <text:p text:style-name="Text_20_body"><text:span text:style-name="T31">　　</text:span>Racket程序员更喜欢避免副作用，所以一个定义通常只有一个表达式。然而，重要是去懂得多个表达式在一个定义体内是被允许的，因为它解释了为什么以下nobake函数未在其结果中包含它的参数：</text:p>
      <table:table table:name="表格24" table:style-name="表格24">
        <table:table-column table:style-name="表格24.A"/>
        <table:table-row>
          <table:table-cell table:style-name="表格24.A1" office:value-type="string">
            <table:table table:name="表格25" table:style-name="表格25">
              <table:table-column table:style-name="表格25.A"/>
              <table:table-row>
                <table:table-cell table:style-name="表格25.A1" office:value-type="string">
                  <text:p text:style-name="Table_20_Contents">(define (nobake flavor)</text:p>
                </table:table-cell>
              </table:table-row>
              <table:table-row>
                <table:table-cell table:style-name="表格25.A1" office:value-type="string">
                  <text:p text:style-name="Table_20_Contents">  string-append flavor "jello")</text:p>
                </table:table-cell>
              </table:table-row>
            </table:table>
            <text:p text:style-name="P1"/>
          </table:table-cell>
        </table:table-row>
        <table:table-row>
          <table:table-cell table:style-name="表格24.A1" office:value-type="string">
            <text:p text:style-name="Table_20_Contents"> </text:p>
            <table:table table:name="表格26" table:style-name="表格26">
              <table:table-column table:style-name="表格26.A"/>
              <table:table-row>
                <table:table-cell table:style-name="表格26.A1" office:value-type="string">
                  <text:p text:style-name="Table_20_Contents">&gt; (nobake "green")</text:p>
                </table:table-cell>
              </table:table-row>
              <table:table-row>
                <table:table-cell table:style-name="表格26.A1" office:value-type="string">
                  <text:p text:style-name="P2">"jello"</text:p>
                </table:table-cell>
              </table:table-row>
            </table:table>
            <text:p text:style-name="Table_20_Contents"/>
          </table:table-cell>
        </table:table-row>
        <table:table-row>
          <table:table-cell table:style-name="表格24.A1" office:value-type="string">
            <text:p text:style-name="P1"/>
          </table:table-cell>
        </table:table-row>
      </table:table>
      <text:p text:style-name="Text_20_body"><text:span text:style-name="T31">　　</text:span>在nobake中，没有圆括号在string-append flavor "jello"周围，那么它们是三个单独的表达式而不是一个函数调用表达式。表达式string-append和flavor被求值，但结果从未被使用。相反，该函数的结果仅是最终那个表达式的结果，"jello"。</text:p>
      <text:h text:style-name="Heading_20_5" text:outline-level="5">2.2.2<text:span text:style-name="Teletype"> </text:span><text:bookmark text:name="(part._indentation)"/>缩进代码的提示</text:h>
      <text:p text:style-name="Text_20_body"><text:span text:style-name="T31">　　</text:span>换行和缩进对于解析Racket程序来说并不重要，但大多数Racket程序员使用一套标准的约定来使代码更易读。例如，一个定义的主体通常在这个定义的第一行下面缩进。标识符是在一个没有额外空格的括号内立即写出来的，而闭括号则从不自己独立一行。</text:p>
      <text:p text:style-name="Text_20_body"><text:span text:style-name="T31">　　</text:span>当你在一个程序或<text:a xlink:type="simple" xlink:href="../../../RacketProg/racket6.12/pkgs/racket-doc/scribblings/guide/guide/intro.html#%28tech._repl%29" text:style-name="Internet_20_link" text:visited-style-name="Visited_20_Internet_20_Link">REPL</text:a>表达式里键入Enter（回车）键，DrRacket会根据标准风格自动缩进。例如，如果你在键入(define (greet name)后面敲击Enter，那么DrRacket自动为下一行插入两个空格。如果你改变了一个代码区域，你可以在DrRacket里选择它并敲击Tab键，那么DrRacket将重新缩进代码（没有插入任何换行）。象Emacs这样的编辑器提供一个带类似缩进支持的Racket或Scheme模式。</text:p>
      <text:p text:style-name="Text_20_body"><text:span text:style-name="T31">　　</text:span>重新缩进不仅使代码更易于阅读，它还会以你希望的方式给你更多的反馈，象你的括号是否匹配等等。例如，如果你在给一个函数的最后参数之后遗漏了一个闭括号，则自动缩进在第一个参数下开始下一行，而不是在"define"关键字下：</text:p>
      <table:table table:name="表格27" table:style-name="表格27">
        <table:table-column table:style-name="表格27.A"/>
        <table:table-row>
          <table:table-cell table:style-name="表格27.A1" office:value-type="string">
            <text:p text:style-name="Table_20_Contents">(define (halfbake flavor</text:p>
          </table:table-cell>
        </table:table-row>
        <table:table-row>
          <table:table-cell table:style-name="表格27.A1" office:value-type="string">
            <text:p text:style-name="Table_20_Contents">                  (string-append flavor " creme brulee")))</text:p>
          </table:table-cell>
        </table:table-row>
      </table:table>
      <text:p text:style-name="Text_20_body"><text:soft-page-break/><text:span text:style-name="T31">　　</text:span>在这种情况下，缩进有助于突出错误。在其它情况下，当一个开括号没有匹配的闭括号，在缩进的地方可能是正常的，racket和DrRacket都使用源程序的缩进去提示一个括号可能丢失的地方。</text:p>
      <text:h text:style-name="Heading_20_5" text:outline-level="5">2.2.3<text:span text:style-name="Teletype"> </text:span><text:bookmark text:name="(part._.Identifiers)"/>标识符</text:h>
      <text:p text:style-name="Text_20_body"><text:span text:style-name="T31">　　</text:span>Racket对标识符的语法是特别自由的。但排除以下特殊字符。</text:p>
      <text:p text:style-name="P4"><text:span text:style-name="T31">　　</text:span><text:span text:style-name="T4"><draw:frame draw:style-name="fr1" draw:name="图像6" text:anchor-type="as-char" svg:width="0.635cm" svg:height="0.635cm" draw:z-index="5"><draw:image xlink:href="Pictures/100002010000001800000018068AC811C273C3D0.png" xlink:type="simple" xlink:show="embed" xlink:actuate="onLoad" loext:mime-type="image/png"/><svg:title>+</svg:title></draw:frame></text:span><text:a xlink:type="simple" xlink:href="../../../RacketProg/racket6.12/pkgs/racket-doc/scribblings/guide/guide/binding.html" text:style-name="Internet_20_link" text:visited-style-name="Visited_20_Internet_20_Link"><text:span text:style-name="T4">标识符和绑定</text:span></text:a><text:span text:style-name="T4"> </text:span><text:span text:style-name="T9">（在指南后边部分）有关于</text:span><text:span text:style-name="T4">标识符的更多描述</text:span><text:span text:style-name="T9">。</text:span></text:p>
      <text:p text:style-name="Text_20_body">   ( ) [ ] { } " , ' ` ; # | \</text:p>
      <text:p text:style-name="Text_20_body"><text:span text:style-name="T32">　　</text:span>同时除了产生数字常数的字符序列，几乎任何非空白字符序列形成一个‹<text:span text:style-name="T2">id</text:span>›。例如substring是一个标识符。另外，string-append和a+b是标识符，而不是算术表达式。这里还有几个更多的例子：</text:p>
      <table:table table:name="表格28" table:style-name="表格28">
        <table:table-column table:style-name="表格28.A"/>
        <table:table-row>
          <table:table-cell table:style-name="表格28.A1" office:value-type="string">
            <text:p text:style-name="Table_20_Contents">+</text:p>
          </table:table-cell>
        </table:table-row>
        <table:table-row>
          <table:table-cell table:style-name="表格28.A1" office:value-type="string">
            <text:p text:style-name="Table_20_Contents">Hfuhruhurr</text:p>
          </table:table-cell>
        </table:table-row>
        <table:table-row>
          <table:table-cell table:style-name="表格28.A1" office:value-type="string">
            <text:p text:style-name="Table_20_Contents">integer?</text:p>
          </table:table-cell>
        </table:table-row>
        <table:table-row>
          <table:table-cell table:style-name="表格28.A1" office:value-type="string">
            <text:p text:style-name="Table_20_Contents">pass/fail</text:p>
          </table:table-cell>
        </table:table-row>
        <table:table-row>
          <table:table-cell table:style-name="表格28.A1" office:value-type="string">
            <text:p text:style-name="Table_20_Contents">john-jacob-jingleheimer-schmidt</text:p>
          </table:table-cell>
        </table:table-row>
        <table:table-row>
          <table:table-cell table:style-name="表格28.A1" office:value-type="string">
            <text:p text:style-name="Table_20_Contents">a-b-c+1-2-3</text:p>
          </table:table-cell>
        </table:table-row>
      </table:table>
      <text:h text:style-name="Heading_20_5" text:outline-level="5">2.2.4<text:span text:style-name="Teletype"> </text:span><text:bookmark text:name="(part._.Function_.Calls)"/>函数调用(过程应用程序)</text:h>
      <text:p text:style-name="Text_20_body"><text:span text:style-name="T32">　　</text:span>我们已经看到过许多函数调用，更传统的术语称之为<text:span text:style-name="T19">过程应用程序</text:span>。函数调用的语法是：</text:p>
      <text:p text:style-name="P4"><text:span text:style-name="T32">　　</text:span><text:span text:style-name="T4"><draw:frame draw:style-name="fr1" draw:name="图像7" text:anchor-type="as-char" svg:width="0.635cm" svg:height="0.635cm" draw:z-index="6"><draw:image xlink:href="Pictures/100002010000001800000018068AC811C273C3D0.png" xlink:type="simple" xlink:show="embed" xlink:actuate="onLoad" loext:mime-type="image/png"/><svg:title>+</svg:title></draw:frame></text:span><text:a xlink:type="simple" xlink:href="../../../RacketProg/racket6.12/pkgs/racket-doc/scribblings/guide/guide/application.html" text:style-name="Internet_20_link" text:visited-style-name="Visited_20_Internet_20_Link"><text:span text:style-name="T4">函数调用</text:span></text:a><text:span text:style-name="T4"> </text:span><text:span text:style-name="T10">（在指南的后面部分）有关于</text:span><text:span text:style-name="T4">函数调用的更多描述</text:span><text:span text:style-name="T10">。</text:span></text:p>
      <text:p text:style-name="Quotations">( ‹<text:span text:style-name="T2">id</text:span>› ‹<text:span text:style-name="T2">expr</text:span>›* )</text:p>
      <text:p text:style-name="Text_20_body"><text:span text:style-name="T33">　　</text:span>‹<text:span text:style-name="T2">expr</text:span>›的个数决定了提供给由‹<text:span text:style-name="T2">id</text:span>›命名的函数的参数个数。</text:p>
      <text:p text:style-name="Text_20_body"><text:span text:style-name="T33">　　</text:span>racket语言预定义了许多函数标识符，比如substring和string-append。下面有更多的例子。</text:p>
      <text:p text:style-name="Text_20_body"><text:span text:style-name="T33">　　</text:span>在贯穿于整个文档的示例Racket代码中，预定义的名称的使用被链接到了参考手册（reference manual）。因此，你可以单击一个标识符来获得关于其使用的完整详细资料。</text:p>
      <table:table table:name="表格29" table:style-name="表格29">
        <table:table-column table:style-name="表格29.A"/>
        <table:table-row>
          <table:table-cell table:style-name="表格29.A1" office:value-type="string">
            <text:p text:style-name="Table_20_Contents">&gt; (string-append "rope" "twine" "yarn")  ; 添加字符串</text:p>
          </table:table-cell>
        </table:table-row>
        <table:table-row>
          <table:table-cell table:style-name="表格29.A1" office:value-type="string">
            <text:p text:style-name="P2">"ropetwineyarn"</text:p>
          </table:table-cell>
        </table:table-row>
        <table:table-row>
          <table:table-cell table:style-name="表格29.A1" office:value-type="string">
            <text:p text:style-name="Table_20_Contents">&gt; (substring "corduroys" 0 4)            ; 提取子字符串</text:p>
          </table:table-cell>
        </table:table-row>
        <table:table-row>
          <table:table-cell table:style-name="表格29.A1" office:value-type="string">
            <text:p text:style-name="P2">"cord"</text:p>
          </table:table-cell>
        </table:table-row>
        <table:table-row>
          <table:table-cell table:style-name="表格29.A1" office:value-type="string">
            <text:p text:style-name="Table_20_Contents">&gt; (string-length "shoelace")             ; 获取字符串长度</text:p>
          </table:table-cell>
        </table:table-row>
        <table:table-row>
          <table:table-cell table:style-name="表格29.A1" office:value-type="string">
            <text:p text:style-name="P2">8</text:p>
          </table:table-cell>
        </table:table-row>
        <table:table-row>
          <table:table-cell table:style-name="表格29.A1" office:value-type="string">
            <text:p text:style-name="Table_20_Contents">&gt; (string? "Ceci n'est pas une string.") ; 识别字符串</text:p>
          </table:table-cell>
        </table:table-row>
        <table:table-row>
          <table:table-cell table:style-name="表格29.A1" office:value-type="string">
            <text:p text:style-name="P2">#t</text:p>
          </table:table-cell>
        </table:table-row>
        <table:table-row>
          <table:table-cell table:style-name="表格29.A1" office:value-type="string">
            <text:p text:style-name="Table_20_Contents">&gt; (string? 1)</text:p>
          </table:table-cell>
        </table:table-row>
        <table:table-row>
          <table:table-cell table:style-name="表格29.A1" office:value-type="string">
            <text:p text:style-name="P2">#f<text:soft-page-break/></text:p>
          </table:table-cell>
        </table:table-row>
        <table:table-row>
          <table:table-cell table:style-name="表格29.A1" office:value-type="string">
            <text:p text:style-name="Table_20_Contents">&gt; (sqrt 16)                              ; 找一个平方根</text:p>
          </table:table-cell>
        </table:table-row>
        <table:table-row>
          <table:table-cell table:style-name="表格29.A1" office:value-type="string">
            <text:p text:style-name="P2">4</text:p>
          </table:table-cell>
        </table:table-row>
        <table:table-row>
          <table:table-cell table:style-name="表格29.A1" office:value-type="string">
            <text:p text:style-name="Table_20_Contents">&gt; (sqrt -16)</text:p>
          </table:table-cell>
        </table:table-row>
        <table:table-row>
          <table:table-cell table:style-name="表格29.A1" office:value-type="string">
            <text:p text:style-name="P2">0+4i</text:p>
          </table:table-cell>
        </table:table-row>
        <table:table-row>
          <table:table-cell table:style-name="表格29.A1" office:value-type="string">
            <text:p text:style-name="Table_20_Contents">&gt; (+ 1 2)                                ; 数字相加</text:p>
          </table:table-cell>
        </table:table-row>
        <table:table-row>
          <table:table-cell table:style-name="表格29.A1" office:value-type="string">
            <text:p text:style-name="P2">3</text:p>
          </table:table-cell>
        </table:table-row>
        <table:table-row>
          <table:table-cell table:style-name="表格29.A1" office:value-type="string">
            <text:p text:style-name="Table_20_Contents">&gt; (- 2 1)                                ; 数字相减</text:p>
          </table:table-cell>
        </table:table-row>
        <table:table-row>
          <table:table-cell table:style-name="表格29.A1" office:value-type="string">
            <text:p text:style-name="P2">1</text:p>
          </table:table-cell>
        </table:table-row>
        <table:table-row>
          <table:table-cell table:style-name="表格29.A1" office:value-type="string">
            <text:p text:style-name="Table_20_Contents">&gt; (&lt; 2 1)                                ; 数字比较</text:p>
          </table:table-cell>
        </table:table-row>
        <table:table-row>
          <table:table-cell table:style-name="表格29.A1" office:value-type="string">
            <text:p text:style-name="P2">#f</text:p>
          </table:table-cell>
        </table:table-row>
        <table:table-row>
          <table:table-cell table:style-name="表格29.A1" office:value-type="string">
            <text:p text:style-name="Table_20_Contents">&gt; (&gt;= 2 1)</text:p>
          </table:table-cell>
        </table:table-row>
        <table:table-row>
          <table:table-cell table:style-name="表格29.A1" office:value-type="string">
            <text:p text:style-name="P2">#t</text:p>
          </table:table-cell>
        </table:table-row>
        <table:table-row>
          <table:table-cell table:style-name="表格29.A1" office:value-type="string">
            <text:p text:style-name="Table_20_Contents">&gt; (number? "c'est une number")           ; 识别数字</text:p>
          </table:table-cell>
        </table:table-row>
        <table:table-row>
          <table:table-cell table:style-name="表格29.A1" office:value-type="string">
            <text:p text:style-name="P2">#f</text:p>
          </table:table-cell>
        </table:table-row>
        <table:table-row>
          <table:table-cell table:style-name="表格29.A1" office:value-type="string">
            <text:p text:style-name="Table_20_Contents">&gt; (number? 1)</text:p>
          </table:table-cell>
        </table:table-row>
        <table:table-row>
          <table:table-cell table:style-name="表格29.A1" office:value-type="string">
            <text:p text:style-name="P2">#t</text:p>
          </table:table-cell>
        </table:table-row>
        <table:table-row>
          <table:table-cell table:style-name="表格29.A1" office:value-type="string">
            <text:p text:style-name="Table_20_Contents">&gt; (equal? 6 "half dozen")                ; 任意比较</text:p>
          </table:table-cell>
        </table:table-row>
        <table:table-row>
          <table:table-cell table:style-name="表格29.A1" office:value-type="string">
            <text:p text:style-name="P2">#f</text:p>
          </table:table-cell>
        </table:table-row>
        <table:table-row>
          <table:table-cell table:style-name="表格29.A1" office:value-type="string">
            <text:p text:style-name="Table_20_Contents">&gt; (equal? 6 6)</text:p>
          </table:table-cell>
        </table:table-row>
        <table:table-row>
          <table:table-cell table:style-name="表格29.A1" office:value-type="string">
            <text:p text:style-name="P2">#t</text:p>
          </table:table-cell>
        </table:table-row>
        <table:table-row>
          <table:table-cell table:style-name="表格29.A1" office:value-type="string">
            <text:p text:style-name="Table_20_Contents">&gt; (equal? "half dozen" "half dozen")</text:p>
          </table:table-cell>
        </table:table-row>
        <table:table-row>
          <table:table-cell table:style-name="表格29.A1" office:value-type="string">
            <text:p text:style-name="P2">#t</text:p>
          </table:table-cell>
        </table:table-row>
      </table:table>
      <text:h text:style-name="Heading_20_5" text:outline-level="5">2.2.5<text:span text:style-name="Teletype"> </text:span><text:bookmark text:name="(part._.Conditionals_with_if_and_or_cond)"/>带if、and、or和cond的条件句</text:h>
      <text:p text:style-name="Text_20_body"><text:span text:style-name="T33">　　</text:span>接下来最简单的表达式是if条件句：</text:p>
      <text:p text:style-name="Quotations">( if ‹<text:span text:style-name="T2">expr</text:span>› ‹<text:span text:style-name="T2">expr</text:span>› ‹<text:span text:style-name="T2">expr</text:span>› )</text:p>
      <text:p text:style-name="P4"><text:span text:style-name="T33">　　</text:span><text:span text:style-name="T4"><draw:frame draw:style-name="fr1" draw:name="图像8" text:anchor-type="as-char" svg:width="0.635cm" svg:height="0.635cm" draw:z-index="7"><draw:image xlink:href="Pictures/100002010000001800000018068AC811C273C3D0.png" xlink:type="simple" xlink:show="embed" xlink:actuate="onLoad" loext:mime-type="image/png"/><svg:title>+</svg:title></draw:frame></text:span><text:a xlink:type="simple" xlink:href="../../../RacketProg/racket6.12/pkgs/racket-doc/scribblings/guide/guide/conditionals.html" text:style-name="Internet_20_link" text:visited-style-name="Visited_20_Internet_20_Link"><text:span text:style-name="T4">条件分支</text:span></text:a><text:span text:style-name="T4"> </text:span><text:span text:style-name="T11">（在指南的后面部分）有关于</text:span><text:span text:style-name="T4">条件句</text:span><text:span text:style-name="T11">的详细描述。</text:span></text:p>
      <text:p text:style-name="Text_20_body"><text:span text:style-name="T34">　　</text:span>第一个‹<text:span text:style-name="T2">expr</text:span>›总是被求值。如果它产生一个非#f值，那么第二个‹<text:span text:style-name="T2">expr</text:span>›被求值为整个if表达式的结果，否则第三个‹<text:span text:style-name="T2">expr</text:span>›被求值为结果。</text:p>
      <text:p text:style-name="Text_20_body">例子<text:span text:style-name="T34">：</text:span></text:p>
      <table:table table:name="表格30" table:style-name="表格30">
        <table:table-column table:style-name="表格30.A"/>
        <table:table-row>
          <table:table-cell table:style-name="表格30.A1" office:value-type="string">
            <table:table table:name="表格31" table:style-name="表格31">
              <table:table-column table:style-name="表格31.A"/>
              <table:table-row>
                <table:table-cell table:style-name="表格31.A1" office:value-type="string">
                  <text:p text:style-name="Table_20_Contents">&gt; (if (&gt; 2 3)</text:p>
                </table:table-cell>
              </table:table-row>
              <table:table-row>
                <table:table-cell table:style-name="表格31.A1" office:value-type="string">
                  <text:p text:style-name="Table_20_Contents">      "bigger"</text:p>
                </table:table-cell>
              </table:table-row>
              <table:table-row>
                <table:table-cell table:style-name="表格31.A1" office:value-type="string">
                  <text:p text:style-name="Table_20_Contents">      "smaller")</text:p>
                </table:table-cell>
              </table:table-row>
            </table:table>
            <text:p text:style-name="P1"/>
          </table:table-cell>
        </table:table-row>
        <text:soft-page-break/>
        <table:table-row>
          <table:table-cell table:style-name="表格30.A1" office:value-type="string">
            <text:p text:style-name="P2">"smaller"</text:p>
          </table:table-cell>
        </table:table-row>
      </table:table>
      <table:table table:name="表格32" table:style-name="表格32">
        <table:table-column table:style-name="表格32.A"/>
        <table:table-row>
          <table:table-cell table:style-name="表格32.A1" office:value-type="string">
            <table:table table:name="表格33" table:style-name="表格33">
              <table:table-column table:style-name="表格33.A"/>
              <table:table-row>
                <table:table-cell table:style-name="表格33.A1" office:value-type="string">
                  <text:p text:style-name="Table_20_Contents">(define (reply s)</text:p>
                </table:table-cell>
              </table:table-row>
              <table:table-row>
                <table:table-cell table:style-name="表格33.A1" office:value-type="string">
                  <text:p text:style-name="Table_20_Contents">  (if (equal? "hello" (substring s 0 5))</text:p>
                </table:table-cell>
              </table:table-row>
              <table:table-row>
                <table:table-cell table:style-name="表格33.A1" office:value-type="string">
                  <text:p text:style-name="Table_20_Contents">      "hi!"</text:p>
                </table:table-cell>
              </table:table-row>
              <table:table-row>
                <table:table-cell table:style-name="表格33.A1" office:value-type="string">
                  <text:p text:style-name="Table_20_Contents">      "huh?"))</text:p>
                </table:table-cell>
              </table:table-row>
            </table:table>
            <text:p text:style-name="P1"/>
          </table:table-cell>
        </table:table-row>
        <table:table-row>
          <table:table-cell table:style-name="表格32.A1" office:value-type="string">
            <text:p text:style-name="Table_20_Contents"> </text:p>
            <table:table table:name="表格34" table:style-name="表格34">
              <table:table-column table:style-name="表格34.A"/>
              <table:table-row>
                <table:table-cell table:style-name="表格34.A1" office:value-type="string">
                  <text:p text:style-name="Table_20_Contents">&gt; (reply "hello racket")</text:p>
                </table:table-cell>
              </table:table-row>
              <table:table-row>
                <table:table-cell table:style-name="表格34.A1" office:value-type="string">
                  <text:p text:style-name="P2">"hi!"</text:p>
                </table:table-cell>
              </table:table-row>
              <table:table-row>
                <table:table-cell table:style-name="表格34.A1" office:value-type="string">
                  <text:p text:style-name="Table_20_Contents">&gt; (reply "λx:(μα.α→α).xx")</text:p>
                </table:table-cell>
              </table:table-row>
              <table:table-row>
                <table:table-cell table:style-name="表格34.A1" office:value-type="string">
                  <text:p text:style-name="P2">"huh?"</text:p>
                </table:table-cell>
              </table:table-row>
            </table:table>
            <text:p text:style-name="Table_20_Contents"/>
          </table:table-cell>
        </table:table-row>
        <table:table-row>
          <table:table-cell table:style-name="表格32.A1" office:value-type="string">
            <text:p text:style-name="P1"/>
          </table:table-cell>
        </table:table-row>
      </table:table>
      <text:p text:style-name="Text_20_body"><text:span text:style-name="T35">　　</text:span>复合的条件句可以由嵌套的if表达式构成。例如，当给定非字符串（non-strings）时，你可以编写reply函数来工作：</text:p>
      <table:table table:name="表格35" table:style-name="表格35">
        <table:table-column table:style-name="表格35.A"/>
        <table:table-row>
          <table:table-cell table:style-name="表格35.A1" office:value-type="string">
            <text:p text:style-name="Table_20_Contents">(define (reply s)</text:p>
          </table:table-cell>
        </table:table-row>
        <table:table-row>
          <table:table-cell table:style-name="表格35.A1" office:value-type="string">
            <text:p text:style-name="Table_20_Contents">  (if (string? s)</text:p>
          </table:table-cell>
        </table:table-row>
        <table:table-row>
          <table:table-cell table:style-name="表格35.A1" office:value-type="string">
            <text:p text:style-name="Table_20_Contents">      (if (equal? "hello" (substring s 0 5))</text:p>
          </table:table-cell>
        </table:table-row>
        <table:table-row>
          <table:table-cell table:style-name="表格35.A1" office:value-type="string">
            <text:p text:style-name="Table_20_Contents">          "hi!"</text:p>
          </table:table-cell>
        </table:table-row>
        <table:table-row>
          <table:table-cell table:style-name="表格35.A1" office:value-type="string">
            <text:p text:style-name="Table_20_Contents">          "huh?")</text:p>
          </table:table-cell>
        </table:table-row>
        <table:table-row>
          <table:table-cell table:style-name="表格35.A1" office:value-type="string">
            <text:p text:style-name="Table_20_Contents">      "huh?"))</text:p>
          </table:table-cell>
        </table:table-row>
      </table:table>
      <text:p text:style-name="Text_20_body"><text:span text:style-name="T35">　　</text:span>代替重复"huh?"事例，这个函数这样写会更好：</text:p>
      <table:table table:name="表格36" table:style-name="表格36">
        <table:table-column table:style-name="表格36.A"/>
        <table:table-row>
          <table:table-cell table:style-name="表格36.A1" office:value-type="string">
            <text:p text:style-name="Table_20_Contents">(define (reply s)</text:p>
          </table:table-cell>
        </table:table-row>
        <table:table-row>
          <table:table-cell table:style-name="表格36.A1" office:value-type="string">
            <text:p text:style-name="Table_20_Contents">  (if (if (string? s)</text:p>
          </table:table-cell>
        </table:table-row>
        <table:table-row>
          <table:table-cell table:style-name="表格36.A1" office:value-type="string">
            <text:p text:style-name="Table_20_Contents">          (equal? "hello" (substring s 0 5))</text:p>
          </table:table-cell>
        </table:table-row>
        <table:table-row>
          <table:table-cell table:style-name="表格36.A1" office:value-type="string">
            <text:p text:style-name="Table_20_Contents">          #f)</text:p>
          </table:table-cell>
        </table:table-row>
        <table:table-row>
          <table:table-cell table:style-name="表格36.A1" office:value-type="string">
            <text:p text:style-name="Table_20_Contents">      "hi!"</text:p>
          </table:table-cell>
        </table:table-row>
        <table:table-row>
          <table:table-cell table:style-name="表格36.A1" office:value-type="string">
            <text:p text:style-name="Table_20_Contents">      "huh?"))</text:p>
          </table:table-cell>
        </table:table-row>
      </table:table>
      <text:p text:style-name="Text_20_body"><text:span text:style-name="T35">　　</text:span>但这些嵌套的if很难阅读。Racket通过and和or表提供了更易读的快捷表示，它可以和任意数量的表达式搭配：</text:p>
      <text:p text:style-name="P4"><text:span text:style-name="T35">　　</text:span><text:span text:style-name="T4"><draw:frame draw:style-name="fr1" draw:name="图像9" text:anchor-type="as-char" svg:width="0.635cm" svg:height="0.635cm" draw:z-index="8"><draw:image xlink:href="Pictures/100002010000001800000018068AC811C273C3D0.png" xlink:type="simple" xlink:show="embed" xlink:actuate="onLoad" loext:mime-type="image/png"/><svg:title>+</svg:title></draw:frame></text:span><text:a xlink:type="simple" xlink:href="../../../RacketProg/racket6.12/pkgs/racket-doc/scribblings/guide/guide/conditionals.html#%28part._and%2Bor%29" text:style-name="Internet_20_link" text:visited-style-name="Visited_20_Internet_20_Link"><text:span text:style-name="T4">组合测试：and和or</text:span></text:a><text:span text:style-name="T4"> </text:span><text:span text:style-name="T12">（在指南后边部分）</text:span><text:span text:style-name="T13">有关于</text:span><text:span text:style-name="T4">and</text:span><text:span text:style-name="T13">和</text:span><text:span text:style-name="T4">or</text:span><text:span text:style-name="T13">的更多描述。</text:span></text:p>
      <table:table table:name="表格37" table:style-name="表格37">
        <table:table-column table:style-name="表格37.A"/>
        <table:table-row>
          <table:table-cell table:style-name="表格37.A1" office:value-type="string">
            <text:p text:style-name="Table_20_Contents">( and ‹<text:span text:style-name="T2">expr</text:span>›* )</text:p>
          </table:table-cell>
        </table:table-row>
        <table:table-row>
          <table:table-cell table:style-name="表格37.A1" office:value-type="string">
            <text:p text:style-name="Table_20_Contents">( or ‹<text:span text:style-name="T2">expr</text:span>›* )</text:p>
          </table:table-cell>
        </table:table-row>
      </table:table>
      <text:p text:style-name="Text_20_body"><text:span text:style-name="T36">　　</text:span>and表绕过情况：当一个表达式产生#f，它停止并返回#f，否则它继续运行。当or表遇到一个真的结果时，它同样的产生绕过情况。</text:p>
      <text:p text:style-name="Text_20_body">例子<text:span text:style-name="T37">：</text:span></text:p>
      <table:table table:name="表格38" table:style-name="表格38">
        <table:table-column table:style-name="表格38.A"/>
        <table:table-row>
          <table:table-cell table:style-name="表格38.A1" office:value-type="string">
            <table:table table:name="表格39" table:style-name="表格39">
              <table:table-column table:style-name="表格39.A"/>
              <table:table-row>
                <table:table-cell table:style-name="表格39.A1" office:value-type="string">
                  <text:p text:style-name="Table_20_Contents">(define (reply s)</text:p>
                </table:table-cell>
              </table:table-row>
              <table:table-row>
                <table:table-cell table:style-name="表格39.A1" office:value-type="string">
                  <text:p text:style-name="Table_20_Contents">  (if (and (string? s)</text:p>
                </table:table-cell>
              </table:table-row>
              <table:table-row>
                <table:table-cell table:style-name="表格39.A1" office:value-type="string">
                  <text:p text:style-name="Table_20_Contents">           (&gt;= (string-length s) 5)</text:p>
                </table:table-cell>
              </table:table-row>
              <table:table-row>
                <table:table-cell table:style-name="表格39.A1" office:value-type="string">
                  <text:p text:style-name="Table_20_Contents">           (equal? "hello" (substring s 0 5)))</text:p>
                </table:table-cell>
              </table:table-row>
              <table:table-row>
                <table:table-cell table:style-name="表格39.A1" office:value-type="string">
                  <text:p text:style-name="Table_20_Contents">      "hi!"</text:p>
                </table:table-cell>
              </table:table-row>
              <table:table-row>
                <table:table-cell table:style-name="表格39.A1" office:value-type="string">
                  <text:p text:style-name="Table_20_Contents">      "huh?"))</text:p>
                </table:table-cell>
              </table:table-row>
              <table:table-row>
                <table:table-cell table:style-name="表格39.A1" office:value-type="string">
                  <text:p text:style-name="P1"/>
                </table:table-cell>
              </table:table-row>
            </table:table>
            <text:p text:style-name="P1"/>
          </table:table-cell>
        </table:table-row>
        <table:table-row>
          <table:table-cell table:style-name="表格38.A1" office:value-type="string">
            <text:p text:style-name="Table_20_Contents">&gt; (reply "hello racket")</text:p>
          </table:table-cell>
        </table:table-row>
        <table:table-row>
          <table:table-cell table:style-name="表格38.A1" office:value-type="string">
            <text:p text:style-name="P2">"hi!"</text:p>
          </table:table-cell>
        </table:table-row>
        <text:soft-page-break/>
        <table:table-row>
          <table:table-cell table:style-name="表格38.A1" office:value-type="string">
            <text:p text:style-name="Table_20_Contents">&gt; (reply 17)</text:p>
          </table:table-cell>
        </table:table-row>
        <table:table-row>
          <table:table-cell table:style-name="表格38.A1" office:value-type="string">
            <text:p text:style-name="P2">"huh?"</text:p>
          </table:table-cell>
        </table:table-row>
      </table:table>
      <text:p text:style-name="Text_20_body"><text:span text:style-name="T38">　　</text:span>嵌套if的另一种常见模式涉及测试的一个序列，每个测试都有自己的结果：</text:p>
      <table:table table:name="表格40" table:style-name="表格40">
        <table:table-column table:style-name="表格40.A"/>
        <table:table-row>
          <table:table-cell table:style-name="表格40.A1" office:value-type="string">
            <text:p text:style-name="Table_20_Contents">(define (reply-more s)</text:p>
          </table:table-cell>
        </table:table-row>
        <table:table-row>
          <table:table-cell table:style-name="表格40.A1" office:value-type="string">
            <text:p text:style-name="Table_20_Contents">  (if (equal? "hello" (substring s 0 5))</text:p>
          </table:table-cell>
        </table:table-row>
        <table:table-row>
          <table:table-cell table:style-name="表格40.A1" office:value-type="string">
            <text:p text:style-name="Table_20_Contents">      "hi!"</text:p>
          </table:table-cell>
        </table:table-row>
        <table:table-row>
          <table:table-cell table:style-name="表格40.A1" office:value-type="string">
            <text:p text:style-name="Table_20_Contents">      (if (equal? "goodbye" (substring s 0 7))</text:p>
          </table:table-cell>
        </table:table-row>
        <table:table-row>
          <table:table-cell table:style-name="表格40.A1" office:value-type="string">
            <text:p text:style-name="Table_20_Contents">          "bye!"</text:p>
          </table:table-cell>
        </table:table-row>
        <table:table-row>
          <table:table-cell table:style-name="表格40.A1" office:value-type="string">
            <text:p text:style-name="Table_20_Contents">          (if (equal? "?" (substring s (- (string-length s) 1)))</text:p>
          </table:table-cell>
        </table:table-row>
        <table:table-row>
          <table:table-cell table:style-name="表格40.A1" office:value-type="string">
            <text:p text:style-name="Table_20_Contents">              "I don't know"</text:p>
          </table:table-cell>
        </table:table-row>
        <table:table-row>
          <table:table-cell table:style-name="表格40.A1" office:value-type="string">
            <text:p text:style-name="Table_20_Contents">              "huh?"))))</text:p>
          </table:table-cell>
        </table:table-row>
      </table:table>
      <text:p text:style-name="Text_20_body"><text:span text:style-name="T39">　　</text:span>对测试的一个序列的快捷形式是cond表：</text:p>
      <text:p text:style-name="P4"><text:span text:style-name="T40">　　</text:span><text:span text:style-name="T4"><draw:frame draw:style-name="fr1" draw:name="图像10" text:anchor-type="as-char" svg:width="0.635cm" svg:height="0.635cm" draw:z-index="9"><draw:image xlink:href="Pictures/100002010000001800000018068AC811C273C3D0.png" xlink:type="simple" xlink:show="embed" xlink:actuate="onLoad" loext:mime-type="image/png"/><svg:title>+</svg:title></draw:frame></text:span><text:a xlink:type="simple" xlink:href="../../../RacketProg/racket6.12/pkgs/racket-doc/scribblings/guide/guide/conditionals.html#%28part._cond%29" text:style-name="Internet_20_link" text:visited-style-name="Visited_20_Internet_20_Link"><text:span text:style-name="T4">约束测试：cond</text:span></text:a><text:span text:style-name="T4"> </text:span><text:span text:style-name="T14">（在指南后边部分）有关于</text:span><text:span text:style-name="T4">cond的详细描述</text:span><text:span text:style-name="T14">。</text:span></text:p>
      <text:p text:style-name="Quotations">( cond {[ ‹<text:span text:style-name="T2">expr</text:span>› ‹<text:span text:style-name="T2">expr</text:span>›* ]}* )</text:p>
      <text:p text:style-name="Text_20_body"><text:span text:style-name="T41">　　</text:span>一个cond表包含了括号之间的从句的一个序列。在每一个从句中，第一个‹<text:span text:style-name="T2">expr</text:span>›是一个测试表达式。如果它产生真值，那么从句的剩下‹<text:span text:style-name="T2">expr</text:span>›被求值，并且从句中的最后一个提供整个cond表达的答案，其余的从句被忽略。如果这个测试 ‹<text:span text:style-name="T2">expr</text:span>›产生#f，那么从句的剩余‹<text:span text:style-name="T2">expr</text:span>›被忽视，并继续下一个从句求值。最后的从句可以else作为一个#t测试表达式的同义词使用。</text:p>
      <text:p text:style-name="Text_20_body"><text:span text:style-name="T41">　　</text:span>使用cond，reply-more函数可以更清楚地写成如下形式：</text:p>
      <table:table table:name="表格41" table:style-name="表格41">
        <table:table-column table:style-name="表格41.A"/>
        <table:table-row>
          <table:table-cell table:style-name="表格41.A1" office:value-type="string">
            <table:table table:name="表格42" table:style-name="表格42">
              <table:table-column table:style-name="表格42.A"/>
              <table:table-row>
                <table:table-cell table:style-name="表格42.A1" office:value-type="string">
                  <text:p text:style-name="Table_20_Contents">(define (reply-more s)</text:p>
                </table:table-cell>
              </table:table-row>
              <table:table-row>
                <table:table-cell table:style-name="表格42.A1" office:value-type="string">
                  <text:p text:style-name="Table_20_Contents">  (cond</text:p>
                </table:table-cell>
              </table:table-row>
              <table:table-row>
                <table:table-cell table:style-name="表格42.A1" office:value-type="string">
                  <text:p text:style-name="Table_20_Contents">   [(equal? "hello" (substring s 0 5))</text:p>
                </table:table-cell>
              </table:table-row>
              <table:table-row>
                <table:table-cell table:style-name="表格42.A1" office:value-type="string">
                  <text:p text:style-name="Table_20_Contents">    "hi!"]</text:p>
                </table:table-cell>
              </table:table-row>
              <table:table-row>
                <table:table-cell table:style-name="表格42.A1" office:value-type="string">
                  <text:p text:style-name="Table_20_Contents">   [(equal? "goodbye" (substring s 0 7))</text:p>
                </table:table-cell>
              </table:table-row>
              <table:table-row>
                <table:table-cell table:style-name="表格42.A1" office:value-type="string">
                  <text:p text:style-name="Table_20_Contents">    "bye!"]</text:p>
                </table:table-cell>
              </table:table-row>
              <table:table-row>
                <table:table-cell table:style-name="表格42.A1" office:value-type="string">
                  <text:p text:style-name="Table_20_Contents">   [(equal? "?" (substring s (- (string-length s) 1)))</text:p>
                </table:table-cell>
              </table:table-row>
              <table:table-row>
                <table:table-cell table:style-name="表格42.A1" office:value-type="string">
                  <text:p text:style-name="Table_20_Contents">    "I don't know"]</text:p>
                </table:table-cell>
              </table:table-row>
              <table:table-row>
                <table:table-cell table:style-name="表格42.A1" office:value-type="string">
                  <text:p text:style-name="Table_20_Contents">   [else "huh?"]))</text:p>
                </table:table-cell>
              </table:table-row>
            </table:table>
            <text:p text:style-name="P1"/>
          </table:table-cell>
        </table:table-row>
        <table:table-row>
          <table:table-cell table:style-name="表格41.A1" office:value-type="string">
            <text:p text:style-name="Table_20_Contents"> </text:p>
            <table:table table:name="表格43" table:style-name="表格43">
              <table:table-column table:style-name="表格43.A"/>
              <table:table-row>
                <table:table-cell table:style-name="表格43.A1" office:value-type="string">
                  <text:p text:style-name="Table_20_Contents">&gt; (reply-more "hello racket")</text:p>
                </table:table-cell>
              </table:table-row>
              <table:table-row>
                <table:table-cell table:style-name="表格43.A1" office:value-type="string">
                  <text:p text:style-name="P2">"hi!"</text:p>
                </table:table-cell>
              </table:table-row>
              <table:table-row>
                <table:table-cell table:style-name="表格43.A1" office:value-type="string">
                  <text:p text:style-name="Table_20_Contents">&gt; (reply-more "goodbye cruel world")</text:p>
                </table:table-cell>
              </table:table-row>
              <table:table-row>
                <table:table-cell table:style-name="表格43.A1" office:value-type="string">
                  <text:p text:style-name="P2">"bye!"</text:p>
                </table:table-cell>
              </table:table-row>
              <table:table-row>
                <table:table-cell table:style-name="表格43.A1" office:value-type="string">
                  <text:p text:style-name="Table_20_Contents">&gt; (reply-more "what is your favorite color?")</text:p>
                </table:table-cell>
              </table:table-row>
              <table:table-row>
                <table:table-cell table:style-name="表格43.A1" office:value-type="string">
                  <text:p text:style-name="P2">"I don't know"</text:p>
                </table:table-cell>
              </table:table-row>
              <table:table-row>
                <table:table-cell table:style-name="表格43.A1" office:value-type="string">
                  <text:p text:style-name="Table_20_Contents">&gt; (reply-more "mine is lime green")</text:p>
                </table:table-cell>
              </table:table-row>
              <table:table-row>
                <table:table-cell table:style-name="表格43.A1" office:value-type="string">
                  <text:p text:style-name="P2">"huh?"</text:p>
                </table:table-cell>
              </table:table-row>
            </table:table>
            <text:p text:style-name="Table_20_Contents"/>
          </table:table-cell>
        </table:table-row>
        <table:table-row>
          <table:table-cell table:style-name="表格41.A1" office:value-type="string">
            <text:p text:style-name="P1"/>
          </table:table-cell>
        </table:table-row>
      </table:table>
      <text:p text:style-name="Text_20_body"><text:soft-page-break/><text:span text:style-name="T41">　　</text:span>对于cond从句的方括号的使用是一种惯例。在Racket中，圆括号和方括号实际上是可互换的，只要(匹配)或[匹配]即可。在一些关键的地方使用方括号使Racket代码更易读。</text:p>
      <text:h text:style-name="Heading_20_5" text:outline-level="5">2.2.6<text:span text:style-name="Teletype"> </text:span><text:bookmark text:name="(part._.Function_.Calls_.Again)"/>函数重复调用</text:h>
      <text:p text:style-name="Text_20_body"><text:span text:style-name="T41">　　</text:span>在我们早期的函数调用语法中，我们过分简单化了。一个函数调用的实际语法允许一个对这个函数的任意表达式，而不是仅仅一个‹<text:span text:style-name="T2">id</text:span>›：</text:p>
      <text:p text:style-name="P4"><text:span text:style-name="T41">　　</text:span><text:span text:style-name="T4"><draw:frame draw:style-name="fr1" draw:name="图像11" text:anchor-type="as-char" svg:width="0.635cm" svg:height="0.635cm" draw:z-index="10"><draw:image xlink:href="Pictures/100002010000001800000018068AC811C273C3D0.png" xlink:type="simple" xlink:show="embed" xlink:actuate="onLoad" loext:mime-type="image/png"/><svg:title>+</svg:title></draw:frame></text:span><text:a xlink:type="simple" xlink:href="../../../RacketProg/racket6.12/pkgs/racket-doc/scribblings/guide/guide/application.html" text:style-name="Internet_20_link" text:visited-style-name="Visited_20_Internet_20_Link"><text:span text:style-name="T4">函数调用</text:span></text:a><text:span text:style-name="T4"> </text:span><text:span text:style-name="T15">（在指南的后面部分）有关于</text:span><text:span text:style-name="T4">函数调用</text:span><text:span text:style-name="T15">的详细描述。</text:span></text:p>
      <text:p text:style-name="Quotations">( ‹<text:span text:style-name="T2">expr</text:span>› ‹<text:span text:style-name="T2">expr</text:span>›* )</text:p>
      <text:p text:style-name="Text_20_body"><text:span text:style-name="T42">　　</text:span>第一个‹<text:span text:style-name="T2">expr</text:span>›常常是一个‹<text:span text:style-name="T2">id</text:span>›，比如string-append或+，但它可以是对一个函数的求值的任意情况。例如，它可以是一个条件表达式：</text:p>
      <table:table table:name="表格44" table:style-name="表格44">
        <table:table-column table:style-name="表格44.A"/>
        <table:table-row>
          <table:table-cell table:style-name="表格44.A1" office:value-type="string">
            <table:table table:name="表格45" table:style-name="表格45">
              <table:table-column table:style-name="表格45.A"/>
              <table:table-row>
                <table:table-cell table:style-name="表格45.A1" office:value-type="string">
                  <text:p text:style-name="Table_20_Contents">(define (double v)</text:p>
                </table:table-cell>
              </table:table-row>
              <table:table-row>
                <table:table-cell table:style-name="表格45.A1" office:value-type="string">
                  <text:p text:style-name="Table_20_Contents">  ((if (string? v) string-append +) v v))</text:p>
                </table:table-cell>
              </table:table-row>
            </table:table>
            <text:p text:style-name="P1"/>
          </table:table-cell>
        </table:table-row>
        <table:table-row>
          <table:table-cell table:style-name="表格44.A1" office:value-type="string">
            <text:p text:style-name="Table_20_Contents"> </text:p>
            <table:table table:name="表格46" table:style-name="表格46">
              <table:table-column table:style-name="表格46.A"/>
              <table:table-row>
                <table:table-cell table:style-name="表格46.A1" office:value-type="string">
                  <text:p text:style-name="Table_20_Contents">&gt; (double "mnah")</text:p>
                </table:table-cell>
              </table:table-row>
              <table:table-row>
                <table:table-cell table:style-name="表格46.A1" office:value-type="string">
                  <text:p text:style-name="P2">"mnahmnah"</text:p>
                </table:table-cell>
              </table:table-row>
              <table:table-row>
                <table:table-cell table:style-name="表格46.A1" office:value-type="string">
                  <text:p text:style-name="Table_20_Contents">&gt; (double 5)</text:p>
                </table:table-cell>
              </table:table-row>
              <table:table-row>
                <table:table-cell table:style-name="表格46.A1" office:value-type="string">
                  <text:p text:style-name="P2">10</text:p>
                </table:table-cell>
              </table:table-row>
            </table:table>
            <text:p text:style-name="Table_20_Contents"/>
          </table:table-cell>
        </table:table-row>
        <table:table-row>
          <table:table-cell table:style-name="表格44.A1" office:value-type="string">
            <text:p text:style-name="P1"/>
          </table:table-cell>
        </table:table-row>
      </table:table>
      <text:p text:style-name="Text_20_body"><text:span text:style-name="T42">　　</text:span>在语句构成上，在一个函数调用的第一个表达甚至可以是一个数值——但那会导致一个错误，因为一个数值不是一个函数。</text:p>
      <table:table table:name="表格47" table:style-name="表格47">
        <table:table-column table:style-name="表格47.A"/>
        <table:table-row>
          <table:table-cell table:style-name="表格47.A1" office:value-type="string">
            <text:p text:style-name="Table_20_Contents">&gt; (1 2 3 4)</text:p>
          </table:table-cell>
        </table:table-row>
        <table:table-row>
          <table:table-cell table:style-name="表格47.A1" office:value-type="string">
            <text:p text:style-name="P2">application: not a procedure;</text:p>
          </table:table-cell>
        </table:table-row>
        <table:table-row>
          <table:table-cell table:style-name="表格47.A1" office:value-type="string">
            <text:p text:style-name="P2"> expected a procedure that can be applied to arguments</text:p>
          </table:table-cell>
        </table:table-row>
        <table:table-row>
          <table:table-cell table:style-name="表格47.A1" office:value-type="string">
            <text:p text:style-name="P2">  given: 1</text:p>
          </table:table-cell>
        </table:table-row>
        <table:table-row>
          <table:table-cell table:style-name="表格47.A1" office:value-type="string">
            <text:p text:style-name="P2">  arguments...:</text:p>
          </table:table-cell>
        </table:table-row>
        <table:table-row>
          <table:table-cell table:style-name="表格47.A1" office:value-type="string">
            <text:p text:style-name="P2">   2</text:p>
          </table:table-cell>
        </table:table-row>
        <table:table-row>
          <table:table-cell table:style-name="表格47.A1" office:value-type="string">
            <text:p text:style-name="P2">   3</text:p>
          </table:table-cell>
        </table:table-row>
        <table:table-row>
          <table:table-cell table:style-name="表格47.A1" office:value-type="string">
            <text:p text:style-name="P2">   4</text:p>
          </table:table-cell>
        </table:table-row>
      </table:table>
      <text:p text:style-name="Text_20_body"><text:span text:style-name="T42">　　</text:span>当你偶然忽略了一个函数名或在你使用额外的圆括号围绕一个表达式时，你最常会得到一个像“expected a procedure”这样的一条错误。</text:p>
      <text:h text:style-name="Heading_20_5" text:outline-level="5">2.2.7<text:span text:style-name="Teletype"> </text:span><text:bookmark text:name="(part._.Anonymous_.Functions_with_lambda)"/>匿名函数与lambda</text:h>
      <text:p text:style-name="Text_20_body"><text:span text:style-name="T42">　　</text:span>如果你不得不命名你所有的数值，那Racket中的编程就太乏味了。代替(+ 1 2)的写法，你不得不这样写：</text:p>
      <text:p text:style-name="P4"><text:span text:style-name="T42">　　</text:span><text:span text:style-name="T4"><draw:frame draw:style-name="fr1" draw:name="图像12" text:anchor-type="as-char" svg:width="0.635cm" svg:height="0.635cm" draw:z-index="11"><draw:image xlink:href="Pictures/100002010000001800000018068AC811C273C3D0.png" xlink:type="simple" xlink:show="embed" xlink:actuate="onLoad" loext:mime-type="image/png"/><svg:title>+</svg:title></draw:frame></text:span><text:a xlink:type="simple" xlink:href="../../../RacketProg/racket6.12/pkgs/racket-doc/scribblings/guide/guide/lambda.html" text:style-name="Internet_20_link" text:visited-style-name="Visited_20_Internet_20_Link"><text:span text:style-name="T4">lambda函数（程序）</text:span></text:a><text:span text:style-name="T4"> </text:span><text:span text:style-name="T16">（在指南的后面部分）有关于</text:span><text:span text:style-name="T4">lambda</text:span><text:span text:style-name="T16">的详细描述。</text:span></text:p>
      <table:table table:name="表格48" table:style-name="表格48">
        <table:table-column table:style-name="表格48.A"/>
        <text:soft-page-break/>
        <table:table-row>
          <table:table-cell table:style-name="表格48.A1" office:value-type="string">
            <text:p text:style-name="Table_20_Contents">&gt; (define a 1)</text:p>
          </table:table-cell>
        </table:table-row>
        <table:table-row>
          <table:table-cell table:style-name="表格48.A1" office:value-type="string">
            <text:p text:style-name="Table_20_Contents">&gt; (define b 2)</text:p>
          </table:table-cell>
        </table:table-row>
        <table:table-row>
          <table:table-cell table:style-name="表格48.A1" office:value-type="string">
            <text:p text:style-name="Table_20_Contents">&gt; (+ a b)</text:p>
          </table:table-cell>
        </table:table-row>
        <table:table-row>
          <table:table-cell table:style-name="表格48.A1" office:value-type="string">
            <text:p text:style-name="P2">3</text:p>
          </table:table-cell>
        </table:table-row>
      </table:table>
      <text:p text:style-name="Text_20_body"><text:span text:style-name="T43">　　</text:span>事实证明，要命名所有你的函数也可能是很乏味的。例如，你可能有一个函数 twice，它带了一个函数和一个参数。如果你已经有了这个函数的名字，那么使用 twice是比较方便的，如sqrt：</text:p>
      <table:table table:name="表格49" table:style-name="表格49">
        <table:table-column table:style-name="表格49.A"/>
        <table:table-row>
          <table:table-cell table:style-name="表格49.A1" office:value-type="string">
            <table:table table:name="表格50" table:style-name="表格50">
              <table:table-column table:style-name="表格50.A"/>
              <table:table-row>
                <table:table-cell table:style-name="表格50.A1" office:value-type="string">
                  <text:p text:style-name="Table_20_Contents">(define (twice f v)</text:p>
                </table:table-cell>
              </table:table-row>
              <table:table-row>
                <table:table-cell table:style-name="表格50.A1" office:value-type="string">
                  <text:p text:style-name="Table_20_Contents">  (f (f v)))</text:p>
                </table:table-cell>
              </table:table-row>
            </table:table>
            <text:p text:style-name="P1"/>
          </table:table-cell>
        </table:table-row>
        <table:table-row>
          <table:table-cell table:style-name="表格49.A1" office:value-type="string">
            <text:p text:style-name="Table_20_Contents"> </text:p>
            <table:table table:name="表格51" table:style-name="表格51">
              <table:table-column table:style-name="表格51.A"/>
              <table:table-row>
                <table:table-cell table:style-name="表格51.A1" office:value-type="string">
                  <text:p text:style-name="Table_20_Contents">&gt; (twice sqrt 16)</text:p>
                </table:table-cell>
              </table:table-row>
              <table:table-row>
                <table:table-cell table:style-name="表格51.A1" office:value-type="string">
                  <text:p text:style-name="P2">2</text:p>
                </table:table-cell>
              </table:table-row>
            </table:table>
            <text:p text:style-name="Table_20_Contents"/>
          </table:table-cell>
        </table:table-row>
        <table:table-row>
          <table:table-cell table:style-name="表格49.A1" office:value-type="string">
            <text:p text:style-name="P1"/>
          </table:table-cell>
        </table:table-row>
      </table:table>
      <text:p text:style-name="Text_20_body"><text:span text:style-name="T43">　　</text:span>如果你想去调用一个尚未定义的函数，你可以定义它，然后将其传递给twice：</text:p>
      <table:table table:name="表格52" table:style-name="表格52">
        <table:table-column table:style-name="表格52.A"/>
        <table:table-row>
          <table:table-cell table:style-name="表格52.A1" office:value-type="string">
            <table:table table:name="表格53" table:style-name="表格53">
              <table:table-column table:style-name="表格53.A"/>
              <table:table-row>
                <table:table-cell table:style-name="表格53.A1" office:value-type="string">
                  <text:p text:style-name="Table_20_Contents">(define (louder s)</text:p>
                </table:table-cell>
              </table:table-row>
              <table:table-row>
                <table:table-cell table:style-name="表格53.A1" office:value-type="string">
                  <text:p text:style-name="Table_20_Contents">  (string-append s "!"))</text:p>
                </table:table-cell>
              </table:table-row>
            </table:table>
            <text:p text:style-name="P1"/>
          </table:table-cell>
        </table:table-row>
        <table:table-row>
          <table:table-cell table:style-name="表格52.A1" office:value-type="string">
            <text:p text:style-name="Table_20_Contents"> </text:p>
            <table:table table:name="表格54" table:style-name="表格54">
              <table:table-column table:style-name="表格54.A"/>
              <table:table-row>
                <table:table-cell table:style-name="表格54.A1" office:value-type="string">
                  <text:p text:style-name="Table_20_Contents">&gt; (twice louder "hello")</text:p>
                </table:table-cell>
              </table:table-row>
              <table:table-row>
                <table:table-cell table:style-name="表格54.A1" office:value-type="string">
                  <text:p text:style-name="P2">"hello!!"</text:p>
                </table:table-cell>
              </table:table-row>
            </table:table>
            <text:p text:style-name="Table_20_Contents"/>
          </table:table-cell>
        </table:table-row>
        <table:table-row>
          <table:table-cell table:style-name="表格52.A1" office:value-type="string">
            <text:p text:style-name="P1"/>
          </table:table-cell>
        </table:table-row>
      </table:table>
      <text:p text:style-name="Text_20_body"><text:span text:style-name="T43">　　</text:span>但是如果对twice的调用是唯一使用louder的地方，却还要写一个完整的定义是很可惜的。在Racket中，你可以使用一个lambda表达式去直接生成一个函数。lambda表后面是函数参数的标识符，然后是函数的主体表达式：</text:p>
      <text:p text:style-name="Quotations">( lambda ( ‹<text:span text:style-name="T2">id</text:span>›* ) ‹<text:span text:style-name="T2">expr</text:span>›+ )</text:p>
      <text:p text:style-name="Text_20_body"><text:span text:style-name="T43">　　</text:span>通过自身求值一个lambda表产生一个函数：</text:p>
      <table:table table:name="表格55" table:style-name="表格55">
        <table:table-column table:style-name="表格55.A"/>
        <table:table-row>
          <table:table-cell table:style-name="表格55.A1" office:value-type="string">
            <text:p text:style-name="Table_20_Contents">&gt; (lambda (s) (string-append s "!"))</text:p>
          </table:table-cell>
        </table:table-row>
        <table:table-row>
          <table:table-cell table:style-name="表格55.A1" office:value-type="string">
            <text:p text:style-name="P2">#&lt;procedure&gt;</text:p>
          </table:table-cell>
        </table:table-row>
      </table:table>
      <text:p text:style-name="Text_20_body"><text:span text:style-name="T43">　　</text:span>使用lambda，上述对twice的调用可以重写为：</text:p>
      <table:table table:name="表格56" table:style-name="表格56">
        <table:table-column table:style-name="表格56.A"/>
        <table:table-row>
          <table:table-cell table:style-name="表格56.A1" office:value-type="string">
            <table:table table:name="表格57" table:style-name="表格57">
              <table:table-column table:style-name="表格57.A"/>
              <table:table-row>
                <table:table-cell table:style-name="表格57.A1" office:value-type="string">
                  <text:p text:style-name="Table_20_Contents">&gt; (twice (lambda (s) (string-append s "!"))</text:p>
                </table:table-cell>
              </table:table-row>
              <table:table-row>
                <table:table-cell table:style-name="表格57.A1" office:value-type="string">
                  <text:p text:style-name="Table_20_Contents">         "hello")</text:p>
                </table:table-cell>
              </table:table-row>
            </table:table>
            <text:p text:style-name="P1"/>
          </table:table-cell>
        </table:table-row>
        <table:table-row>
          <table:table-cell table:style-name="表格56.A1" office:value-type="string">
            <text:p text:style-name="Table_20_Contents">"hello!!"</text:p>
            <table:table table:name="表格58" table:style-name="表格58">
              <table:table-column table:style-name="表格58.A"/>
              <table:table-row>
                <table:table-cell table:style-name="表格58.A1" office:value-type="string">
                  <text:p text:style-name="Table_20_Contents">&gt; (twice (lambda (s) (string-append s "?!"))</text:p>
                </table:table-cell>
              </table:table-row>
              <table:table-row>
                <table:table-cell table:style-name="表格58.A1" office:value-type="string">
                  <text:p text:style-name="Table_20_Contents">         "hello")</text:p>
                </table:table-cell>
              </table:table-row>
            </table:table>
            <text:p text:style-name="Table_20_Contents"/>
          </table:table-cell>
        </table:table-row>
        <table:table-row>
          <table:table-cell table:style-name="表格56.A1" office:value-type="string">
            <text:p text:style-name="P1"/>
          </table:table-cell>
        </table:table-row>
        <table:table-row>
          <table:table-cell table:style-name="表格56.A1" office:value-type="string">
            <text:p text:style-name="P2">"hello?!?!"</text:p>
          </table:table-cell>
        </table:table-row>
      </table:table>
      <text:p text:style-name="Text_20_body"><text:span text:style-name="T43">　　</text:span>lambda的另一个用途是作为一个生成函数的函数的一个结果：</text:p>
      <table:table table:name="表格59" table:style-name="表格59">
        <table:table-column table:style-name="表格59.A"/>
        <table:table-row>
          <table:table-cell table:style-name="表格59.A1" office:value-type="string">
            <table:table table:name="表格60" table:style-name="表格60">
              <table:table-column table:style-name="表格60.A"/>
              <table:table-row>
                <table:table-cell table:style-name="表格60.A1" office:value-type="string">
                  <text:p text:style-name="Table_20_Contents">(define (make-add-suffix s2)</text:p>
                </table:table-cell>
              </table:table-row>
              <table:table-row>
                <table:table-cell table:style-name="表格60.A1" office:value-type="string">
                  <text:p text:style-name="Table_20_Contents">  (lambda (s) (string-append s s2)))</text:p>
                </table:table-cell>
              </table:table-row>
            </table:table>
            <text:p text:style-name="P1"/>
          </table:table-cell>
        </table:table-row>
        <table:table-row>
          <table:table-cell table:style-name="表格59.A1" office:value-type="string">
            <text:p text:style-name="Table_20_Contents"> </text:p>
            <table:table table:name="表格61" table:style-name="表格61">
              <table:table-column table:style-name="表格61.A"/>
              <table:table-row>
                <table:table-cell table:style-name="表格61.A1" office:value-type="string">
                  <text:p text:style-name="Table_20_Contents">&gt; (twice (make-add-suffix "!") "hello")</text:p>
                </table:table-cell>
              </table:table-row>
              <table:table-row>
                <table:table-cell table:style-name="表格61.A1" office:value-type="string">
                  <text:p text:style-name="P2">"hello!!"</text:p>
                </table:table-cell>
              </table:table-row>
              <table:table-row>
                <table:table-cell table:style-name="表格61.A1" office:value-type="string">
                  <text:p text:style-name="Table_20_Contents">&gt; (twice (make-add-suffix "?!") "hello")</text:p>
                </table:table-cell>
              </table:table-row>
              <table:table-row>
                <table:table-cell table:style-name="表格61.A1" office:value-type="string">
                  <text:p text:style-name="P2"><text:soft-page-break/>"hello?!?!"</text:p>
                </table:table-cell>
              </table:table-row>
              <table:table-row>
                <table:table-cell table:style-name="表格61.A1" office:value-type="string">
                  <text:p text:style-name="Table_20_Contents">&gt; (twice (make-add-suffix "...") "hello")</text:p>
                </table:table-cell>
              </table:table-row>
              <table:table-row>
                <table:table-cell table:style-name="表格61.A1" office:value-type="string">
                  <text:p text:style-name="P2">"hello......"</text:p>
                </table:table-cell>
              </table:table-row>
            </table:table>
            <text:p text:style-name="Table_20_Contents"/>
          </table:table-cell>
        </table:table-row>
        <table:table-row>
          <table:table-cell table:style-name="表格59.A1" office:value-type="string">
            <text:p text:style-name="P1"/>
          </table:table-cell>
        </table:table-row>
      </table:table>
      <text:p text:style-name="Text_20_body"><text:span text:style-name="T43">　　</text:span>Racket是一个<text:span text:style-name="T19">词法作用域（</text:span><text:span text:style-name="T2">lexically scoped</text:span><text:span text:style-name="T19">）</text:span>语言，这意味着函数中的s2总是通过make-add-suffix引用创建该函数调用的参数返回。换句话说，lambda生成的函数“记住”了右边的s2：</text:p>
      <table:table table:name="表格62" table:style-name="表格62">
        <table:table-column table:style-name="表格62.A"/>
        <table:table-row>
          <table:table-cell table:style-name="表格62.A1" office:value-type="string">
            <text:p text:style-name="Table_20_Contents">&gt; (define louder (make-add-suffix "!"))</text:p>
          </table:table-cell>
        </table:table-row>
        <table:table-row>
          <table:table-cell table:style-name="表格62.A1" office:value-type="string">
            <text:p text:style-name="Table_20_Contents">&gt; (define less-sure (make-add-suffix "?"))</text:p>
          </table:table-cell>
        </table:table-row>
        <table:table-row>
          <table:table-cell table:style-name="表格62.A1" office:value-type="string">
            <text:p text:style-name="Table_20_Contents">&gt; (twice less-sure "really")</text:p>
          </table:table-cell>
        </table:table-row>
        <table:table-row>
          <table:table-cell table:style-name="表格62.A1" office:value-type="string">
            <text:p text:style-name="P2">"really??"</text:p>
          </table:table-cell>
        </table:table-row>
        <table:table-row>
          <table:table-cell table:style-name="表格62.A1" office:value-type="string">
            <text:p text:style-name="Table_20_Contents">&gt; (twice louder "really")</text:p>
          </table:table-cell>
        </table:table-row>
        <table:table-row>
          <table:table-cell table:style-name="表格62.A1" office:value-type="string">
            <text:p text:style-name="P2">"really!!"</text:p>
          </table:table-cell>
        </table:table-row>
      </table:table>
      <text:p text:style-name="Text_20_body"><text:span text:style-name="T43">　　</text:span>我们有了对表(define ‹<text:span text:style-name="T2">id</text:span>› ‹<text:span text:style-name="T2">expr</text:span>›)的定义的一定程度的引用作为“非函数定义（non-function definitions）“。这种表征是误导性的，因为‹<text:span text:style-name="T2">expr</text:span>›可以是一个lambda表，在这种情况下，定义与使用“函数（function）”定义表是等价的。例如，下面两个louder的定义是等价的：</text:p>
      <table:table table:name="表格63" table:style-name="表格63">
        <table:table-column table:style-name="表格63.A"/>
        <table:table-row>
          <table:table-cell table:style-name="表格63.A1" office:value-type="string">
            <table:table table:name="表格64" table:style-name="表格64">
              <table:table-column table:style-name="表格64.A"/>
              <table:table-row>
                <table:table-cell table:style-name="表格64.A1" office:value-type="string">
                  <text:p text:style-name="Table_20_Contents">(define (louder s)</text:p>
                </table:table-cell>
              </table:table-row>
              <table:table-row>
                <table:table-cell table:style-name="表格64.A1" office:value-type="string">
                  <text:p text:style-name="Table_20_Contents">  (string-append s "!"))</text:p>
                </table:table-cell>
              </table:table-row>
              <table:table-row>
                <table:table-cell table:style-name="表格64.A1" office:value-type="string">
                  <text:p text:style-name="Table_20_Contents"> </text:p>
                </table:table-cell>
              </table:table-row>
              <table:table-row>
                <table:table-cell table:style-name="表格64.A1" office:value-type="string">
                  <text:p text:style-name="Table_20_Contents">(define louder</text:p>
                </table:table-cell>
              </table:table-row>
              <table:table-row>
                <table:table-cell table:style-name="表格64.A1" office:value-type="string">
                  <text:p text:style-name="Table_20_Contents">  (lambda (s)</text:p>
                </table:table-cell>
              </table:table-row>
              <table:table-row>
                <table:table-cell table:style-name="表格64.A1" office:value-type="string">
                  <text:p text:style-name="Table_20_Contents">    (string-append s "!")))</text:p>
                </table:table-cell>
              </table:table-row>
            </table:table>
            <text:p text:style-name="P1"/>
          </table:table-cell>
        </table:table-row>
        <table:table-row>
          <table:table-cell table:style-name="表格63.A1" office:value-type="string">
            <text:p text:style-name="Table_20_Contents"> </text:p>
            <table:table table:name="表格65" table:style-name="表格65">
              <table:table-column table:style-name="表格65.A"/>
              <table:table-row>
                <table:table-cell table:style-name="表格65.A1" office:value-type="string">
                  <text:p text:style-name="Table_20_Contents">&gt; louder</text:p>
                </table:table-cell>
              </table:table-row>
              <table:table-row>
                <table:table-cell table:style-name="表格65.A1" office:value-type="string">
                  <text:p text:style-name="P2">#&lt;procedure:louder&gt;</text:p>
                </table:table-cell>
              </table:table-row>
            </table:table>
            <text:p text:style-name="Table_20_Contents"/>
          </table:table-cell>
        </table:table-row>
        <table:table-row>
          <table:table-cell table:style-name="表格63.A1" office:value-type="string">
            <text:p text:style-name="P1"/>
          </table:table-cell>
        </table:table-row>
      </table:table>
      <text:p text:style-name="Text_20_body"><text:span text:style-name="T43">　　</text:span>注意，对第二例子中louder的表达式是用lambda写成的“匿名”函数，但如果可能的话，无论如何，编译器推断出一个名称以使打印和错误报告尽可能地提供信息。</text:p>
      <text:h text:style-name="Heading_20_5" text:outline-level="5">2.2.8<text:span text:style-name="Teletype"> </text:span><text:bookmark text:name="(part._local-binding-intro)"/>用define、let和let*实现局部绑定</text:h>
      <text:p text:style-name="Text_20_body"><text:span text:style-name="T43">　　</text:span>现在是在我们的Racket语法中收回另一个简化的时候了。在一个函数的主体中，定义可以出现在函数主体表达式之前：</text:p>
      <text:p text:style-name="P4"><text:span text:style-name="T43">　　</text:span><text:span text:style-name="T4"><draw:frame draw:style-name="fr1" draw:name="图像13" text:anchor-type="as-char" svg:width="0.635cm" svg:height="0.635cm" draw:z-index="12"><draw:image xlink:href="Pictures/100002010000001800000018068AC811C273C3D0.png" xlink:type="simple" xlink:show="embed" xlink:actuate="onLoad" loext:mime-type="image/png"/><svg:title>+</svg:title></draw:frame></text:span><text:a xlink:type="simple" xlink:href="../../../RacketProg/racket6.12/pkgs/racket-doc/scribblings/guide/guide/define.html#%28part._intdefs%29" text:style-name="Internet_20_link" text:visited-style-name="Visited_20_Internet_20_Link"><text:span text:style-name="T4">内部定义</text:span></text:a><text:span text:style-name="T4"> </text:span><text:span text:style-name="T17">（在指南的后面部分）有关于</text:span><text:span text:style-name="T4">局部（内部）定义</text:span><text:span text:style-name="T17">的详细描述</text:span></text:p>
      <table:table table:name="表格66" table:style-name="表格66">
        <table:table-column table:style-name="表格66.A"/>
        <table:table-row>
          <table:table-cell table:style-name="表格66.A1" office:value-type="string">
            <text:p text:style-name="Table_20_Contents">( define ( ‹<text:span text:style-name="T2">id</text:span>› ‹<text:span text:style-name="T2">id</text:span>›* ) ‹<text:span text:style-name="T2">definition</text:span>›* ‹<text:span text:style-name="T2">expr</text:span>›+ )</text:p>
          </table:table-cell>
        </table:table-row>
        <table:table-row>
          <table:table-cell table:style-name="表格66.A1" office:value-type="string">
            <text:p text:style-name="Table_20_Contents">( lambda ( ‹<text:span text:style-name="T2">id</text:span>›* ) ‹<text:span text:style-name="T2">definition</text:span>›* ‹<text:span text:style-name="T2">expr</text:span>›+ )</text:p>
          </table:table-cell>
        </table:table-row>
      </table:table>
      <text:p text:style-name="Text_20_body"><text:span text:style-name="T44">　　</text:span>在一个函数主体的开始的定义对这个函数主体来说是局部的。</text:p>
      <text:p text:style-name="Text_20_body">例子<text:span text:style-name="T44">：</text:span></text:p>
      <table:table table:name="表格67" table:style-name="表格67">
        <table:table-column table:style-name="表格67.A"/>
        <table:table-row>
          <table:table-cell table:style-name="表格67.A1" office:value-type="string">
            <table:table table:name="表格68" table:style-name="表格68">
              <table:table-column table:style-name="表格68.A"/>
              <table:table-row>
                <table:table-cell table:style-name="表格68.A1" office:value-type="string">
                  <text:p text:style-name="Table_20_Contents">(define (converse s)</text:p>
                </table:table-cell>
              </table:table-row>
              <table:table-row>
                <table:table-cell table:style-name="表格68.A1" office:value-type="string">
                  <text:p text:style-name="Table_20_Contents"><text:soft-page-break/>  (define (starts? s2) ; local to converse</text:p>
                </table:table-cell>
              </table:table-row>
              <table:table-row>
                <table:table-cell table:style-name="表格68.A1" office:value-type="string">
                  <text:p text:style-name="Table_20_Contents">    (define len2 (string-length s2))  ; local to starts?</text:p>
                </table:table-cell>
              </table:table-row>
              <table:table-row>
                <table:table-cell table:style-name="表格68.A1" office:value-type="string">
                  <text:p text:style-name="Table_20_Contents">    (and (&gt;= (string-length s) len2)</text:p>
                </table:table-cell>
              </table:table-row>
              <table:table-row>
                <table:table-cell table:style-name="表格68.A1" office:value-type="string">
                  <text:p text:style-name="Table_20_Contents">         (equal? s2 (substring s 0 len2))))</text:p>
                </table:table-cell>
              </table:table-row>
              <table:table-row>
                <table:table-cell table:style-name="表格68.A1" office:value-type="string">
                  <text:p text:style-name="Table_20_Contents">  (cond</text:p>
                </table:table-cell>
              </table:table-row>
              <table:table-row>
                <table:table-cell table:style-name="表格68.A1" office:value-type="string">
                  <text:p text:style-name="Table_20_Contents">   [(starts? "hello") "hi!"]</text:p>
                </table:table-cell>
              </table:table-row>
              <table:table-row>
                <table:table-cell table:style-name="表格68.A1" office:value-type="string">
                  <text:p text:style-name="Table_20_Contents">   [(starts? "goodbye") "bye!"]</text:p>
                </table:table-cell>
              </table:table-row>
              <table:table-row>
                <table:table-cell table:style-name="表格68.A1" office:value-type="string">
                  <text:p text:style-name="Table_20_Contents">   [else "huh?"]))</text:p>
                </table:table-cell>
              </table:table-row>
              <table:table-row>
                <table:table-cell table:style-name="表格68.A1" office:value-type="string">
                  <text:p text:style-name="P1"/>
                </table:table-cell>
              </table:table-row>
            </table:table>
            <text:p text:style-name="P1"/>
          </table:table-cell>
        </table:table-row>
        <table:table-row>
          <table:table-cell table:style-name="表格67.A1" office:value-type="string">
            <text:p text:style-name="Table_20_Contents">&gt; (converse "hello!")</text:p>
          </table:table-cell>
        </table:table-row>
        <table:table-row>
          <table:table-cell table:style-name="表格67.A1" office:value-type="string">
            <text:p text:style-name="P2">"hi!"</text:p>
          </table:table-cell>
        </table:table-row>
        <table:table-row>
          <table:table-cell table:style-name="表格67.A1" office:value-type="string">
            <text:p text:style-name="Table_20_Contents">&gt; (converse "urp")</text:p>
          </table:table-cell>
        </table:table-row>
        <table:table-row>
          <table:table-cell table:style-name="表格67.A1" office:value-type="string">
            <text:p text:style-name="P2">"huh?"</text:p>
          </table:table-cell>
        </table:table-row>
        <table:table-row>
          <table:table-cell table:style-name="表格67.A1" office:value-type="string">
            <text:p text:style-name="Table_20_Contents">&gt; starts? ; outside of converse, so...</text:p>
          </table:table-cell>
        </table:table-row>
        <table:table-row>
          <table:table-cell table:style-name="表格67.A1" office:value-type="string">
            <text:p text:style-name="P2">starts?: undefined;</text:p>
          </table:table-cell>
        </table:table-row>
        <table:table-row>
          <table:table-cell table:style-name="表格67.A1" office:value-type="string">
            <text:p text:style-name="P2"> cannot reference undefined identifier</text:p>
          </table:table-cell>
        </table:table-row>
      </table:table>
      <text:p text:style-name="Text_20_body"><text:span text:style-name="T45">　　</text:span>创建局部绑定的另一种方法是let表。let的一个优势是它可以在任何表达式位置使用。另外，let可以一次绑定多个标识符，而不是每个标识符都需要一个单独的define。</text:p>
      <text:p text:style-name="P4"><text:span text:style-name="T45">　　</text:span><text:span text:style-name="T4"><draw:frame draw:style-name="fr1" draw:name="图像14" text:anchor-type="as-char" svg:width="0.635cm" svg:height="0.635cm" draw:z-index="13"><draw:image xlink:href="Pictures/100002010000001800000018068AC811C273C3D0.png" xlink:type="simple" xlink:show="embed" xlink:actuate="onLoad" loext:mime-type="image/png"/><svg:title>+</svg:title></draw:frame></text:span><text:a xlink:type="simple" xlink:href="../../../RacketProg/racket6.12/pkgs/racket-doc/scribblings/guide/guide/define.html#%28part._intdefs%29" text:style-name="Internet_20_link" text:visited-style-name="Visited_20_Internet_20_Link"><text:span text:style-name="T4">内部定义</text:span></text:a><text:span text:style-name="T4"> </text:span><text:span text:style-name="T18">（在指南的后面部分）有关于</text:span><text:span text:style-name="T4">let</text:span><text:span text:style-name="T18">和</text:span><text:span text:style-name="T4">let*</text:span><text:span text:style-name="T18">的详细描述。</text:span></text:p>
      <text:p text:style-name="Quotations">( let ( {[ ‹<text:span text:style-name="T2">id</text:span>› ‹<text:span text:style-name="T2">expr</text:span>› ]}* ) ‹<text:span text:style-name="T2">expr</text:span>›+ )</text:p>
      <text:p text:style-name="Text_20_body"><text:span text:style-name="T46">　　</text:span>每个绑定从句是一个‹<text:span text:style-name="T2">id</text:span>›和一个‹<text:span text:style-name="T2">expr</text:span>›通过方括号包围，并且这个从句之后的表达式是let的主体。在每一个从句里，为了在主题中的使用，该‹<text:span text:style-name="T2">id</text:span>›被绑定到‹<text:span text:style-name="T2">expr</text:span>›的结果。</text:p>
      <table:table table:name="表格69" table:style-name="表格69">
        <table:table-column table:style-name="表格69.A"/>
        <table:table-row>
          <table:table-cell table:style-name="表格69.A1" office:value-type="string">
            <table:table table:name="表格70" table:style-name="表格70">
              <table:table-column table:style-name="表格70.A"/>
              <table:table-row>
                <table:table-cell table:style-name="表格70.A1" office:value-type="string">
                  <text:p text:style-name="Table_20_Contents">&gt; (let ([x (random 4)]</text:p>
                </table:table-cell>
              </table:table-row>
              <table:table-row>
                <table:table-cell table:style-name="表格70.A1" office:value-type="string">
                  <text:p text:style-name="Table_20_Contents">        [o (random 4)])</text:p>
                </table:table-cell>
              </table:table-row>
              <table:table-row>
                <table:table-cell table:style-name="表格70.A1" office:value-type="string">
                  <text:p text:style-name="Table_20_Contents">    (cond</text:p>
                </table:table-cell>
              </table:table-row>
              <table:table-row>
                <table:table-cell table:style-name="表格70.A1" office:value-type="string">
                  <text:p text:style-name="Table_20_Contents">     [(&gt; x o) "X wins"]</text:p>
                </table:table-cell>
              </table:table-row>
              <table:table-row>
                <table:table-cell table:style-name="表格70.A1" office:value-type="string">
                  <text:p text:style-name="Table_20_Contents">     [(&gt; o x) "O wins"]</text:p>
                </table:table-cell>
              </table:table-row>
              <table:table-row>
                <table:table-cell table:style-name="表格70.A1" office:value-type="string">
                  <text:p text:style-name="Table_20_Contents">     [else "cat's game"]))</text:p>
                </table:table-cell>
              </table:table-row>
            </table:table>
            <text:p text:style-name="P1"/>
          </table:table-cell>
        </table:table-row>
        <table:table-row>
          <table:table-cell table:style-name="表格69.A1" office:value-type="string">
            <text:p text:style-name="P2">"O wins"</text:p>
          </table:table-cell>
        </table:table-row>
      </table:table>
      <text:p text:style-name="Text_20_body"><text:span text:style-name="T46">　　</text:span>一个let表的绑定仅在let的主体中可用，因此绑定从句不能互相引用。相比之下，let*表允许后面的从句使用更早的绑定：</text:p>
      <table:table table:name="表格71" table:style-name="表格71">
        <table:table-column table:style-name="表格71.A"/>
        <table:table-row>
          <table:table-cell table:style-name="表格71.A1" office:value-type="string">
            <table:table table:name="表格72" table:style-name="表格72">
              <table:table-column table:style-name="表格72.A"/>
              <table:table-row>
                <table:table-cell table:style-name="表格72.A1" office:value-type="string">
                  <text:p text:style-name="Table_20_Contents">&gt; (let* ([x (random 4)]</text:p>
                </table:table-cell>
              </table:table-row>
              <table:table-row>
                <table:table-cell table:style-name="表格72.A1" office:value-type="string">
                  <text:p text:style-name="Table_20_Contents">         [o (random 4)]</text:p>
                </table:table-cell>
              </table:table-row>
              <table:table-row>
                <table:table-cell table:style-name="表格72.A1" office:value-type="string">
                  <text:p text:style-name="Table_20_Contents">         [diff (number-&gt;string (abs (- x o)))])</text:p>
                </table:table-cell>
              </table:table-row>
              <table:table-row>
                <table:table-cell table:style-name="表格72.A1" office:value-type="string">
                  <text:p text:style-name="Table_20_Contents">    (cond</text:p>
                </table:table-cell>
              </table:table-row>
              <table:table-row>
                <table:table-cell table:style-name="表格72.A1" office:value-type="string">
                  <text:p text:style-name="Table_20_Contents">     [(&gt; x o) (string-append "X wins by " diff)]</text:p>
                </table:table-cell>
              </table:table-row>
              <table:table-row>
                <table:table-cell table:style-name="表格72.A1" office:value-type="string">
                  <text:p text:style-name="Table_20_Contents">     [(&gt; o x) (string-append "O wins by " diff)]</text:p>
                </table:table-cell>
              </table:table-row>
              <table:table-row>
                <table:table-cell table:style-name="表格72.A1" office:value-type="string">
                  <text:p text:style-name="Table_20_Contents">     [else "cat's game"]))</text:p>
                </table:table-cell>
              </table:table-row>
            </table:table>
            <text:p text:style-name="P1"/>
          </table:table-cell>
        </table:table-row>
        <table:table-row>
          <table:table-cell table:style-name="表格71.A1" office:value-type="string">
            <text:p text:style-name="P2">"O wins by 1"</text:p>
          </table:table-cell>
        </table:table-row>
      </table:table>
      <text:p text:style-name="Standard"/>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思源黑体 Regular1" svg:font-family="'思源黑体 Regular'"/>
    <style:font-face style:name="Liberation Mono" svg:font-family="'Liberation Mono'" style:font-family-generic="modern" style:font-pitch="fixed"/>
    <style:font-face style:name="新宋体" svg:font-family="新宋体"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宋体" svg:font-family="宋体" style:font-family-generic="system" style:font-pitch="variable"/>
    <style:font-face style:name="微软雅黑" svg:font-family="微软雅黑" style:font-family-generic="system" style:font-pitch="variable"/>
    <style:font-face style:name="思源黑体 Regular" svg:font-family="'思源黑体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宋体" style:font-size-asian="12pt" style:language-asian="zh" style:country-asian="CN" style:font-name-complex="思源黑体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宋体" style:font-size-asian="12pt" style:language-asian="zh" style:country-asian="CN" style:font-name-complex="思源黑体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思源黑体 Regular" style:font-family-complex="'思源黑体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思源黑体 Regular1" style:font-family-complex="'思源黑体 Regul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思源黑体 Regular1" style:font-family-complex="'思源黑体 Regular'" style:font-size-complex="12pt" style:font-style-complex="italic"/>
    </style:style>
    <style:style style:name="Index" style:family="paragraph" style:parent-style-name="Standard" style:class="index">
      <style:paragraph-properties text:number-lines="false" text:line-number="0"/>
      <style:text-properties style:font-name-complex="思源黑体 Regular1" style:font-family-complex="'思源黑体 Regular'"/>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宋体" style:font-family-asian="宋体" style:font-family-generic-asian="system" style:font-pitch-asian="variable" style:font-size-asian="18pt" style:font-weight-asian="bold" style:font-name-complex="思源黑体 Regular" style:font-family-complex="'思源黑体 Regular'"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宋体" style:font-family-asian="宋体" style:font-family-generic-asian="system" style:font-pitch-asian="variable" style:font-size-asian="14pt" style:font-weight-asian="bold" style:font-name-complex="思源黑体 Regular" style:font-family-complex="'思源黑体 Regular'"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宋体" style:font-family-asian="宋体" style:font-family-generic-asian="system" style:font-pitch-asian="variable" style:font-size-asian="12pt" style:font-weight-asian="bold" style:font-name-complex="思源黑体 Regular" style:font-family-complex="'思源黑体 Regular'"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宋体" style:font-family-asian="宋体" style:font-family-generic-asian="system" style:font-pitch-asian="variable" style:font-size-asian="10pt" style:font-weight-asian="bold" style:font-name-complex="思源黑体 Regular" style:font-family-complex="'思源黑体 Regular'"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新宋体" style:font-family-asian="新宋体"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2T14:29:34.891293193</meta:creation-date>
    <dc:date>2018-05-12T15:07:10.730699364</dc:date>
    <meta:editing-duration>PT37M25S</meta:editing-duration>
    <meta:editing-cycles>29</meta:editing-cycles>
    <meta:generator>LibreOffice/5.4.4.2$Linux_X86_64 LibreOffice_project/40m0$Build-2</meta:generator>
    <meta:document-statistic meta:table-count="72" meta:image-count="14" meta:object-count="0" meta:page-count="31" meta:paragraph-count="747" meta:word-count="8773" meta:character-count="20104" meta:non-whitespace-character-count="15993"/>
  </office:meta>
</office:document-meta>
</file>